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2cm"/>
    </style:style>
    <style:style style:name="co2" style:family="table-column">
      <style:table-column-properties fo:break-before="auto" style:column-width="0.815cm"/>
    </style:style>
    <style:style style:name="co3" style:family="table-column">
      <style:table-column-properties fo:break-before="auto" style:column-width="1.106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0.489cm"/>
    </style:style>
    <style:style style:name="co7" style:family="table-column">
      <style:table-column-properties fo:break-before="auto" style:column-width="0.924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1.579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542cm"/>
    </style:style>
    <style:style style:name="co13" style:family="table-column">
      <style:table-column-properties fo:break-before="auto" style:column-width="0.88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0.63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394cm"/>
    </style:style>
    <style:style style:name="co19" style:family="table-column">
      <style:table-column-properties fo:break-before="auto" style:column-width="2.45cm"/>
    </style:style>
    <style:style style:name="co20" style:family="table-column">
      <style:table-column-properties fo:break-before="auto" style:column-width="3.357cm"/>
    </style:style>
    <style:style style:name="co21" style:family="table-column">
      <style:table-column-properties fo:break-before="auto" style:column-width="1.0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D_Data" table:style-name="ta1">
        <table:shapes>
          <draw:frame draw:z-index="0" draw:style-name="gr1" draw:text-style-name="P1" svg:width="51.181cm" svg:height="9.004cm" svg:x="0.191cm" svg:y="27.359cm">
            <draw:object draw:notify-on-update-of-ranges="PID_Data.AI1:PID_Data.AI118 PID_Data.C1:PID_Data.H1 PID_Data.J1:PID_Data.J59 PID_Data.AI1:PID_Data.AI59 PID_Data.B1:PID_Data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0.952cm" svg:height="8.993cm" svg:x="0.258cm" svg:y="36.615cm">
            <draw:object draw:notify-on-update-of-ranges="PID_Data.AI1:PID_Data.AI59 PID_Data.T1:PID_Data.T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0.952cm" svg:height="8.993cm" svg:x="0.258cm" svg:y="46.097cm">
            <draw:object draw:notify-on-update-of-ranges="PID_Data.AI1:PID_Data.AI59 PID_Data.C1:PID_Data.D1 PID_Data.V1:PID_Data.V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0.952cm" svg:height="8.993cm" svg:x="0.099cm" svg:y="55.392cm">
            <draw:object draw:notify-on-update-of-ranges="PID_Data.AI1:PID_Data.AI59 PID_Data.E1:PID_Data.F1 PID_Data.X1:PID_Data.X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0.952cm" svg:height="8.993cm" svg:x="0cm" svg:y="64.838cm">
            <draw:object draw:notify-on-update-of-ranges="PID_Data.AI1:PID_Data.AI59 PID_Data.G1:PID_Data.H1 PID_Data.Z1:PID_Data.Z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3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8" table:default-cell-style-name="Default"/>
        <table:table-column table:style-name="co10" table:default-cell-style-name="ce1"/>
        <table:table-column table:style-name="co11" table:default-cell-style-name="Default"/>
        <table:table-column table:style-name="co7" table:default-cell-style-name="ce1"/>
        <table:table-column table:style-name="co11" table:default-cell-style-name="Default"/>
        <table:table-column table:style-name="co12" table:default-cell-style-name="ce1"/>
        <table:table-column table:style-name="co11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default-cell-style-name="ce1"/>
        <table:table-column table:style-name="co16" table:default-cell-style-name="Default"/>
        <table:table-column table:style-name="co6" table:default-cell-style-name="ce1"/>
        <table:table-column table:style-name="co14" table:default-cell-style-name="Default"/>
        <table:table-column table:style-name="co15" table:default-cell-style-name="ce1"/>
        <table:table-column table:style-name="co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1"/>
        <table:table-column table:style-name="co8" table:default-cell-style-name="Default"/>
        <table:table-column table:style-name="co20" table:default-cell-style-name="ce1"/>
        <table:table-column table:style-name="co10" table:default-cell-style-name="Default"/>
        <table:table-column table:style-name="co21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0242841" calcext:value-type="float">
            <text:p>0.0242841</text:p>
          </table:table-cell>
          <table:table-cell office:value-type="string" calcext:value-type="string">
            <text:p>IST_alt:</text:p>
          </table:table-cell>
          <table:table-cell office:value-type="float" office:value="0.0242841" calcext:value-type="float">
            <text:p>0.0242841</text:p>
          </table:table-cell>
          <table:table-cell office:value-type="string" calcext:value-type="string">
            <text:p>e_t_SUMME:</text:p>
          </table:table-cell>
          <table:table-cell office:value-type="float" office:value="0.575716" calcext:value-type="float">
            <text:p>0.575716</text:p>
          </table:table-cell>
          <table:table-cell office:value-type="string" calcext:value-type="string">
            <text:p>e_t:</text:p>
          </table:table-cell>
          <table:table-cell office:value-type="float" office:value="0.575716" calcext:value-type="float">
            <text:p>0.575716</text:p>
          </table:table-cell>
          <table:table-cell office:value-type="string" calcext:value-type="string">
            <text:p>e_t_alt:</text:p>
          </table:table-cell>
          <table:table-cell office:value-type="float" office:value="0.575716" calcext:value-type="float">
            <text:p>0.575716</text:p>
          </table:table-cell>
          <table:table-cell office:value-type="string" calcext:value-type="string">
            <text:p>y_t:</text:p>
          </table:table-cell>
          <table:table-cell office:value-type="float" office:value="-29.6177" calcext:value-type="float">
            <text:p>-29.6177</text:p>
          </table:table-cell>
          <table:table-cell office:value-type="string" calcext:value-type="string">
            <text:p>P:</text:p>
          </table:table-cell>
          <table:table-cell office:value-type="float" office:value="-8.63574" calcext:value-type="float">
            <text:p>-8.63574</text:p>
          </table:table-cell>
          <table:table-cell office:value-type="string" calcext:value-type="string">
            <text:p>I:</text:p>
          </table:table-cell>
          <table:table-cell office:value-type="float" office:value="-3.87502" calcext:value-type="float">
            <text:p>-3.87502</text:p>
          </table:table-cell>
          <table:table-cell office:value-type="string" calcext:value-type="string">
            <text:p>D:</text:p>
          </table:table-cell>
          <table:table-cell office:value-type="float" office:value="-17.107" calcext:value-type="float">
            <text:p>-17.107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-0.00217135" calcext:value-type="float">
            <text:p>-0.00217135</text:p>
          </table:table-cell>
          <table:table-cell office:value-type="string" calcext:value-type="string">
            <text:p>Force_Average_Y:</text:p>
          </table:table-cell>
          <table:table-cell office:value-type="float" office:value="0.0242841" calcext:value-type="float">
            <text:p>0.0242841</text:p>
          </table:table-cell>
          <table:table-cell office:value-type="string" calcext:value-type="string">
            <text:p>Force_Average_Z:</text:p>
          </table:table-cell>
          <table:table-cell office:value-type="float" office:value="2.61607E-018" calcext:value-type="float">
            <text:p>2.61607E-18</text:p>
          </table:table-cell>
          <table:table-cell office:value-type="string" calcext:value-type="string">
            <text:p>time:</text:p>
          </table:table-cell>
          <table:table-cell office:value-type="float" office:value="0.336579" calcext:value-type="float">
            <text:p>0.336579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17044" calcext:value-type="float">
            <text:p>0.717044</text:p>
          </table:table-cell>
          <table:table-cell office:value-type="string" calcext:value-type="string">
            <text:p>IST_alt:</text:p>
          </table:table-cell>
          <table:table-cell office:value-type="float" office:value="0.717044" calcext:value-type="float">
            <text:p>0.717044</text:p>
          </table:table-cell>
          <table:table-cell office:value-type="string" calcext:value-type="string">
            <text:p>e_t_SUMME:</text:p>
          </table:table-cell>
          <table:table-cell office:value-type="float" office:value="0.458672" calcext:value-type="float">
            <text:p>0.458672</text:p>
          </table:table-cell>
          <table:table-cell office:value-type="string" calcext:value-type="string">
            <text:p>e_t:</text:p>
          </table:table-cell>
          <table:table-cell office:value-type="float" office:value="-0.117044" calcext:value-type="float">
            <text:p>-0.117044</text:p>
          </table:table-cell>
          <table:table-cell office:value-type="string" calcext:value-type="string">
            <text:p>e_t_alt:</text:p>
          </table:table-cell>
          <table:table-cell office:value-type="float" office:value="-0.117044" calcext:value-type="float">
            <text:p>-0.117044</text:p>
          </table:table-cell>
          <table:table-cell office:value-type="string" calcext:value-type="string">
            <text:p>y_t:</text:p>
          </table:table-cell>
          <table:table-cell office:value-type="float" office:value="19.2533" calcext:value-type="float">
            <text:p>19.2533</text:p>
          </table:table-cell>
          <table:table-cell office:value-type="string" calcext:value-type="string">
            <text:p>P:</text:p>
          </table:table-cell>
          <table:table-cell office:value-type="float" office:value="1.75566" calcext:value-type="float">
            <text:p>1.75566</text:p>
          </table:table-cell>
          <table:table-cell office:value-type="string" calcext:value-type="string">
            <text:p>I:</text:p>
          </table:table-cell>
          <table:table-cell office:value-type="float" office:value="-3.08722" calcext:value-type="float">
            <text:p>-3.08722</text:p>
          </table:table-cell>
          <table:table-cell office:value-type="string" calcext:value-type="string">
            <text:p>D:</text:p>
          </table:table-cell>
          <table:table-cell office:value-type="float" office:value="20.5848" calcext:value-type="float">
            <text:p>20.5848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214782" calcext:value-type="float">
            <text:p>0.214782</text:p>
          </table:table-cell>
          <table:table-cell office:value-type="string" calcext:value-type="string">
            <text:p>Force_Average_Y:</text:p>
          </table:table-cell>
          <table:table-cell office:value-type="float" office:value="0.717044" calcext:value-type="float">
            <text:p>0.717044</text:p>
          </table:table-cell>
          <table:table-cell office:value-type="string" calcext:value-type="string">
            <text:p>Force_Average_Z:</text:p>
          </table:table-cell>
          <table:table-cell office:value-type="float" office:value="3.71398E-018" calcext:value-type="float">
            <text:p>3.71398E-18</text:p>
          </table:table-cell>
          <table:table-cell office:value-type="string" calcext:value-type="string">
            <text:p>time:</text:p>
          </table:table-cell>
          <table:table-cell office:value-type="float" office:value="0.674146" calcext:value-type="float">
            <text:p>0.674146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-0.513605" calcext:value-type="float">
            <text:p>-0.513605</text:p>
          </table:table-cell>
          <table:table-cell office:value-type="string" calcext:value-type="string">
            <text:p>IST_alt:</text:p>
          </table:table-cell>
          <table:table-cell office:value-type="float" office:value="-0.513605" calcext:value-type="float">
            <text:p>-0.513605</text:p>
          </table:table-cell>
          <table:table-cell office:value-type="string" calcext:value-type="string">
            <text:p>e_t_SUMME:</text:p>
          </table:table-cell>
          <table:table-cell office:value-type="float" office:value="1.57228" calcext:value-type="float">
            <text:p>1.57228</text:p>
          </table:table-cell>
          <table:table-cell office:value-type="string" calcext:value-type="string">
            <text:p>e_t:</text:p>
          </table:table-cell>
          <table:table-cell office:value-type="float" office:value="1.11361" calcext:value-type="float">
            <text:p>1.11361</text:p>
          </table:table-cell>
          <table:table-cell office:value-type="string" calcext:value-type="string">
            <text:p>e_t_alt:</text:p>
          </table:table-cell>
          <table:table-cell office:value-type="float" office:value="1.11361" calcext:value-type="float">
            <text:p>1.11361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16.7041" calcext:value-type="float">
            <text:p>-16.7041</text:p>
          </table:table-cell>
          <table:table-cell office:value-type="string" calcext:value-type="string">
            <text:p>I:</text:p>
          </table:table-cell>
          <table:table-cell office:value-type="float" office:value="-10.5827" calcext:value-type="float">
            <text:p>-10.5827</text:p>
          </table:table-cell>
          <table:table-cell office:value-type="string" calcext:value-type="string">
            <text:p>D:</text:p>
          </table:table-cell>
          <table:table-cell office:value-type="float" office:value="-36.5678" calcext:value-type="float">
            <text:p>-36.5678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-0.0609753" calcext:value-type="float">
            <text:p>-0.0609753</text:p>
          </table:table-cell>
          <table:table-cell office:value-type="string" calcext:value-type="string">
            <text:p>Force_Average_Y:</text:p>
          </table:table-cell>
          <table:table-cell office:value-type="float" office:value="-0.513605" calcext:value-type="float">
            <text:p>-0.513605</text:p>
          </table:table-cell>
          <table:table-cell office:value-type="string" calcext:value-type="string">
            <text:p>Force_Average_Z:</text:p>
          </table:table-cell>
          <table:table-cell office:value-type="float" office:value="3.43232E-018" calcext:value-type="float">
            <text:p>3.43232E-18</text:p>
          </table:table-cell>
          <table:table-cell office:value-type="string" calcext:value-type="string">
            <text:p>time:</text:p>
          </table:table-cell>
          <table:table-cell office:value-type="float" office:value="1.01001" calcext:value-type="float">
            <text:p>1.01001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44233" calcext:value-type="float">
            <text:p>0.744233</text:p>
          </table:table-cell>
          <table:table-cell office:value-type="string" calcext:value-type="string">
            <text:p>IST_alt:</text:p>
          </table:table-cell>
          <table:table-cell office:value-type="float" office:value="0.744233" calcext:value-type="float">
            <text:p>0.744233</text:p>
          </table:table-cell>
          <table:table-cell office:value-type="string" calcext:value-type="string">
            <text:p>e_t_SUMME:</text:p>
          </table:table-cell>
          <table:table-cell office:value-type="float" office:value="1.42804" calcext:value-type="float">
            <text:p>1.42804</text:p>
          </table:table-cell>
          <table:table-cell office:value-type="string" calcext:value-type="string">
            <text:p>e_t:</text:p>
          </table:table-cell>
          <table:table-cell office:value-type="float" office:value="-0.144233" calcext:value-type="float">
            <text:p>-0.144233</text:p>
          </table:table-cell>
          <table:table-cell office:value-type="string" calcext:value-type="string">
            <text:p>e_t_alt:</text:p>
          </table:table-cell>
          <table:table-cell office:value-type="float" office:value="-0.144233" calcext:value-type="float">
            <text:p>-0.144233</text:p>
          </table:table-cell>
          <table:table-cell office:value-type="string" calcext:value-type="string">
            <text:p>y_t:</text:p>
          </table:table-cell>
          <table:table-cell office:value-type="float" office:value="29.9273" calcext:value-type="float">
            <text:p>29.9273</text:p>
          </table:table-cell>
          <table:table-cell office:value-type="string" calcext:value-type="string">
            <text:p>P:</text:p>
          </table:table-cell>
          <table:table-cell office:value-type="float" office:value="2.16349" calcext:value-type="float">
            <text:p>2.16349</text:p>
          </table:table-cell>
          <table:table-cell office:value-type="string" calcext:value-type="string">
            <text:p>I:</text:p>
          </table:table-cell>
          <table:table-cell office:value-type="float" office:value="-9.61185" calcext:value-type="float">
            <text:p>-9.61185</text:p>
          </table:table-cell>
          <table:table-cell office:value-type="string" calcext:value-type="string">
            <text:p>D:</text:p>
          </table:table-cell>
          <table:table-cell office:value-type="float" office:value="37.3757" calcext:value-type="float">
            <text:p>37.3757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660384" calcext:value-type="float">
            <text:p>0.660384</text:p>
          </table:table-cell>
          <table:table-cell office:value-type="string" calcext:value-type="string">
            <text:p>Force_Average_Y:</text:p>
          </table:table-cell>
          <table:table-cell office:value-type="float" office:value="0.744233" calcext:value-type="float">
            <text:p>0.744233</text:p>
          </table:table-cell>
          <table:table-cell office:value-type="string" calcext:value-type="string">
            <text:p>Force_Average_Z:</text:p>
          </table:table-cell>
          <table:table-cell office:value-type="float" office:value="3.73934E-018" calcext:value-type="float">
            <text:p>3.73934E-18</text:p>
          </table:table-cell>
          <table:table-cell office:value-type="string" calcext:value-type="string">
            <text:p>time:</text:p>
          </table:table-cell>
          <table:table-cell office:value-type="float" office:value="1.3465" calcext:value-type="float">
            <text:p>1.3465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-0.666009" calcext:value-type="float">
            <text:p>-0.666009</text:p>
          </table:table-cell>
          <table:table-cell office:value-type="string" calcext:value-type="string">
            <text:p>IST_alt:</text:p>
          </table:table-cell>
          <table:table-cell office:value-type="float" office:value="-0.666009" calcext:value-type="float">
            <text:p>-0.666009</text:p>
          </table:table-cell>
          <table:table-cell office:value-type="string" calcext:value-type="string">
            <text:p>e_t_SUMME:</text:p>
          </table:table-cell>
          <table:table-cell office:value-type="float" office:value="2.69405" calcext:value-type="float">
            <text:p>2.69405</text:p>
          </table:table-cell>
          <table:table-cell office:value-type="string" calcext:value-type="string">
            <text:p>e_t:</text:p>
          </table:table-cell>
          <table:table-cell office:value-type="float" office:value="1.26601" calcext:value-type="float">
            <text:p>1.26601</text:p>
          </table:table-cell>
          <table:table-cell office:value-type="string" calcext:value-type="string">
            <text:p>e_t_alt:</text:p>
          </table:table-cell>
          <table:table-cell office:value-type="float" office:value="1.26601" calcext:value-type="float">
            <text:p>1.26601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18.9901" calcext:value-type="float">
            <text:p>-18.9901</text:p>
          </table:table-cell>
          <table:table-cell office:value-type="string" calcext:value-type="string">
            <text:p>I:</text:p>
          </table:table-cell>
          <table:table-cell office:value-type="float" office:value="-18.1331" calcext:value-type="float">
            <text:p>-18.1331</text:p>
          </table:table-cell>
          <table:table-cell office:value-type="string" calcext:value-type="string">
            <text:p>D:</text:p>
          </table:table-cell>
          <table:table-cell office:value-type="float" office:value="-41.9042" calcext:value-type="float">
            <text:p>-41.9042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-0.258726" calcext:value-type="float">
            <text:p>-0.258726</text:p>
          </table:table-cell>
          <table:table-cell office:value-type="string" calcext:value-type="string">
            <text:p>Force_Average_Y:</text:p>
          </table:table-cell>
          <table:table-cell office:value-type="float" office:value="-0.666009" calcext:value-type="float">
            <text:p>-0.666009</text:p>
          </table:table-cell>
          <table:table-cell office:value-type="string" calcext:value-type="string">
            <text:p>Force_Average_Z:</text:p>
          </table:table-cell>
          <table:table-cell office:value-type="float" office:value="3.46228E-018" calcext:value-type="float">
            <text:p>3.46228E-18</text:p>
          </table:table-cell>
          <table:table-cell office:value-type="string" calcext:value-type="string">
            <text:p>time:</text:p>
          </table:table-cell>
          <table:table-cell office:value-type="float" office:value="1.68332" calcext:value-type="float">
            <text:p>1.6833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69505" calcext:value-type="float">
            <text:p>0.69505</text:p>
          </table:table-cell>
          <table:table-cell office:value-type="string" calcext:value-type="string">
            <text:p>IST_alt:</text:p>
          </table:table-cell>
          <table:table-cell office:value-type="float" office:value="0.69505" calcext:value-type="float">
            <text:p>0.69505</text:p>
          </table:table-cell>
          <table:table-cell office:value-type="string" calcext:value-type="string">
            <text:p>e_t_SUMME:</text:p>
          </table:table-cell>
          <table:table-cell office:value-type="float" office:value="2.599" calcext:value-type="float">
            <text:p>2.599</text:p>
          </table:table-cell>
          <table:table-cell office:value-type="string" calcext:value-type="string">
            <text:p>e_t:</text:p>
          </table:table-cell>
          <table:table-cell office:value-type="float" office:value="-0.0950499" calcext:value-type="float">
            <text:p>-0.0950499</text:p>
          </table:table-cell>
          <table:table-cell office:value-type="string" calcext:value-type="string">
            <text:p>e_t_alt:</text:p>
          </table:table-cell>
          <table:table-cell office:value-type="float" office:value="-0.0950499" calcext:value-type="float">
            <text:p>-0.0950499</text:p>
          </table:table-cell>
          <table:table-cell office:value-type="string" calcext:value-type="string">
            <text:p>y_t:</text:p>
          </table:table-cell>
          <table:table-cell office:value-type="float" office:value="24.3752" calcext:value-type="float">
            <text:p>24.3752</text:p>
          </table:table-cell>
          <table:table-cell office:value-type="string" calcext:value-type="string">
            <text:p>P:</text:p>
          </table:table-cell>
          <table:table-cell office:value-type="float" office:value="1.42575" calcext:value-type="float">
            <text:p>1.42575</text:p>
          </table:table-cell>
          <table:table-cell office:value-type="string" calcext:value-type="string">
            <text:p>I:</text:p>
          </table:table-cell>
          <table:table-cell office:value-type="float" office:value="-17.4933" calcext:value-type="float">
            <text:p>-17.4933</text:p>
          </table:table-cell>
          <table:table-cell office:value-type="string" calcext:value-type="string">
            <text:p>D:</text:p>
          </table:table-cell>
          <table:table-cell office:value-type="float" office:value="40.4428" calcext:value-type="float">
            <text:p>40.4428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591423" calcext:value-type="float">
            <text:p>0.591423</text:p>
          </table:table-cell>
          <table:table-cell office:value-type="string" calcext:value-type="string">
            <text:p>Force_Average_Y:</text:p>
          </table:table-cell>
          <table:table-cell office:value-type="float" office:value="0.69505" calcext:value-type="float">
            <text:p>0.69505</text:p>
          </table:table-cell>
          <table:table-cell office:value-type="string" calcext:value-type="string">
            <text:p>Force_Average_Z:</text:p>
          </table:table-cell>
          <table:table-cell office:value-type="float" office:value="3.55308E-018" calcext:value-type="float">
            <text:p>3.55308E-18</text:p>
          </table:table-cell>
          <table:table-cell office:value-type="string" calcext:value-type="string">
            <text:p>time:</text:p>
          </table:table-cell>
          <table:table-cell office:value-type="float" office:value="2.01939" calcext:value-type="float">
            <text:p>2.01939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-0.538119" calcext:value-type="float">
            <text:p>-0.538119</text:p>
          </table:table-cell>
          <table:table-cell office:value-type="string" calcext:value-type="string">
            <text:p>IST_alt:</text:p>
          </table:table-cell>
          <table:table-cell office:value-type="float" office:value="-0.538119" calcext:value-type="float">
            <text:p>-0.538119</text:p>
          </table:table-cell>
          <table:table-cell office:value-type="string" calcext:value-type="string">
            <text:p>e_t_SUMME:</text:p>
          </table:table-cell>
          <table:table-cell office:value-type="float" office:value="3.73712" calcext:value-type="float">
            <text:p>3.73712</text:p>
          </table:table-cell>
          <table:table-cell office:value-type="string" calcext:value-type="string">
            <text:p>e_t:</text:p>
          </table:table-cell>
          <table:table-cell office:value-type="float" office:value="1.13812" calcext:value-type="float">
            <text:p>1.13812</text:p>
          </table:table-cell>
          <table:table-cell office:value-type="string" calcext:value-type="string">
            <text:p>e_t_alt:</text:p>
          </table:table-cell>
          <table:table-cell office:value-type="float" office:value="1.13812" calcext:value-type="float">
            <text:p>1.13812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17.0718" calcext:value-type="float">
            <text:p>-17.0718</text:p>
          </table:table-cell>
          <table:table-cell office:value-type="string" calcext:value-type="string">
            <text:p>I:</text:p>
          </table:table-cell>
          <table:table-cell office:value-type="float" office:value="-25.1538" calcext:value-type="float">
            <text:p>-25.1538</text:p>
          </table:table-cell>
          <table:table-cell office:value-type="string" calcext:value-type="string">
            <text:p>D:</text:p>
          </table:table-cell>
          <table:table-cell office:value-type="float" office:value="-36.6427" calcext:value-type="float">
            <text:p>-36.6427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-0.121557" calcext:value-type="float">
            <text:p>-0.121557</text:p>
          </table:table-cell>
          <table:table-cell office:value-type="string" calcext:value-type="string">
            <text:p>Force_Average_Y:</text:p>
          </table:table-cell>
          <table:table-cell office:value-type="float" office:value="-0.538119" calcext:value-type="float">
            <text:p>-0.538119</text:p>
          </table:table-cell>
          <table:table-cell office:value-type="string" calcext:value-type="string">
            <text:p>Force_Average_Z:</text:p>
          </table:table-cell>
          <table:table-cell office:value-type="float" office:value="3.19145E-018" calcext:value-type="float">
            <text:p>3.19145E-18</text:p>
          </table:table-cell>
          <table:table-cell office:value-type="string" calcext:value-type="string">
            <text:p>time:</text:p>
          </table:table-cell>
          <table:table-cell office:value-type="float" office:value="2.35613" calcext:value-type="float">
            <text:p>2.3561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688267" calcext:value-type="float">
            <text:p>0.688267</text:p>
          </table:table-cell>
          <table:table-cell office:value-type="string" calcext:value-type="string">
            <text:p>IST_alt:</text:p>
          </table:table-cell>
          <table:table-cell office:value-type="float" office:value="0.688267" calcext:value-type="float">
            <text:p>0.688267</text:p>
          </table:table-cell>
          <table:table-cell office:value-type="string" calcext:value-type="string">
            <text:p>e_t_SUMME:</text:p>
          </table:table-cell>
          <table:table-cell office:value-type="float" office:value="3.64886" calcext:value-type="float">
            <text:p>3.64886</text:p>
          </table:table-cell>
          <table:table-cell office:value-type="string" calcext:value-type="string">
            <text:p>e_t:</text:p>
          </table:table-cell>
          <table:table-cell office:value-type="float" office:value="-0.0882665" calcext:value-type="float">
            <text:p>-0.0882665</text:p>
          </table:table-cell>
          <table:table-cell office:value-type="string" calcext:value-type="string">
            <text:p>e_t_alt:</text:p>
          </table:table-cell>
          <table:table-cell office:value-type="float" office:value="-0.0882665" calcext:value-type="float">
            <text:p>-0.0882665</text:p>
          </table:table-cell>
          <table:table-cell office:value-type="string" calcext:value-type="string">
            <text:p>y_t:</text:p>
          </table:table-cell>
          <table:table-cell office:value-type="float" office:value="13.2054" calcext:value-type="float">
            <text:p>13.2054</text:p>
          </table:table-cell>
          <table:table-cell office:value-type="string" calcext:value-type="string">
            <text:p>P:</text:p>
          </table:table-cell>
          <table:table-cell office:value-type="float" office:value="1.324" calcext:value-type="float">
            <text:p>1.324</text:p>
          </table:table-cell>
          <table:table-cell office:value-type="string" calcext:value-type="string">
            <text:p>I:</text:p>
          </table:table-cell>
          <table:table-cell office:value-type="float" office:value="-24.5597" calcext:value-type="float">
            <text:p>-24.5597</text:p>
          </table:table-cell>
          <table:table-cell office:value-type="string" calcext:value-type="string">
            <text:p>D:</text:p>
          </table:table-cell>
          <table:table-cell office:value-type="float" office:value="36.4411" calcext:value-type="float">
            <text:p>36.4411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588852" calcext:value-type="float">
            <text:p>0.588852</text:p>
          </table:table-cell>
          <table:table-cell office:value-type="string" calcext:value-type="string">
            <text:p>Force_Average_Y:</text:p>
          </table:table-cell>
          <table:table-cell office:value-type="float" office:value="0.688267" calcext:value-type="float">
            <text:p>0.688267</text:p>
          </table:table-cell>
          <table:table-cell office:value-type="string" calcext:value-type="string">
            <text:p>Force_Average_Z:</text:p>
          </table:table-cell>
          <table:table-cell office:value-type="float" office:value="3.44489E-018" calcext:value-type="float">
            <text:p>3.44489E-18</text:p>
          </table:table-cell>
          <table:table-cell office:value-type="string" calcext:value-type="string">
            <text:p>time:</text:p>
          </table:table-cell>
          <table:table-cell office:value-type="float" office:value="2.69337" calcext:value-type="float">
            <text:p>2.69337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-0.338925" calcext:value-type="float">
            <text:p>-0.338925</text:p>
          </table:table-cell>
          <table:table-cell office:value-type="string" calcext:value-type="string">
            <text:p>IST_alt:</text:p>
          </table:table-cell>
          <table:table-cell office:value-type="float" office:value="-0.338925" calcext:value-type="float">
            <text:p>-0.338925</text:p>
          </table:table-cell>
          <table:table-cell office:value-type="string" calcext:value-type="string">
            <text:p>e_t_SUMME:</text:p>
          </table:table-cell>
          <table:table-cell office:value-type="float" office:value="4.58778" calcext:value-type="float">
            <text:p>4.58778</text:p>
          </table:table-cell>
          <table:table-cell office:value-type="string" calcext:value-type="string">
            <text:p>e_t:</text:p>
          </table:table-cell>
          <table:table-cell office:value-type="float" office:value="0.938925" calcext:value-type="float">
            <text:p>0.938925</text:p>
          </table:table-cell>
          <table:table-cell office:value-type="string" calcext:value-type="string">
            <text:p>e_t_alt:</text:p>
          </table:table-cell>
          <table:table-cell office:value-type="float" office:value="0.938925" calcext:value-type="float">
            <text:p>0.938925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14.0839" calcext:value-type="float">
            <text:p>-14.0839</text:p>
          </table:table-cell>
          <table:table-cell office:value-type="string" calcext:value-type="string">
            <text:p>I:</text:p>
          </table:table-cell>
          <table:table-cell office:value-type="float" office:value="-30.8793" calcext:value-type="float">
            <text:p>-30.8793</text:p>
          </table:table-cell>
          <table:table-cell office:value-type="string" calcext:value-type="string">
            <text:p>D:</text:p>
          </table:table-cell>
          <table:table-cell office:value-type="float" office:value="-30.5222" calcext:value-type="float">
            <text:p>-30.5222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7793" calcext:value-type="float">
            <text:p>0.017793</text:p>
          </table:table-cell>
          <table:table-cell office:value-type="string" calcext:value-type="string">
            <text:p>Force_Average_Y:</text:p>
          </table:table-cell>
          <table:table-cell office:value-type="float" office:value="-0.338925" calcext:value-type="float">
            <text:p>-0.338925</text:p>
          </table:table-cell>
          <table:table-cell office:value-type="string" calcext:value-type="string">
            <text:p>Force_Average_Z:</text:p>
          </table:table-cell>
          <table:table-cell office:value-type="float" office:value="2.82591E-018" calcext:value-type="float">
            <text:p>2.82591E-18</text:p>
          </table:table-cell>
          <table:table-cell office:value-type="string" calcext:value-type="string">
            <text:p>time:</text:p>
          </table:table-cell>
          <table:table-cell office:value-type="float" office:value="3.02997" calcext:value-type="float">
            <text:p>3.02997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01745" calcext:value-type="float">
            <text:p>0.701745</text:p>
          </table:table-cell>
          <table:table-cell office:value-type="string" calcext:value-type="string">
            <text:p>IST_alt:</text:p>
          </table:table-cell>
          <table:table-cell office:value-type="float" office:value="0.701745" calcext:value-type="float">
            <text:p>0.701745</text:p>
          </table:table-cell>
          <table:table-cell office:value-type="string" calcext:value-type="string">
            <text:p>e_t_SUMME:</text:p>
          </table:table-cell>
          <table:table-cell office:value-type="float" office:value="4.48603" calcext:value-type="float">
            <text:p>4.48603</text:p>
          </table:table-cell>
          <table:table-cell office:value-type="string" calcext:value-type="string">
            <text:p>e_t:</text:p>
          </table:table-cell>
          <table:table-cell office:value-type="float" office:value="-0.101745" calcext:value-type="float">
            <text:p>-0.101745</text:p>
          </table:table-cell>
          <table:table-cell office:value-type="string" calcext:value-type="string">
            <text:p>e_t_alt:</text:p>
          </table:table-cell>
          <table:table-cell office:value-type="float" office:value="-0.101745" calcext:value-type="float">
            <text:p>-0.101745</text:p>
          </table:table-cell>
          <table:table-cell office:value-type="string" calcext:value-type="string">
            <text:p>y_t:</text:p>
          </table:table-cell>
          <table:table-cell office:value-type="float" office:value="2.25437" calcext:value-type="float">
            <text:p>2.25437</text:p>
          </table:table-cell>
          <table:table-cell office:value-type="string" calcext:value-type="string">
            <text:p>P:</text:p>
          </table:table-cell>
          <table:table-cell office:value-type="float" office:value="1.52618" calcext:value-type="float">
            <text:p>1.52618</text:p>
          </table:table-cell>
          <table:table-cell office:value-type="string" calcext:value-type="string">
            <text:p>I:</text:p>
          </table:table-cell>
          <table:table-cell office:value-type="float" office:value="-30.1945" calcext:value-type="float">
            <text:p>-30.1945</text:p>
          </table:table-cell>
          <table:table-cell office:value-type="string" calcext:value-type="string">
            <text:p>D:</text:p>
          </table:table-cell>
          <table:table-cell office:value-type="float" office:value="30.9227" calcext:value-type="float">
            <text:p>30.9227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581461" calcext:value-type="float">
            <text:p>0.581461</text:p>
          </table:table-cell>
          <table:table-cell office:value-type="string" calcext:value-type="string">
            <text:p>Force_Average_Y:</text:p>
          </table:table-cell>
          <table:table-cell office:value-type="float" office:value="0.701745" calcext:value-type="float">
            <text:p>0.701745</text:p>
          </table:table-cell>
          <table:table-cell office:value-type="string" calcext:value-type="string">
            <text:p>Force_Average_Z:</text:p>
          </table:table-cell>
          <table:table-cell office:value-type="float" office:value="3.68784E-018" calcext:value-type="float">
            <text:p>3.68784E-18</text:p>
          </table:table-cell>
          <table:table-cell office:value-type="string" calcext:value-type="string">
            <text:p>time:</text:p>
          </table:table-cell>
          <table:table-cell office:value-type="float" office:value="3.36613" calcext:value-type="float">
            <text:p>3.3661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-0.118316" calcext:value-type="float">
            <text:p>-0.118316</text:p>
          </table:table-cell>
          <table:table-cell office:value-type="string" calcext:value-type="string">
            <text:p>IST_alt:</text:p>
          </table:table-cell>
          <table:table-cell office:value-type="float" office:value="-0.118316" calcext:value-type="float">
            <text:p>-0.118316</text:p>
          </table:table-cell>
          <table:table-cell office:value-type="string" calcext:value-type="string">
            <text:p>e_t_SUMME:</text:p>
          </table:table-cell>
          <table:table-cell office:value-type="float" office:value="5.20435" calcext:value-type="float">
            <text:p>5.20435</text:p>
          </table:table-cell>
          <table:table-cell office:value-type="string" calcext:value-type="string">
            <text:p>e_t:</text:p>
          </table:table-cell>
          <table:table-cell office:value-type="float" office:value="0.718316" calcext:value-type="float">
            <text:p>0.718316</text:p>
          </table:table-cell>
          <table:table-cell office:value-type="string" calcext:value-type="string">
            <text:p>e_t_alt:</text:p>
          </table:table-cell>
          <table:table-cell office:value-type="float" office:value="0.718316" calcext:value-type="float">
            <text:p>0.71831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10.7747" calcext:value-type="float">
            <text:p>-10.7747</text:p>
          </table:table-cell>
          <table:table-cell office:value-type="string" calcext:value-type="string">
            <text:p>I:</text:p>
          </table:table-cell>
          <table:table-cell office:value-type="float" office:value="-35.0294" calcext:value-type="float">
            <text:p>-35.0294</text:p>
          </table:table-cell>
          <table:table-cell office:value-type="string" calcext:value-type="string">
            <text:p>D:</text:p>
          </table:table-cell>
          <table:table-cell office:value-type="float" office:value="-24.3675" calcext:value-type="float">
            <text:p>-24.3675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0345743" calcext:value-type="float">
            <text:p>0.00345743</text:p>
          </table:table-cell>
          <table:table-cell office:value-type="string" calcext:value-type="string">
            <text:p>Force_Average_Y:</text:p>
          </table:table-cell>
          <table:table-cell office:value-type="float" office:value="-0.118316" calcext:value-type="float">
            <text:p>-0.118316</text:p>
          </table:table-cell>
          <table:table-cell office:value-type="string" calcext:value-type="string">
            <text:p>Force_Average_Z:</text:p>
          </table:table-cell>
          <table:table-cell office:value-type="float" office:value="2.03879E-018" calcext:value-type="float">
            <text:p>2.03879E-18</text:p>
          </table:table-cell>
          <table:table-cell office:value-type="string" calcext:value-type="string">
            <text:p>time:</text:p>
          </table:table-cell>
          <table:table-cell office:value-type="float" office:value="3.70263" calcext:value-type="float">
            <text:p>3.7026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04852" calcext:value-type="float">
            <text:p>0.704852</text:p>
          </table:table-cell>
          <table:table-cell office:value-type="string" calcext:value-type="string">
            <text:p>IST_alt:</text:p>
          </table:table-cell>
          <table:table-cell office:value-type="float" office:value="0.704852" calcext:value-type="float">
            <text:p>0.704852</text:p>
          </table:table-cell>
          <table:table-cell office:value-type="string" calcext:value-type="string">
            <text:p>e_t_SUMME:</text:p>
          </table:table-cell>
          <table:table-cell office:value-type="float" office:value="5.0995" calcext:value-type="float">
            <text:p>5.0995</text:p>
          </table:table-cell>
          <table:table-cell office:value-type="string" calcext:value-type="string">
            <text:p>e_t:</text:p>
          </table:table-cell>
          <table:table-cell office:value-type="float" office:value="-0.104852" calcext:value-type="float">
            <text:p>-0.104852</text:p>
          </table:table-cell>
          <table:table-cell office:value-type="string" calcext:value-type="string">
            <text:p>e_t_alt:</text:p>
          </table:table-cell>
          <table:table-cell office:value-type="float" office:value="-0.104852" calcext:value-type="float">
            <text:p>-0.104852</text:p>
          </table:table-cell>
          <table:table-cell office:value-type="string" calcext:value-type="string">
            <text:p>y_t:</text:p>
          </table:table-cell>
          <table:table-cell office:value-type="float" office:value="-8.29104" calcext:value-type="float">
            <text:p>-8.29104</text:p>
          </table:table-cell>
          <table:table-cell office:value-type="string" calcext:value-type="string">
            <text:p>P:</text:p>
          </table:table-cell>
          <table:table-cell office:value-type="float" office:value="1.57278" calcext:value-type="float">
            <text:p>1.57278</text:p>
          </table:table-cell>
          <table:table-cell office:value-type="string" calcext:value-type="string">
            <text:p>I:</text:p>
          </table:table-cell>
          <table:table-cell office:value-type="float" office:value="-34.3236" calcext:value-type="float">
            <text:p>-34.3236</text:p>
          </table:table-cell>
          <table:table-cell office:value-type="string" calcext:value-type="string">
            <text:p>D:</text:p>
          </table:table-cell>
          <table:table-cell office:value-type="float" office:value="24.4598" calcext:value-type="float">
            <text:p>24.4598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574764" calcext:value-type="float">
            <text:p>0.574764</text:p>
          </table:table-cell>
          <table:table-cell office:value-type="string" calcext:value-type="string">
            <text:p>Force_Average_Y:</text:p>
          </table:table-cell>
          <table:table-cell office:value-type="float" office:value="0.704852" calcext:value-type="float">
            <text:p>0.704852</text:p>
          </table:table-cell>
          <table:table-cell office:value-type="string" calcext:value-type="string">
            <text:p>Force_Average_Z:</text:p>
          </table:table-cell>
          <table:table-cell office:value-type="float" office:value="3.4155E-018" calcext:value-type="float">
            <text:p>3.4155E-18</text:p>
          </table:table-cell>
          <table:table-cell office:value-type="string" calcext:value-type="string">
            <text:p>time:</text:p>
          </table:table-cell>
          <table:table-cell office:value-type="float" office:value="4.03946" calcext:value-type="float">
            <text:p>4.03946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131819" calcext:value-type="float">
            <text:p>0.131819</text:p>
          </table:table-cell>
          <table:table-cell office:value-type="string" calcext:value-type="string">
            <text:p>IST_alt:</text:p>
          </table:table-cell>
          <table:table-cell office:value-type="float" office:value="0.131819" calcext:value-type="float">
            <text:p>0.131819</text:p>
          </table:table-cell>
          <table:table-cell office:value-type="string" calcext:value-type="string">
            <text:p>e_t_SUMME:</text:p>
          </table:table-cell>
          <table:table-cell office:value-type="float" office:value="5.56768" calcext:value-type="float">
            <text:p>5.56768</text:p>
          </table:table-cell>
          <table:table-cell office:value-type="string" calcext:value-type="string">
            <text:p>e_t:</text:p>
          </table:table-cell>
          <table:table-cell office:value-type="float" office:value="0.468181" calcext:value-type="float">
            <text:p>0.468181</text:p>
          </table:table-cell>
          <table:table-cell office:value-type="string" calcext:value-type="string">
            <text:p>e_t_alt:</text:p>
          </table:table-cell>
          <table:table-cell office:value-type="float" office:value="0.468181" calcext:value-type="float">
            <text:p>0.468181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7.02272" calcext:value-type="float">
            <text:p>-7.02272</text:p>
          </table:table-cell>
          <table:table-cell office:value-type="string" calcext:value-type="string">
            <text:p>I:</text:p>
          </table:table-cell>
          <table:table-cell office:value-type="float" office:value="-37.4748" calcext:value-type="float">
            <text:p>-37.4748</text:p>
          </table:table-cell>
          <table:table-cell office:value-type="string" calcext:value-type="string">
            <text:p>D:</text:p>
          </table:table-cell>
          <table:table-cell office:value-type="float" office:value="-17.0272" calcext:value-type="float">
            <text:p>-17.0272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-0.0377371" calcext:value-type="float">
            <text:p>-0.0377371</text:p>
          </table:table-cell>
          <table:table-cell office:value-type="string" calcext:value-type="string">
            <text:p>Force_Average_Y:</text:p>
          </table:table-cell>
          <table:table-cell office:value-type="float" office:value="0.131819" calcext:value-type="float">
            <text:p>0.131819</text:p>
          </table:table-cell>
          <table:table-cell office:value-type="string" calcext:value-type="string">
            <text:p>Force_Average_Z:</text:p>
          </table:table-cell>
          <table:table-cell office:value-type="float" office:value="2.25988E-018" calcext:value-type="float">
            <text:p>2.25988E-18</text:p>
          </table:table-cell>
          <table:table-cell office:value-type="string" calcext:value-type="string">
            <text:p>time:</text:p>
          </table:table-cell>
          <table:table-cell office:value-type="float" office:value="4.37513" calcext:value-type="float">
            <text:p>4.3751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0285" calcext:value-type="float">
            <text:p>0.70285</text:p>
          </table:table-cell>
          <table:table-cell office:value-type="string" calcext:value-type="string">
            <text:p>IST_alt:</text:p>
          </table:table-cell>
          <table:table-cell office:value-type="float" office:value="0.70285" calcext:value-type="float">
            <text:p>0.70285</text:p>
          </table:table-cell>
          <table:table-cell office:value-type="string" calcext:value-type="string">
            <text:p>e_t_SUMME:</text:p>
          </table:table-cell>
          <table:table-cell office:value-type="float" office:value="5.46483" calcext:value-type="float">
            <text:p>5.46483</text:p>
          </table:table-cell>
          <table:table-cell office:value-type="string" calcext:value-type="string">
            <text:p>e_t:</text:p>
          </table:table-cell>
          <table:table-cell office:value-type="float" office:value="-0.10285" calcext:value-type="float">
            <text:p>-0.10285</text:p>
          </table:table-cell>
          <table:table-cell office:value-type="string" calcext:value-type="string">
            <text:p>e_t_alt:</text:p>
          </table:table-cell>
          <table:table-cell office:value-type="float" office:value="-0.10285" calcext:value-type="float">
            <text:p>-0.10285</text:p>
          </table:table-cell>
          <table:table-cell office:value-type="string" calcext:value-type="string">
            <text:p>y_t:</text:p>
          </table:table-cell>
          <table:table-cell office:value-type="float" office:value="-18.2721" calcext:value-type="float">
            <text:p>-18.2721</text:p>
          </table:table-cell>
          <table:table-cell office:value-type="string" calcext:value-type="string">
            <text:p>P:</text:p>
          </table:table-cell>
          <table:table-cell office:value-type="float" office:value="1.54274" calcext:value-type="float">
            <text:p>1.54274</text:p>
          </table:table-cell>
          <table:table-cell office:value-type="string" calcext:value-type="string">
            <text:p>I:</text:p>
          </table:table-cell>
          <table:table-cell office:value-type="float" office:value="-36.7826" calcext:value-type="float">
            <text:p>-36.7826</text:p>
          </table:table-cell>
          <table:table-cell office:value-type="string" calcext:value-type="string">
            <text:p>D:</text:p>
          </table:table-cell>
          <table:table-cell office:value-type="float" office:value="16.9677" calcext:value-type="float">
            <text:p>16.9677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569302" calcext:value-type="float">
            <text:p>0.569302</text:p>
          </table:table-cell>
          <table:table-cell office:value-type="string" calcext:value-type="string">
            <text:p>Force_Average_Y:</text:p>
          </table:table-cell>
          <table:table-cell office:value-type="float" office:value="0.70285" calcext:value-type="float">
            <text:p>0.70285</text:p>
          </table:table-cell>
          <table:table-cell office:value-type="string" calcext:value-type="string">
            <text:p>Force_Average_Z:</text:p>
          </table:table-cell>
          <table:table-cell office:value-type="float" office:value="3.60589E-018" calcext:value-type="float">
            <text:p>3.60589E-18</text:p>
          </table:table-cell>
          <table:table-cell office:value-type="string" calcext:value-type="string">
            <text:p>time:</text:p>
          </table:table-cell>
          <table:table-cell office:value-type="float" office:value="4.7117" calcext:value-type="float">
            <text:p>4.7117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336647" calcext:value-type="float">
            <text:p>0.336647</text:p>
          </table:table-cell>
          <table:table-cell office:value-type="string" calcext:value-type="string">
            <text:p>IST_alt:</text:p>
          </table:table-cell>
          <table:table-cell office:value-type="float" office:value="0.336647" calcext:value-type="float">
            <text:p>0.336647</text:p>
          </table:table-cell>
          <table:table-cell office:value-type="string" calcext:value-type="string">
            <text:p>e_t_SUMME:</text:p>
          </table:table-cell>
          <table:table-cell office:value-type="float" office:value="5.72818" calcext:value-type="float">
            <text:p>5.72818</text:p>
          </table:table-cell>
          <table:table-cell office:value-type="string" calcext:value-type="string">
            <text:p>e_t:</text:p>
          </table:table-cell>
          <table:table-cell office:value-type="float" office:value="0.263353" calcext:value-type="float">
            <text:p>0.263353</text:p>
          </table:table-cell>
          <table:table-cell office:value-type="string" calcext:value-type="string">
            <text:p>e_t_alt:</text:p>
          </table:table-cell>
          <table:table-cell office:value-type="float" office:value="0.263353" calcext:value-type="float">
            <text:p>0.263353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3.9503" calcext:value-type="float">
            <text:p>-3.9503</text:p>
          </table:table-cell>
          <table:table-cell office:value-type="string" calcext:value-type="string">
            <text:p>I:</text:p>
          </table:table-cell>
          <table:table-cell office:value-type="float" office:value="-38.5552" calcext:value-type="float">
            <text:p>-38.5552</text:p>
          </table:table-cell>
          <table:table-cell office:value-type="string" calcext:value-type="string">
            <text:p>D:</text:p>
          </table:table-cell>
          <table:table-cell office:value-type="float" office:value="-10.8814" calcext:value-type="float">
            <text:p>-10.8814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-0.0448632" calcext:value-type="float">
            <text:p>-0.0448632</text:p>
          </table:table-cell>
          <table:table-cell office:value-type="string" calcext:value-type="string">
            <text:p>Force_Average_Y:</text:p>
          </table:table-cell>
          <table:table-cell office:value-type="float" office:value="0.336647" calcext:value-type="float">
            <text:p>0.336647</text:p>
          </table:table-cell>
          <table:table-cell office:value-type="string" calcext:value-type="string">
            <text:p>Force_Average_Z:</text:p>
          </table:table-cell>
          <table:table-cell office:value-type="float" office:value="2.80398E-018" calcext:value-type="float">
            <text:p>2.80398E-18</text:p>
          </table:table-cell>
          <table:table-cell office:value-type="string" calcext:value-type="string">
            <text:p>time:</text:p>
          </table:table-cell>
          <table:table-cell office:value-type="float" office:value="5.04867" calcext:value-type="float">
            <text:p>5.04867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69963" calcext:value-type="float">
            <text:p>0.69963</text:p>
          </table:table-cell>
          <table:table-cell office:value-type="string" calcext:value-type="string">
            <text:p>IST_alt:</text:p>
          </table:table-cell>
          <table:table-cell office:value-type="float" office:value="0.69963" calcext:value-type="float">
            <text:p>0.69963</text:p>
          </table:table-cell>
          <table:table-cell office:value-type="string" calcext:value-type="string">
            <text:p>e_t_SUMME:</text:p>
          </table:table-cell>
          <table:table-cell office:value-type="float" office:value="5.62855" calcext:value-type="float">
            <text:p>5.62855</text:p>
          </table:table-cell>
          <table:table-cell office:value-type="string" calcext:value-type="string">
            <text:p>e_t:</text:p>
          </table:table-cell>
          <table:table-cell office:value-type="float" office:value="-0.0996299" calcext:value-type="float">
            <text:p>-0.0996299</text:p>
          </table:table-cell>
          <table:table-cell office:value-type="string" calcext:value-type="string">
            <text:p>e_t_alt:</text:p>
          </table:table-cell>
          <table:table-cell office:value-type="float" office:value="-0.0996299" calcext:value-type="float">
            <text:p>-0.0996299</text:p>
          </table:table-cell>
          <table:table-cell office:value-type="string" calcext:value-type="string">
            <text:p>y_t:</text:p>
          </table:table-cell>
          <table:table-cell office:value-type="float" office:value="-25.6044" calcext:value-type="float">
            <text:p>-25.6044</text:p>
          </table:table-cell>
          <table:table-cell office:value-type="string" calcext:value-type="string">
            <text:p>P:</text:p>
          </table:table-cell>
          <table:table-cell office:value-type="float" office:value="1.49445" calcext:value-type="float">
            <text:p>1.49445</text:p>
          </table:table-cell>
          <table:table-cell office:value-type="string" calcext:value-type="string">
            <text:p>I:</text:p>
          </table:table-cell>
          <table:table-cell office:value-type="float" office:value="-37.8846" calcext:value-type="float">
            <text:p>-37.8846</text:p>
          </table:table-cell>
          <table:table-cell office:value-type="string" calcext:value-type="string">
            <text:p>D:</text:p>
          </table:table-cell>
          <table:table-cell office:value-type="float" office:value="10.7858" calcext:value-type="float">
            <text:p>10.7858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564725" calcext:value-type="float">
            <text:p>0.564725</text:p>
          </table:table-cell>
          <table:table-cell office:value-type="string" calcext:value-type="string">
            <text:p>Force_Average_Y:</text:p>
          </table:table-cell>
          <table:table-cell office:value-type="float" office:value="0.69963" calcext:value-type="float">
            <text:p>0.69963</text:p>
          </table:table-cell>
          <table:table-cell office:value-type="string" calcext:value-type="string">
            <text:p>Force_Average_Z:</text:p>
          </table:table-cell>
          <table:table-cell office:value-type="float" office:value="3.73413E-018" calcext:value-type="float">
            <text:p>3.73413E-18</text:p>
          </table:table-cell>
          <table:table-cell office:value-type="string" calcext:value-type="string">
            <text:p>time:</text:p>
          </table:table-cell>
          <table:table-cell office:value-type="float" office:value="5.38573" calcext:value-type="float">
            <text:p>5.3857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467065" calcext:value-type="float">
            <text:p>0.467065</text:p>
          </table:table-cell>
          <table:table-cell office:value-type="string" calcext:value-type="string">
            <text:p>IST_alt:</text:p>
          </table:table-cell>
          <table:table-cell office:value-type="float" office:value="0.467065" calcext:value-type="float">
            <text:p>0.467065</text:p>
          </table:table-cell>
          <table:table-cell office:value-type="string" calcext:value-type="string">
            <text:p>e_t_SUMME:</text:p>
          </table:table-cell>
          <table:table-cell office:value-type="float" office:value="5.76149" calcext:value-type="float">
            <text:p>5.76149</text:p>
          </table:table-cell>
          <table:table-cell office:value-type="string" calcext:value-type="string">
            <text:p>e_t:</text:p>
          </table:table-cell>
          <table:table-cell office:value-type="float" office:value="0.132935" calcext:value-type="float">
            <text:p>0.132935</text:p>
          </table:table-cell>
          <table:table-cell office:value-type="string" calcext:value-type="string">
            <text:p>e_t_alt:</text:p>
          </table:table-cell>
          <table:table-cell office:value-type="float" office:value="0.132935" calcext:value-type="float">
            <text:p>0.132935</text:p>
          </table:table-cell>
          <table:table-cell office:value-type="string" calcext:value-type="string">
            <text:p>y_t:</text:p>
          </table:table-cell>
          <table:table-cell office:value-type="float" office:value="-47.6838" calcext:value-type="float">
            <text:p>-47.6838</text:p>
          </table:table-cell>
          <table:table-cell office:value-type="string" calcext:value-type="string">
            <text:p>P:</text:p>
          </table:table-cell>
          <table:table-cell office:value-type="float" office:value="-1.99402" calcext:value-type="float">
            <text:p>-1.99402</text:p>
          </table:table-cell>
          <table:table-cell office:value-type="string" calcext:value-type="string">
            <text:p>I:</text:p>
          </table:table-cell>
          <table:table-cell office:value-type="float" office:value="-38.7793" calcext:value-type="float">
            <text:p>-38.7793</text:p>
          </table:table-cell>
          <table:table-cell office:value-type="string" calcext:value-type="string">
            <text:p>D:</text:p>
          </table:table-cell>
          <table:table-cell office:value-type="float" office:value="-6.91047" calcext:value-type="float">
            <text:p>-6.91047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248762" calcext:value-type="float">
            <text:p>0.0248762</text:p>
          </table:table-cell>
          <table:table-cell office:value-type="string" calcext:value-type="string">
            <text:p>Force_Average_Y:</text:p>
          </table:table-cell>
          <table:table-cell office:value-type="float" office:value="0.467065" calcext:value-type="float">
            <text:p>0.467065</text:p>
          </table:table-cell>
          <table:table-cell office:value-type="string" calcext:value-type="string">
            <text:p>Force_Average_Z:</text:p>
          </table:table-cell>
          <table:table-cell office:value-type="float" office:value="3.22739E-018" calcext:value-type="float">
            <text:p>3.22739E-18</text:p>
          </table:table-cell>
          <table:table-cell office:value-type="string" calcext:value-type="string">
            <text:p>time:</text:p>
          </table:table-cell>
          <table:table-cell office:value-type="float" office:value="5.72189" calcext:value-type="float">
            <text:p>5.72189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11263" calcext:value-type="float">
            <text:p>0.711263</text:p>
          </table:table-cell>
          <table:table-cell office:value-type="string" calcext:value-type="string">
            <text:p>IST_alt:</text:p>
          </table:table-cell>
          <table:table-cell office:value-type="float" office:value="0.711263" calcext:value-type="float">
            <text:p>0.711263</text:p>
          </table:table-cell>
          <table:table-cell office:value-type="string" calcext:value-type="string">
            <text:p>e_t_SUMME:</text:p>
          </table:table-cell>
          <table:table-cell office:value-type="float" office:value="5.65023" calcext:value-type="float">
            <text:p>5.65023</text:p>
          </table:table-cell>
          <table:table-cell office:value-type="string" calcext:value-type="string">
            <text:p>e_t:</text:p>
          </table:table-cell>
          <table:table-cell office:value-type="float" office:value="-0.111263" calcext:value-type="float">
            <text:p>-0.111263</text:p>
          </table:table-cell>
          <table:table-cell office:value-type="string" calcext:value-type="string">
            <text:p>e_t_alt:</text:p>
          </table:table-cell>
          <table:table-cell office:value-type="float" office:value="-0.111263" calcext:value-type="float">
            <text:p>-0.111263</text:p>
          </table:table-cell>
          <table:table-cell office:value-type="string" calcext:value-type="string">
            <text:p>y_t:</text:p>
          </table:table-cell>
          <table:table-cell office:value-type="float" office:value="-29.1054" calcext:value-type="float">
            <text:p>-29.1054</text:p>
          </table:table-cell>
          <table:table-cell office:value-type="string" calcext:value-type="string">
            <text:p>P:</text:p>
          </table:table-cell>
          <table:table-cell office:value-type="float" office:value="1.66894" calcext:value-type="float">
            <text:p>1.66894</text:p>
          </table:table-cell>
          <table:table-cell office:value-type="string" calcext:value-type="string">
            <text:p>I:</text:p>
          </table:table-cell>
          <table:table-cell office:value-type="float" office:value="-38.0304" calcext:value-type="float">
            <text:p>-38.0304</text:p>
          </table:table-cell>
          <table:table-cell office:value-type="string" calcext:value-type="string">
            <text:p>D:</text:p>
          </table:table-cell>
          <table:table-cell office:value-type="float" office:value="7.25614" calcext:value-type="float">
            <text:p>7.25614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538014" calcext:value-type="float">
            <text:p>0.538014</text:p>
          </table:table-cell>
          <table:table-cell office:value-type="string" calcext:value-type="string">
            <text:p>Force_Average_Y:</text:p>
          </table:table-cell>
          <table:table-cell office:value-type="float" office:value="0.711263" calcext:value-type="float">
            <text:p>0.711263</text:p>
          </table:table-cell>
          <table:table-cell office:value-type="string" calcext:value-type="string">
            <text:p>Force_Average_Z:</text:p>
          </table:table-cell>
          <table:table-cell office:value-type="float" office:value="3.63579E-018" calcext:value-type="float">
            <text:p>3.63579E-18</text:p>
          </table:table-cell>
          <table:table-cell office:value-type="string" calcext:value-type="string">
            <text:p>time:</text:p>
          </table:table-cell>
          <table:table-cell office:value-type="float" office:value="6.0588" calcext:value-type="float">
            <text:p>6.0588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530027" calcext:value-type="float">
            <text:p>0.530027</text:p>
          </table:table-cell>
          <table:table-cell office:value-type="string" calcext:value-type="string">
            <text:p>IST_alt:</text:p>
          </table:table-cell>
          <table:table-cell office:value-type="float" office:value="0.530027" calcext:value-type="float">
            <text:p>0.530027</text:p>
          </table:table-cell>
          <table:table-cell office:value-type="string" calcext:value-type="string">
            <text:p>e_t_SUMME:</text:p>
          </table:table-cell>
          <table:table-cell office:value-type="float" office:value="5.7202" calcext:value-type="float">
            <text:p>5.7202</text:p>
          </table:table-cell>
          <table:table-cell office:value-type="string" calcext:value-type="string">
            <text:p>e_t:</text:p>
          </table:table-cell>
          <table:table-cell office:value-type="float" office:value="0.0699731" calcext:value-type="float">
            <text:p>0.0699731</text:p>
          </table:table-cell>
          <table:table-cell office:value-type="string" calcext:value-type="string">
            <text:p>e_t_alt:</text:p>
          </table:table-cell>
          <table:table-cell office:value-type="float" office:value="0.0699731" calcext:value-type="float">
            <text:p>0.0699731</text:p>
          </table:table-cell>
          <table:table-cell office:value-type="string" calcext:value-type="string">
            <text:p>y_t:</text:p>
          </table:table-cell>
          <table:table-cell office:value-type="float" office:value="-44.9363" calcext:value-type="float">
            <text:p>-44.9363</text:p>
          </table:table-cell>
          <table:table-cell office:value-type="string" calcext:value-type="string">
            <text:p>P:</text:p>
          </table:table-cell>
          <table:table-cell office:value-type="float" office:value="-1.0496" calcext:value-type="float">
            <text:p>-1.0496</text:p>
          </table:table-cell>
          <table:table-cell office:value-type="string" calcext:value-type="string">
            <text:p>I:</text:p>
          </table:table-cell>
          <table:table-cell office:value-type="float" office:value="-38.5014" calcext:value-type="float">
            <text:p>-38.5014</text:p>
          </table:table-cell>
          <table:table-cell office:value-type="string" calcext:value-type="string">
            <text:p>D:</text:p>
          </table:table-cell>
          <table:table-cell office:value-type="float" office:value="-5.38529" calcext:value-type="float">
            <text:p>-5.38529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742046" calcext:value-type="float">
            <text:p>0.0742046</text:p>
          </table:table-cell>
          <table:table-cell office:value-type="string" calcext:value-type="string">
            <text:p>Force_Average_Y:</text:p>
          </table:table-cell>
          <table:table-cell office:value-type="float" office:value="0.530027" calcext:value-type="float">
            <text:p>0.530027</text:p>
          </table:table-cell>
          <table:table-cell office:value-type="string" calcext:value-type="string">
            <text:p>Force_Average_Z:</text:p>
          </table:table-cell>
          <table:table-cell office:value-type="float" office:value="3.3428E-018" calcext:value-type="float">
            <text:p>3.3428E-18</text:p>
          </table:table-cell>
          <table:table-cell office:value-type="string" calcext:value-type="string">
            <text:p>time:</text:p>
          </table:table-cell>
          <table:table-cell office:value-type="float" office:value="6.39502" calcext:value-type="float">
            <text:p>6.3950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18071" calcext:value-type="float">
            <text:p>0.718071</text:p>
          </table:table-cell>
          <table:table-cell office:value-type="string" calcext:value-type="string">
            <text:p>IST_alt:</text:p>
          </table:table-cell>
          <table:table-cell office:value-type="float" office:value="0.718071" calcext:value-type="float">
            <text:p>0.718071</text:p>
          </table:table-cell>
          <table:table-cell office:value-type="string" calcext:value-type="string">
            <text:p>e_t_SUMME:</text:p>
          </table:table-cell>
          <table:table-cell office:value-type="float" office:value="5.60213" calcext:value-type="float">
            <text:p>5.60213</text:p>
          </table:table-cell>
          <table:table-cell office:value-type="string" calcext:value-type="string">
            <text:p>e_t:</text:p>
          </table:table-cell>
          <table:table-cell office:value-type="float" office:value="-0.118071" calcext:value-type="float">
            <text:p>-0.118071</text:p>
          </table:table-cell>
          <table:table-cell office:value-type="string" calcext:value-type="string">
            <text:p>e_t_alt:</text:p>
          </table:table-cell>
          <table:table-cell office:value-type="float" office:value="-0.118071" calcext:value-type="float">
            <text:p>-0.118071</text:p>
          </table:table-cell>
          <table:table-cell office:value-type="string" calcext:value-type="string">
            <text:p>y_t:</text:p>
          </table:table-cell>
          <table:table-cell office:value-type="float" office:value="-30.348" calcext:value-type="float">
            <text:p>-30.348</text:p>
          </table:table-cell>
          <table:table-cell office:value-type="string" calcext:value-type="string">
            <text:p>P:</text:p>
          </table:table-cell>
          <table:table-cell office:value-type="float" office:value="1.77107" calcext:value-type="float">
            <text:p>1.77107</text:p>
          </table:table-cell>
          <table:table-cell office:value-type="string" calcext:value-type="string">
            <text:p>I:</text:p>
          </table:table-cell>
          <table:table-cell office:value-type="float" office:value="-37.7067" calcext:value-type="float">
            <text:p>-37.7067</text:p>
          </table:table-cell>
          <table:table-cell office:value-type="string" calcext:value-type="string">
            <text:p>D:</text:p>
          </table:table-cell>
          <table:table-cell office:value-type="float" office:value="5.58759" calcext:value-type="float">
            <text:p>5.58759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492172" calcext:value-type="float">
            <text:p>0.492172</text:p>
          </table:table-cell>
          <table:table-cell office:value-type="string" calcext:value-type="string">
            <text:p>Force_Average_Y:</text:p>
          </table:table-cell>
          <table:table-cell office:value-type="float" office:value="0.718071" calcext:value-type="float">
            <text:p>0.718071</text:p>
          </table:table-cell>
          <table:table-cell office:value-type="string" calcext:value-type="string">
            <text:p>Force_Average_Z:</text:p>
          </table:table-cell>
          <table:table-cell office:value-type="float" office:value="3.5884E-018" calcext:value-type="float">
            <text:p>3.5884E-18</text:p>
          </table:table-cell>
          <table:table-cell office:value-type="string" calcext:value-type="string">
            <text:p>time:</text:p>
          </table:table-cell>
          <table:table-cell office:value-type="float" office:value="6.73165" calcext:value-type="float">
            <text:p>6.73165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554269" calcext:value-type="float">
            <text:p>0.554269</text:p>
          </table:table-cell>
          <table:table-cell office:value-type="string" calcext:value-type="string">
            <text:p>IST_alt:</text:p>
          </table:table-cell>
          <table:table-cell office:value-type="float" office:value="0.554269" calcext:value-type="float">
            <text:p>0.554269</text:p>
          </table:table-cell>
          <table:table-cell office:value-type="string" calcext:value-type="string">
            <text:p>e_t_SUMME:</text:p>
          </table:table-cell>
          <table:table-cell office:value-type="float" office:value="5.64786" calcext:value-type="float">
            <text:p>5.64786</text:p>
          </table:table-cell>
          <table:table-cell office:value-type="string" calcext:value-type="string">
            <text:p>e_t:</text:p>
          </table:table-cell>
          <table:table-cell office:value-type="float" office:value="0.0457312" calcext:value-type="float">
            <text:p>0.0457312</text:p>
          </table:table-cell>
          <table:table-cell office:value-type="string" calcext:value-type="string">
            <text:p>e_t_alt:</text:p>
          </table:table-cell>
          <table:table-cell office:value-type="float" office:value="0.0457312" calcext:value-type="float">
            <text:p>0.0457312</text:p>
          </table:table-cell>
          <table:table-cell office:value-type="string" calcext:value-type="string">
            <text:p>y_t:</text:p>
          </table:table-cell>
          <table:table-cell office:value-type="float" office:value="-43.5677" calcext:value-type="float">
            <text:p>-43.5677</text:p>
          </table:table-cell>
          <table:table-cell office:value-type="string" calcext:value-type="string">
            <text:p>P:</text:p>
          </table:table-cell>
          <table:table-cell office:value-type="float" office:value="-0.685968" calcext:value-type="float">
            <text:p>-0.685968</text:p>
          </table:table-cell>
          <table:table-cell office:value-type="string" calcext:value-type="string">
            <text:p>I:</text:p>
          </table:table-cell>
          <table:table-cell office:value-type="float" office:value="-38.0145" calcext:value-type="float">
            <text:p>-38.0145</text:p>
          </table:table-cell>
          <table:table-cell office:value-type="string" calcext:value-type="string">
            <text:p>D:</text:p>
          </table:table-cell>
          <table:table-cell office:value-type="float" office:value="-4.86726" calcext:value-type="float">
            <text:p>-4.86726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967029" calcext:value-type="float">
            <text:p>0.0967029</text:p>
          </table:table-cell>
          <table:table-cell office:value-type="string" calcext:value-type="string">
            <text:p>Force_Average_Y:</text:p>
          </table:table-cell>
          <table:table-cell office:value-type="float" office:value="0.554269" calcext:value-type="float">
            <text:p>0.554269</text:p>
          </table:table-cell>
          <table:table-cell office:value-type="string" calcext:value-type="string">
            <text:p>Force_Average_Z:</text:p>
          </table:table-cell>
          <table:table-cell office:value-type="float" office:value="3.36554E-018" calcext:value-type="float">
            <text:p>3.36554E-18</text:p>
          </table:table-cell>
          <table:table-cell office:value-type="string" calcext:value-type="string">
            <text:p>time:</text:p>
          </table:table-cell>
          <table:table-cell office:value-type="float" office:value="7.06834" calcext:value-type="float">
            <text:p>7.06834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20619" calcext:value-type="float">
            <text:p>0.720619</text:p>
          </table:table-cell>
          <table:table-cell office:value-type="string" calcext:value-type="string">
            <text:p>IST_alt:</text:p>
          </table:table-cell>
          <table:table-cell office:value-type="float" office:value="0.720619" calcext:value-type="float">
            <text:p>0.720619</text:p>
          </table:table-cell>
          <table:table-cell office:value-type="string" calcext:value-type="string">
            <text:p>e_t_SUMME:</text:p>
          </table:table-cell>
          <table:table-cell office:value-type="float" office:value="5.52724" calcext:value-type="float">
            <text:p>5.52724</text:p>
          </table:table-cell>
          <table:table-cell office:value-type="string" calcext:value-type="string">
            <text:p>e_t:</text:p>
          </table:table-cell>
          <table:table-cell office:value-type="float" office:value="-0.120619" calcext:value-type="float">
            <text:p>-0.120619</text:p>
          </table:table-cell>
          <table:table-cell office:value-type="string" calcext:value-type="string">
            <text:p>e_t_alt:</text:p>
          </table:table-cell>
          <table:table-cell office:value-type="float" office:value="-0.120619" calcext:value-type="float">
            <text:p>-0.120619</text:p>
          </table:table-cell>
          <table:table-cell office:value-type="string" calcext:value-type="string">
            <text:p>y_t:</text:p>
          </table:table-cell>
          <table:table-cell office:value-type="float" office:value="-30.4504" calcext:value-type="float">
            <text:p>-30.4504</text:p>
          </table:table-cell>
          <table:table-cell office:value-type="string" calcext:value-type="string">
            <text:p>P:</text:p>
          </table:table-cell>
          <table:table-cell office:value-type="float" office:value="1.80928" calcext:value-type="float">
            <text:p>1.80928</text:p>
          </table:table-cell>
          <table:table-cell office:value-type="string" calcext:value-type="string">
            <text:p>I:</text:p>
          </table:table-cell>
          <table:table-cell office:value-type="float" office:value="-37.2026" calcext:value-type="float">
            <text:p>-37.2026</text:p>
          </table:table-cell>
          <table:table-cell office:value-type="string" calcext:value-type="string">
            <text:p>D:</text:p>
          </table:table-cell>
          <table:table-cell office:value-type="float" office:value="4.94296" calcext:value-type="float">
            <text:p>4.94296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466942" calcext:value-type="float">
            <text:p>0.466942</text:p>
          </table:table-cell>
          <table:table-cell office:value-type="string" calcext:value-type="string">
            <text:p>Force_Average_Y:</text:p>
          </table:table-cell>
          <table:table-cell office:value-type="float" office:value="0.720619" calcext:value-type="float">
            <text:p>0.720619</text:p>
          </table:table-cell>
          <table:table-cell office:value-type="string" calcext:value-type="string">
            <text:p>Force_Average_Z:</text:p>
          </table:table-cell>
          <table:table-cell office:value-type="float" office:value="3.64778E-018" calcext:value-type="float">
            <text:p>3.64778E-18</text:p>
          </table:table-cell>
          <table:table-cell office:value-type="string" calcext:value-type="string">
            <text:p>time:</text:p>
          </table:table-cell>
          <table:table-cell office:value-type="float" office:value="7.40532" calcext:value-type="float">
            <text:p>7.4053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559486" calcext:value-type="float">
            <text:p>0.559486</text:p>
          </table:table-cell>
          <table:table-cell office:value-type="string" calcext:value-type="string">
            <text:p>IST_alt:</text:p>
          </table:table-cell>
          <table:table-cell office:value-type="float" office:value="0.559486" calcext:value-type="float">
            <text:p>0.559486</text:p>
          </table:table-cell>
          <table:table-cell office:value-type="string" calcext:value-type="string">
            <text:p>e_t_SUMME:</text:p>
          </table:table-cell>
          <table:table-cell office:value-type="float" office:value="5.56775" calcext:value-type="float">
            <text:p>5.56775</text:p>
          </table:table-cell>
          <table:table-cell office:value-type="string" calcext:value-type="string">
            <text:p>e_t:</text:p>
          </table:table-cell>
          <table:table-cell office:value-type="float" office:value="0.0405145" calcext:value-type="float">
            <text:p>0.0405145</text:p>
          </table:table-cell>
          <table:table-cell office:value-type="string" calcext:value-type="string">
            <text:p>e_t_alt:</text:p>
          </table:table-cell>
          <table:table-cell office:value-type="float" office:value="0.0405145" calcext:value-type="float">
            <text:p>0.0405145</text:p>
          </table:table-cell>
          <table:table-cell office:value-type="string" calcext:value-type="string">
            <text:p>y_t:</text:p>
          </table:table-cell>
          <table:table-cell office:value-type="float" office:value="-42.871" calcext:value-type="float">
            <text:p>-42.871</text:p>
          </table:table-cell>
          <table:table-cell office:value-type="string" calcext:value-type="string">
            <text:p>P:</text:p>
          </table:table-cell>
          <table:table-cell office:value-type="float" office:value="-0.607717" calcext:value-type="float">
            <text:p>-0.607717</text:p>
          </table:table-cell>
          <table:table-cell office:value-type="string" calcext:value-type="string">
            <text:p>I:</text:p>
          </table:table-cell>
          <table:table-cell office:value-type="float" office:value="-37.4753" calcext:value-type="float">
            <text:p>-37.4753</text:p>
          </table:table-cell>
          <table:table-cell office:value-type="string" calcext:value-type="string">
            <text:p>D:</text:p>
          </table:table-cell>
          <table:table-cell office:value-type="float" office:value="-4.78795" calcext:value-type="float">
            <text:p>-4.78795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976286" calcext:value-type="float">
            <text:p>0.0976286</text:p>
          </table:table-cell>
          <table:table-cell office:value-type="string" calcext:value-type="string">
            <text:p>Force_Average_Y:</text:p>
          </table:table-cell>
          <table:table-cell office:value-type="float" office:value="0.559486" calcext:value-type="float">
            <text:p>0.559486</text:p>
          </table:table-cell>
          <table:table-cell office:value-type="string" calcext:value-type="string">
            <text:p>Force_Average_Z:</text:p>
          </table:table-cell>
          <table:table-cell office:value-type="float" office:value="3.40954E-018" calcext:value-type="float">
            <text:p>3.40954E-18</text:p>
          </table:table-cell>
          <table:table-cell office:value-type="string" calcext:value-type="string">
            <text:p>time:</text:p>
          </table:table-cell>
          <table:table-cell office:value-type="float" office:value="7.74083" calcext:value-type="float">
            <text:p>7.7408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22957" calcext:value-type="float">
            <text:p>0.722957</text:p>
          </table:table-cell>
          <table:table-cell office:value-type="string" calcext:value-type="string">
            <text:p>IST_alt:</text:p>
          </table:table-cell>
          <table:table-cell office:value-type="float" office:value="0.722957" calcext:value-type="float">
            <text:p>0.722957</text:p>
          </table:table-cell>
          <table:table-cell office:value-type="string" calcext:value-type="string">
            <text:p>e_t_SUMME:</text:p>
          </table:table-cell>
          <table:table-cell office:value-type="float" office:value="5.4448" calcext:value-type="float">
            <text:p>5.4448</text:p>
          </table:table-cell>
          <table:table-cell office:value-type="string" calcext:value-type="string">
            <text:p>e_t:</text:p>
          </table:table-cell>
          <table:table-cell office:value-type="float" office:value="-0.122957" calcext:value-type="float">
            <text:p>-0.122957</text:p>
          </table:table-cell>
          <table:table-cell office:value-type="string" calcext:value-type="string">
            <text:p>e_t_alt:</text:p>
          </table:table-cell>
          <table:table-cell office:value-type="float" office:value="-0.122957" calcext:value-type="float">
            <text:p>-0.122957</text:p>
          </table:table-cell>
          <table:table-cell office:value-type="string" calcext:value-type="string">
            <text:p>y_t:</text:p>
          </table:table-cell>
          <table:table-cell office:value-type="float" office:value="-29.946" calcext:value-type="float">
            <text:p>-29.946</text:p>
          </table:table-cell>
          <table:table-cell office:value-type="string" calcext:value-type="string">
            <text:p>P:</text:p>
          </table:table-cell>
          <table:table-cell office:value-type="float" office:value="1.84436" calcext:value-type="float">
            <text:p>1.84436</text:p>
          </table:table-cell>
          <table:table-cell office:value-type="string" calcext:value-type="string">
            <text:p>I:</text:p>
          </table:table-cell>
          <table:table-cell office:value-type="float" office:value="-36.6477" calcext:value-type="float">
            <text:p>-36.6477</text:p>
          </table:table-cell>
          <table:table-cell office:value-type="string" calcext:value-type="string">
            <text:p>D:</text:p>
          </table:table-cell>
          <table:table-cell office:value-type="float" office:value="4.85743" calcext:value-type="float">
            <text:p>4.85743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45346" calcext:value-type="float">
            <text:p>0.45346</text:p>
          </table:table-cell>
          <table:table-cell office:value-type="string" calcext:value-type="string">
            <text:p>Force_Average_Y:</text:p>
          </table:table-cell>
          <table:table-cell office:value-type="float" office:value="0.722957" calcext:value-type="float">
            <text:p>0.722957</text:p>
          </table:table-cell>
          <table:table-cell office:value-type="string" calcext:value-type="string">
            <text:p>Force_Average_Z:</text:p>
          </table:table-cell>
          <table:table-cell office:value-type="float" office:value="3.63924E-018" calcext:value-type="float">
            <text:p>3.63924E-18</text:p>
          </table:table-cell>
          <table:table-cell office:value-type="string" calcext:value-type="string">
            <text:p>time:</text:p>
          </table:table-cell>
          <table:table-cell office:value-type="float" office:value="8.07768" calcext:value-type="float">
            <text:p>8.07768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550393" calcext:value-type="float">
            <text:p>0.550393</text:p>
          </table:table-cell>
          <table:table-cell office:value-type="string" calcext:value-type="string">
            <text:p>IST_alt:</text:p>
          </table:table-cell>
          <table:table-cell office:value-type="float" office:value="0.550393" calcext:value-type="float">
            <text:p>0.550393</text:p>
          </table:table-cell>
          <table:table-cell office:value-type="string" calcext:value-type="string">
            <text:p>e_t_SUMME:</text:p>
          </table:table-cell>
          <table:table-cell office:value-type="float" office:value="5.4944" calcext:value-type="float">
            <text:p>5.4944</text:p>
          </table:table-cell>
          <table:table-cell office:value-type="string" calcext:value-type="string">
            <text:p>e_t:</text:p>
          </table:table-cell>
          <table:table-cell office:value-type="float" office:value="0.049607" calcext:value-type="float">
            <text:p>0.049607</text:p>
          </table:table-cell>
          <table:table-cell office:value-type="string" calcext:value-type="string">
            <text:p>e_t_alt:</text:p>
          </table:table-cell>
          <table:table-cell office:value-type="float" office:value="0.049607" calcext:value-type="float">
            <text:p>0.049607</text:p>
          </table:table-cell>
          <table:table-cell office:value-type="string" calcext:value-type="string">
            <text:p>y_t:</text:p>
          </table:table-cell>
          <table:table-cell office:value-type="float" office:value="-42.8534" calcext:value-type="float">
            <text:p>-42.8534</text:p>
          </table:table-cell>
          <table:table-cell office:value-type="string" calcext:value-type="string">
            <text:p>P:</text:p>
          </table:table-cell>
          <table:table-cell office:value-type="float" office:value="-0.744105" calcext:value-type="float">
            <text:p>-0.744105</text:p>
          </table:table-cell>
          <table:table-cell office:value-type="string" calcext:value-type="string">
            <text:p>I:</text:p>
          </table:table-cell>
          <table:table-cell office:value-type="float" office:value="-36.9816" calcext:value-type="float">
            <text:p>-36.9816</text:p>
          </table:table-cell>
          <table:table-cell office:value-type="string" calcext:value-type="string">
            <text:p>D:</text:p>
          </table:table-cell>
          <table:table-cell office:value-type="float" office:value="-5.12761" calcext:value-type="float">
            <text:p>-5.12761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86645" calcext:value-type="float">
            <text:p>0.086645</text:p>
          </table:table-cell>
          <table:table-cell office:value-type="string" calcext:value-type="string">
            <text:p>Force_Average_Y:</text:p>
          </table:table-cell>
          <table:table-cell office:value-type="float" office:value="0.550393" calcext:value-type="float">
            <text:p>0.550393</text:p>
          </table:table-cell>
          <table:table-cell office:value-type="string" calcext:value-type="string">
            <text:p>Force_Average_Z:</text:p>
          </table:table-cell>
          <table:table-cell office:value-type="float" office:value="3.39958E-018" calcext:value-type="float">
            <text:p>3.39958E-18</text:p>
          </table:table-cell>
          <table:table-cell office:value-type="string" calcext:value-type="string">
            <text:p>time:</text:p>
          </table:table-cell>
          <table:table-cell office:value-type="float" office:value="8.41462" calcext:value-type="float">
            <text:p>8.4146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26147" calcext:value-type="float">
            <text:p>0.726147</text:p>
          </table:table-cell>
          <table:table-cell office:value-type="string" calcext:value-type="string">
            <text:p>IST_alt:</text:p>
          </table:table-cell>
          <table:table-cell office:value-type="float" office:value="0.726147" calcext:value-type="float">
            <text:p>0.726147</text:p>
          </table:table-cell>
          <table:table-cell office:value-type="string" calcext:value-type="string">
            <text:p>e_t_SUMME:</text:p>
          </table:table-cell>
          <table:table-cell office:value-type="float" office:value="5.36826" calcext:value-type="float">
            <text:p>5.36826</text:p>
          </table:table-cell>
          <table:table-cell office:value-type="string" calcext:value-type="string">
            <text:p>e_t:</text:p>
          </table:table-cell>
          <table:table-cell office:value-type="float" office:value="-0.126147" calcext:value-type="float">
            <text:p>-0.126147</text:p>
          </table:table-cell>
          <table:table-cell office:value-type="string" calcext:value-type="string">
            <text:p>e_t_alt:</text:p>
          </table:table-cell>
          <table:table-cell office:value-type="float" office:value="-0.126147" calcext:value-type="float">
            <text:p>-0.126147</text:p>
          </table:table-cell>
          <table:table-cell office:value-type="string" calcext:value-type="string">
            <text:p>y_t:</text:p>
          </table:table-cell>
          <table:table-cell office:value-type="float" office:value="-29.018" calcext:value-type="float">
            <text:p>-29.018</text:p>
          </table:table-cell>
          <table:table-cell office:value-type="string" calcext:value-type="string">
            <text:p>P:</text:p>
          </table:table-cell>
          <table:table-cell office:value-type="float" office:value="1.89221" calcext:value-type="float">
            <text:p>1.89221</text:p>
          </table:table-cell>
          <table:table-cell office:value-type="string" calcext:value-type="string">
            <text:p>I:</text:p>
          </table:table-cell>
          <table:table-cell office:value-type="float" office:value="-36.1326" calcext:value-type="float">
            <text:p>-36.1326</text:p>
          </table:table-cell>
          <table:table-cell office:value-type="string" calcext:value-type="string">
            <text:p>D:</text:p>
          </table:table-cell>
          <table:table-cell office:value-type="float" office:value="5.2224" calcext:value-type="float">
            <text:p>5.2224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454454" calcext:value-type="float">
            <text:p>0.454454</text:p>
          </table:table-cell>
          <table:table-cell office:value-type="string" calcext:value-type="string">
            <text:p>Force_Average_Y:</text:p>
          </table:table-cell>
          <table:table-cell office:value-type="float" office:value="0.726147" calcext:value-type="float">
            <text:p>0.726147</text:p>
          </table:table-cell>
          <table:table-cell office:value-type="string" calcext:value-type="string">
            <text:p>Force_Average_Z:</text:p>
          </table:table-cell>
          <table:table-cell office:value-type="float" office:value="3.67048E-018" calcext:value-type="float">
            <text:p>3.67048E-18</text:p>
          </table:table-cell>
          <table:table-cell office:value-type="string" calcext:value-type="string">
            <text:p>time:</text:p>
          </table:table-cell>
          <table:table-cell office:value-type="float" office:value="8.75076" calcext:value-type="float">
            <text:p>8.75076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534802" calcext:value-type="float">
            <text:p>0.534802</text:p>
          </table:table-cell>
          <table:table-cell office:value-type="string" calcext:value-type="string">
            <text:p>IST_alt:</text:p>
          </table:table-cell>
          <table:table-cell office:value-type="float" office:value="0.534802" calcext:value-type="float">
            <text:p>0.534802</text:p>
          </table:table-cell>
          <table:table-cell office:value-type="string" calcext:value-type="string">
            <text:p>e_t_SUMME:</text:p>
          </table:table-cell>
          <table:table-cell office:value-type="float" office:value="5.43345" calcext:value-type="float">
            <text:p>5.43345</text:p>
          </table:table-cell>
          <table:table-cell office:value-type="string" calcext:value-type="string">
            <text:p>e_t:</text:p>
          </table:table-cell>
          <table:table-cell office:value-type="float" office:value="0.0651977" calcext:value-type="float">
            <text:p>0.0651977</text:p>
          </table:table-cell>
          <table:table-cell office:value-type="string" calcext:value-type="string">
            <text:p>e_t_alt:</text:p>
          </table:table-cell>
          <table:table-cell office:value-type="float" office:value="0.0651977" calcext:value-type="float">
            <text:p>0.0651977</text:p>
          </table:table-cell>
          <table:table-cell office:value-type="string" calcext:value-type="string">
            <text:p>y_t:</text:p>
          </table:table-cell>
          <table:table-cell office:value-type="float" office:value="-43.235" calcext:value-type="float">
            <text:p>-43.235</text:p>
          </table:table-cell>
          <table:table-cell office:value-type="string" calcext:value-type="string">
            <text:p>P:</text:p>
          </table:table-cell>
          <table:table-cell office:value-type="float" office:value="-0.977965" calcext:value-type="float">
            <text:p>-0.977965</text:p>
          </table:table-cell>
          <table:table-cell office:value-type="string" calcext:value-type="string">
            <text:p>I:</text:p>
          </table:table-cell>
          <table:table-cell office:value-type="float" office:value="-36.5714" calcext:value-type="float">
            <text:p>-36.5714</text:p>
          </table:table-cell>
          <table:table-cell office:value-type="string" calcext:value-type="string">
            <text:p>D:</text:p>
          </table:table-cell>
          <table:table-cell office:value-type="float" office:value="-5.68567" calcext:value-type="float">
            <text:p>-5.68567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687113" calcext:value-type="float">
            <text:p>0.0687113</text:p>
          </table:table-cell>
          <table:table-cell office:value-type="string" calcext:value-type="string">
            <text:p>Force_Average_Y:</text:p>
          </table:table-cell>
          <table:table-cell office:value-type="float" office:value="0.534802" calcext:value-type="float">
            <text:p>0.534802</text:p>
          </table:table-cell>
          <table:table-cell office:value-type="string" calcext:value-type="string">
            <text:p>Force_Average_Z:</text:p>
          </table:table-cell>
          <table:table-cell office:value-type="float" office:value="3.33889E-018" calcext:value-type="float">
            <text:p>3.33889E-18</text:p>
          </table:table-cell>
          <table:table-cell office:value-type="string" calcext:value-type="string">
            <text:p>time:</text:p>
          </table:table-cell>
          <table:table-cell office:value-type="float" office:value="9.08763" calcext:value-type="float">
            <text:p>9.0876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27674" calcext:value-type="float">
            <text:p>0.727674</text:p>
          </table:table-cell>
          <table:table-cell office:value-type="string" calcext:value-type="string">
            <text:p>IST_alt:</text:p>
          </table:table-cell>
          <table:table-cell office:value-type="float" office:value="0.727674" calcext:value-type="float">
            <text:p>0.727674</text:p>
          </table:table-cell>
          <table:table-cell office:value-type="string" calcext:value-type="string">
            <text:p>e_t_SUMME:</text:p>
          </table:table-cell>
          <table:table-cell office:value-type="float" office:value="5.30578" calcext:value-type="float">
            <text:p>5.30578</text:p>
          </table:table-cell>
          <table:table-cell office:value-type="string" calcext:value-type="string">
            <text:p>e_t:</text:p>
          </table:table-cell>
          <table:table-cell office:value-type="float" office:value="-0.127674" calcext:value-type="float">
            <text:p>-0.127674</text:p>
          </table:table-cell>
          <table:table-cell office:value-type="string" calcext:value-type="string">
            <text:p>e_t_alt:</text:p>
          </table:table-cell>
          <table:table-cell office:value-type="float" office:value="-0.127674" calcext:value-type="float">
            <text:p>-0.127674</text:p>
          </table:table-cell>
          <table:table-cell office:value-type="string" calcext:value-type="string">
            <text:p>y_t:</text:p>
          </table:table-cell>
          <table:table-cell office:value-type="float" office:value="-28.0659" calcext:value-type="float">
            <text:p>-28.0659</text:p>
          </table:table-cell>
          <table:table-cell office:value-type="string" calcext:value-type="string">
            <text:p>P:</text:p>
          </table:table-cell>
          <table:table-cell office:value-type="float" office:value="1.91511" calcext:value-type="float">
            <text:p>1.91511</text:p>
          </table:table-cell>
          <table:table-cell office:value-type="string" calcext:value-type="string">
            <text:p>I:</text:p>
          </table:table-cell>
          <table:table-cell office:value-type="float" office:value="-35.7121" calcext:value-type="float">
            <text:p>-35.7121</text:p>
          </table:table-cell>
          <table:table-cell office:value-type="string" calcext:value-type="string">
            <text:p>D:</text:p>
          </table:table-cell>
          <table:table-cell office:value-type="float" office:value="5.73103" calcext:value-type="float">
            <text:p>5.73103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463398" calcext:value-type="float">
            <text:p>0.463398</text:p>
          </table:table-cell>
          <table:table-cell office:value-type="string" calcext:value-type="string">
            <text:p>Force_Average_Y:</text:p>
          </table:table-cell>
          <table:table-cell office:value-type="float" office:value="0.727674" calcext:value-type="float">
            <text:p>0.727674</text:p>
          </table:table-cell>
          <table:table-cell office:value-type="string" calcext:value-type="string">
            <text:p>Force_Average_Z:</text:p>
          </table:table-cell>
          <table:table-cell office:value-type="float" office:value="3.68313E-018" calcext:value-type="float">
            <text:p>3.68313E-18</text:p>
          </table:table-cell>
          <table:table-cell office:value-type="string" calcext:value-type="string">
            <text:p>time:</text:p>
          </table:table-cell>
          <table:table-cell office:value-type="float" office:value="9.42423" calcext:value-type="float">
            <text:p>9.4242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518695" calcext:value-type="float">
            <text:p>0.518695</text:p>
          </table:table-cell>
          <table:table-cell office:value-type="string" calcext:value-type="string">
            <text:p>IST_alt:</text:p>
          </table:table-cell>
          <table:table-cell office:value-type="float" office:value="0.518695" calcext:value-type="float">
            <text:p>0.518695</text:p>
          </table:table-cell>
          <table:table-cell office:value-type="string" calcext:value-type="string">
            <text:p>e_t_SUMME:</text:p>
          </table:table-cell>
          <table:table-cell office:value-type="float" office:value="5.38709" calcext:value-type="float">
            <text:p>5.38709</text:p>
          </table:table-cell>
          <table:table-cell office:value-type="string" calcext:value-type="string">
            <text:p>e_t:</text:p>
          </table:table-cell>
          <table:table-cell office:value-type="float" office:value="0.0813045" calcext:value-type="float">
            <text:p>0.0813045</text:p>
          </table:table-cell>
          <table:table-cell office:value-type="string" calcext:value-type="string">
            <text:p>e_t_alt:</text:p>
          </table:table-cell>
          <table:table-cell office:value-type="float" office:value="0.0813045" calcext:value-type="float">
            <text:p>0.0813045</text:p>
          </table:table-cell>
          <table:table-cell office:value-type="string" calcext:value-type="string">
            <text:p>y_t:</text:p>
          </table:table-cell>
          <table:table-cell office:value-type="float" office:value="-43.6885" calcext:value-type="float">
            <text:p>-43.6885</text:p>
          </table:table-cell>
          <table:table-cell office:value-type="string" calcext:value-type="string">
            <text:p>P:</text:p>
          </table:table-cell>
          <table:table-cell office:value-type="float" office:value="-1.21957" calcext:value-type="float">
            <text:p>-1.21957</text:p>
          </table:table-cell>
          <table:table-cell office:value-type="string" calcext:value-type="string">
            <text:p>I:</text:p>
          </table:table-cell>
          <table:table-cell office:value-type="float" office:value="-36.2593" calcext:value-type="float">
            <text:p>-36.2593</text:p>
          </table:table-cell>
          <table:table-cell office:value-type="string" calcext:value-type="string">
            <text:p>D:</text:p>
          </table:table-cell>
          <table:table-cell office:value-type="float" office:value="-6.20963" calcext:value-type="float">
            <text:p>-6.20963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523901" calcext:value-type="float">
            <text:p>0.0523901</text:p>
          </table:table-cell>
          <table:table-cell office:value-type="string" calcext:value-type="string">
            <text:p>Force_Average_Y:</text:p>
          </table:table-cell>
          <table:table-cell office:value-type="float" office:value="0.518695" calcext:value-type="float">
            <text:p>0.518695</text:p>
          </table:table-cell>
          <table:table-cell office:value-type="string" calcext:value-type="string">
            <text:p>Force_Average_Z:</text:p>
          </table:table-cell>
          <table:table-cell office:value-type="float" office:value="3.27817E-018" calcext:value-type="float">
            <text:p>3.27817E-18</text:p>
          </table:table-cell>
          <table:table-cell office:value-type="string" calcext:value-type="string">
            <text:p>time:</text:p>
          </table:table-cell>
          <table:table-cell office:value-type="float" office:value="9.76048" calcext:value-type="float">
            <text:p>9.76048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29945" calcext:value-type="float">
            <text:p>0.729945</text:p>
          </table:table-cell>
          <table:table-cell office:value-type="string" calcext:value-type="string">
            <text:p>IST_alt:</text:p>
          </table:table-cell>
          <table:table-cell office:value-type="float" office:value="0.729945" calcext:value-type="float">
            <text:p>0.729945</text:p>
          </table:table-cell>
          <table:table-cell office:value-type="string" calcext:value-type="string">
            <text:p>e_t_SUMME:</text:p>
          </table:table-cell>
          <table:table-cell office:value-type="float" office:value="5.25714" calcext:value-type="float">
            <text:p>5.25714</text:p>
          </table:table-cell>
          <table:table-cell office:value-type="string" calcext:value-type="string">
            <text:p>e_t:</text:p>
          </table:table-cell>
          <table:table-cell office:value-type="float" office:value="-0.129945" calcext:value-type="float">
            <text:p>-0.129945</text:p>
          </table:table-cell>
          <table:table-cell office:value-type="string" calcext:value-type="string">
            <text:p>e_t_alt:</text:p>
          </table:table-cell>
          <table:table-cell office:value-type="float" office:value="-0.129945" calcext:value-type="float">
            <text:p>-0.129945</text:p>
          </table:table-cell>
          <table:table-cell office:value-type="string" calcext:value-type="string">
            <text:p>y_t:</text:p>
          </table:table-cell>
          <table:table-cell office:value-type="float" office:value="-27.1584" calcext:value-type="float">
            <text:p>-27.1584</text:p>
          </table:table-cell>
          <table:table-cell office:value-type="string" calcext:value-type="string">
            <text:p>P:</text:p>
          </table:table-cell>
          <table:table-cell office:value-type="float" office:value="1.94918" calcext:value-type="float">
            <text:p>1.94918</text:p>
          </table:table-cell>
          <table:table-cell office:value-type="string" calcext:value-type="string">
            <text:p>I:</text:p>
          </table:table-cell>
          <table:table-cell office:value-type="float" office:value="-35.3847" calcext:value-type="float">
            <text:p>-35.3847</text:p>
          </table:table-cell>
          <table:table-cell office:value-type="string" calcext:value-type="string">
            <text:p>D:</text:p>
          </table:table-cell>
          <table:table-cell office:value-type="float" office:value="6.27713" calcext:value-type="float">
            <text:p>6.27713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473464" calcext:value-type="float">
            <text:p>0.473464</text:p>
          </table:table-cell>
          <table:table-cell office:value-type="string" calcext:value-type="string">
            <text:p>Force_Average_Y:</text:p>
          </table:table-cell>
          <table:table-cell office:value-type="float" office:value="0.729945" calcext:value-type="float">
            <text:p>0.729945</text:p>
          </table:table-cell>
          <table:table-cell office:value-type="string" calcext:value-type="string">
            <text:p>Force_Average_Z:</text:p>
          </table:table-cell>
          <table:table-cell office:value-type="float" office:value="3.75899E-018" calcext:value-type="float">
            <text:p>3.75899E-18</text:p>
          </table:table-cell>
          <table:table-cell office:value-type="string" calcext:value-type="string">
            <text:p>time:</text:p>
          </table:table-cell>
          <table:table-cell office:value-type="float" office:value="10.0962" calcext:value-type="float">
            <text:p>10.096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501116" calcext:value-type="float">
            <text:p>0.501116</text:p>
          </table:table-cell>
          <table:table-cell office:value-type="string" calcext:value-type="string">
            <text:p>IST_alt:</text:p>
          </table:table-cell>
          <table:table-cell office:value-type="float" office:value="0.501116" calcext:value-type="float">
            <text:p>0.501116</text:p>
          </table:table-cell>
          <table:table-cell office:value-type="string" calcext:value-type="string">
            <text:p>e_t_SUMME:</text:p>
          </table:table-cell>
          <table:table-cell office:value-type="float" office:value="5.35602" calcext:value-type="float">
            <text:p>5.35602</text:p>
          </table:table-cell>
          <table:table-cell office:value-type="string" calcext:value-type="string">
            <text:p>e_t:</text:p>
          </table:table-cell>
          <table:table-cell office:value-type="float" office:value="0.098884" calcext:value-type="float">
            <text:p>0.098884</text:p>
          </table:table-cell>
          <table:table-cell office:value-type="string" calcext:value-type="string">
            <text:p>e_t_alt:</text:p>
          </table:table-cell>
          <table:table-cell office:value-type="float" office:value="0.098884" calcext:value-type="float">
            <text:p>0.098884</text:p>
          </table:table-cell>
          <table:table-cell office:value-type="string" calcext:value-type="string">
            <text:p>y_t:</text:p>
          </table:table-cell>
          <table:table-cell office:value-type="float" office:value="-44.333" calcext:value-type="float">
            <text:p>-44.333</text:p>
          </table:table-cell>
          <table:table-cell office:value-type="string" calcext:value-type="string">
            <text:p>P:</text:p>
          </table:table-cell>
          <table:table-cell office:value-type="float" office:value="-1.48326" calcext:value-type="float">
            <text:p>-1.48326</text:p>
          </table:table-cell>
          <table:table-cell office:value-type="string" calcext:value-type="string">
            <text:p>I:</text:p>
          </table:table-cell>
          <table:table-cell office:value-type="float" office:value="-36.0502" calcext:value-type="float">
            <text:p>-36.0502</text:p>
          </table:table-cell>
          <table:table-cell office:value-type="string" calcext:value-type="string">
            <text:p>D:</text:p>
          </table:table-cell>
          <table:table-cell office:value-type="float" office:value="-6.79949" calcext:value-type="float">
            <text:p>-6.79949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384522" calcext:value-type="float">
            <text:p>0.0384522</text:p>
          </table:table-cell>
          <table:table-cell office:value-type="string" calcext:value-type="string">
            <text:p>Force_Average_Y:</text:p>
          </table:table-cell>
          <table:table-cell office:value-type="float" office:value="0.501116" calcext:value-type="float">
            <text:p>0.501116</text:p>
          </table:table-cell>
          <table:table-cell office:value-type="string" calcext:value-type="string">
            <text:p>Force_Average_Z:</text:p>
          </table:table-cell>
          <table:table-cell office:value-type="float" office:value="3.21536E-018" calcext:value-type="float">
            <text:p>3.21536E-18</text:p>
          </table:table-cell>
          <table:table-cell office:value-type="string" calcext:value-type="string">
            <text:p>time:</text:p>
          </table:table-cell>
          <table:table-cell office:value-type="float" office:value="10.4331" calcext:value-type="float">
            <text:p>10.4331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29439" calcext:value-type="float">
            <text:p>0.729439</text:p>
          </table:table-cell>
          <table:table-cell office:value-type="string" calcext:value-type="string">
            <text:p>IST_alt:</text:p>
          </table:table-cell>
          <table:table-cell office:value-type="float" office:value="0.729439" calcext:value-type="float">
            <text:p>0.729439</text:p>
          </table:table-cell>
          <table:table-cell office:value-type="string" calcext:value-type="string">
            <text:p>e_t_SUMME:</text:p>
          </table:table-cell>
          <table:table-cell office:value-type="float" office:value="5.22658" calcext:value-type="float">
            <text:p>5.22658</text:p>
          </table:table-cell>
          <table:table-cell office:value-type="string" calcext:value-type="string">
            <text:p>e_t:</text:p>
          </table:table-cell>
          <table:table-cell office:value-type="float" office:value="-0.129439" calcext:value-type="float">
            <text:p>-0.129439</text:p>
          </table:table-cell>
          <table:table-cell office:value-type="string" calcext:value-type="string">
            <text:p>e_t_alt:</text:p>
          </table:table-cell>
          <table:table-cell office:value-type="float" office:value="-0.129439" calcext:value-type="float">
            <text:p>-0.129439</text:p>
          </table:table-cell>
          <table:table-cell office:value-type="string" calcext:value-type="string">
            <text:p>y_t:</text:p>
          </table:table-cell>
          <table:table-cell office:value-type="float" office:value="-26.453" calcext:value-type="float">
            <text:p>-26.453</text:p>
          </table:table-cell>
          <table:table-cell office:value-type="string" calcext:value-type="string">
            <text:p>P:</text:p>
          </table:table-cell>
          <table:table-cell office:value-type="float" office:value="1.94159" calcext:value-type="float">
            <text:p>1.94159</text:p>
          </table:table-cell>
          <table:table-cell office:value-type="string" calcext:value-type="string">
            <text:p>I:</text:p>
          </table:table-cell>
          <table:table-cell office:value-type="float" office:value="-35.179" calcext:value-type="float">
            <text:p>-35.179</text:p>
          </table:table-cell>
          <table:table-cell office:value-type="string" calcext:value-type="string">
            <text:p>D:</text:p>
          </table:table-cell>
          <table:table-cell office:value-type="float" office:value="6.78445" calcext:value-type="float">
            <text:p>6.78445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48588" calcext:value-type="float">
            <text:p>0.48588</text:p>
          </table:table-cell>
          <table:table-cell office:value-type="string" calcext:value-type="string">
            <text:p>Force_Average_Y:</text:p>
          </table:table-cell>
          <table:table-cell office:value-type="float" office:value="0.729439" calcext:value-type="float">
            <text:p>0.729439</text:p>
          </table:table-cell>
          <table:table-cell office:value-type="string" calcext:value-type="string">
            <text:p>Force_Average_Z:</text:p>
          </table:table-cell>
          <table:table-cell office:value-type="float" office:value="3.58447E-018" calcext:value-type="float">
            <text:p>3.58447E-18</text:p>
          </table:table-cell>
          <table:table-cell office:value-type="string" calcext:value-type="string">
            <text:p>time:</text:p>
          </table:table-cell>
          <table:table-cell office:value-type="float" office:value="10.7693" calcext:value-type="float">
            <text:p>10.769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487259" calcext:value-type="float">
            <text:p>0.487259</text:p>
          </table:table-cell>
          <table:table-cell office:value-type="string" calcext:value-type="string">
            <text:p>IST_alt:</text:p>
          </table:table-cell>
          <table:table-cell office:value-type="float" office:value="0.487259" calcext:value-type="float">
            <text:p>0.487259</text:p>
          </table:table-cell>
          <table:table-cell office:value-type="string" calcext:value-type="string">
            <text:p>e_t_SUMME:</text:p>
          </table:table-cell>
          <table:table-cell office:value-type="float" office:value="5.33933" calcext:value-type="float">
            <text:p>5.33933</text:p>
          </table:table-cell>
          <table:table-cell office:value-type="string" calcext:value-type="string">
            <text:p>e_t:</text:p>
          </table:table-cell>
          <table:table-cell office:value-type="float" office:value="0.112741" calcext:value-type="float">
            <text:p>0.112741</text:p>
          </table:table-cell>
          <table:table-cell office:value-type="string" calcext:value-type="string">
            <text:p>e_t_alt:</text:p>
          </table:table-cell>
          <table:table-cell office:value-type="float" office:value="0.112741" calcext:value-type="float">
            <text:p>0.112741</text:p>
          </table:table-cell>
          <table:table-cell office:value-type="string" calcext:value-type="string">
            <text:p>y_t:</text:p>
          </table:table-cell>
          <table:table-cell office:value-type="float" office:value="-44.8252" calcext:value-type="float">
            <text:p>-44.8252</text:p>
          </table:table-cell>
          <table:table-cell office:value-type="string" calcext:value-type="string">
            <text:p>P:</text:p>
          </table:table-cell>
          <table:table-cell office:value-type="float" office:value="-1.69112" calcext:value-type="float">
            <text:p>-1.69112</text:p>
          </table:table-cell>
          <table:table-cell office:value-type="string" calcext:value-type="string">
            <text:p>I:</text:p>
          </table:table-cell>
          <table:table-cell office:value-type="float" office:value="-35.9378" calcext:value-type="float">
            <text:p>-35.9378</text:p>
          </table:table-cell>
          <table:table-cell office:value-type="string" calcext:value-type="string">
            <text:p>D:</text:p>
          </table:table-cell>
          <table:table-cell office:value-type="float" office:value="-7.19621" calcext:value-type="float">
            <text:p>-7.19621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280912" calcext:value-type="float">
            <text:p>0.0280912</text:p>
          </table:table-cell>
          <table:table-cell office:value-type="string" calcext:value-type="string">
            <text:p>Force_Average_Y:</text:p>
          </table:table-cell>
          <table:table-cell office:value-type="float" office:value="0.487259" calcext:value-type="float">
            <text:p>0.487259</text:p>
          </table:table-cell>
          <table:table-cell office:value-type="string" calcext:value-type="string">
            <text:p>Force_Average_Z:</text:p>
          </table:table-cell>
          <table:table-cell office:value-type="float" office:value="3.26011E-018" calcext:value-type="float">
            <text:p>3.26011E-18</text:p>
          </table:table-cell>
          <table:table-cell office:value-type="string" calcext:value-type="string">
            <text:p>time:</text:p>
          </table:table-cell>
          <table:table-cell office:value-type="float" office:value="11.1064" calcext:value-type="float">
            <text:p>11.1064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28057" calcext:value-type="float">
            <text:p>0.728057</text:p>
          </table:table-cell>
          <table:table-cell office:value-type="string" calcext:value-type="string">
            <text:p>IST_alt:</text:p>
          </table:table-cell>
          <table:table-cell office:value-type="float" office:value="0.728057" calcext:value-type="float">
            <text:p>0.728057</text:p>
          </table:table-cell>
          <table:table-cell office:value-type="string" calcext:value-type="string">
            <text:p>e_t_SUMME:</text:p>
          </table:table-cell>
          <table:table-cell office:value-type="float" office:value="5.21127" calcext:value-type="float">
            <text:p>5.21127</text:p>
          </table:table-cell>
          <table:table-cell office:value-type="string" calcext:value-type="string">
            <text:p>e_t:</text:p>
          </table:table-cell>
          <table:table-cell office:value-type="float" office:value="-0.128057" calcext:value-type="float">
            <text:p>-0.128057</text:p>
          </table:table-cell>
          <table:table-cell office:value-type="string" calcext:value-type="string">
            <text:p>e_t_alt:</text:p>
          </table:table-cell>
          <table:table-cell office:value-type="float" office:value="-0.128057" calcext:value-type="float">
            <text:p>-0.128057</text:p>
          </table:table-cell>
          <table:table-cell office:value-type="string" calcext:value-type="string">
            <text:p>y_t:</text:p>
          </table:table-cell>
          <table:table-cell office:value-type="float" office:value="-25.9999" calcext:value-type="float">
            <text:p>-25.9999</text:p>
          </table:table-cell>
          <table:table-cell office:value-type="string" calcext:value-type="string">
            <text:p>P:</text:p>
          </table:table-cell>
          <table:table-cell office:value-type="float" office:value="1.92085" calcext:value-type="float">
            <text:p>1.92085</text:p>
          </table:table-cell>
          <table:table-cell office:value-type="string" calcext:value-type="string">
            <text:p>I:</text:p>
          </table:table-cell>
          <table:table-cell office:value-type="float" office:value="-35.0759" calcext:value-type="float">
            <text:p>-35.0759</text:p>
          </table:table-cell>
          <table:table-cell office:value-type="string" calcext:value-type="string">
            <text:p>D:</text:p>
          </table:table-cell>
          <table:table-cell office:value-type="float" office:value="7.15514" calcext:value-type="float">
            <text:p>7.15514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494751" calcext:value-type="float">
            <text:p>0.494751</text:p>
          </table:table-cell>
          <table:table-cell office:value-type="string" calcext:value-type="string">
            <text:p>Force_Average_Y:</text:p>
          </table:table-cell>
          <table:table-cell office:value-type="float" office:value="0.728057" calcext:value-type="float">
            <text:p>0.728057</text:p>
          </table:table-cell>
          <table:table-cell office:value-type="string" calcext:value-type="string">
            <text:p>Force_Average_Z:</text:p>
          </table:table-cell>
          <table:table-cell office:value-type="float" office:value="3.50108E-018" calcext:value-type="float">
            <text:p>3.50108E-18</text:p>
          </table:table-cell>
          <table:table-cell office:value-type="string" calcext:value-type="string">
            <text:p>time:</text:p>
          </table:table-cell>
          <table:table-cell office:value-type="float" office:value="11.4434" calcext:value-type="float">
            <text:p>11.4434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479444" calcext:value-type="float">
            <text:p>0.479444</text:p>
          </table:table-cell>
          <table:table-cell office:value-type="string" calcext:value-type="string">
            <text:p>IST_alt:</text:p>
          </table:table-cell>
          <table:table-cell office:value-type="float" office:value="0.479444" calcext:value-type="float">
            <text:p>0.479444</text:p>
          </table:table-cell>
          <table:table-cell office:value-type="string" calcext:value-type="string">
            <text:p>e_t_SUMME:</text:p>
          </table:table-cell>
          <table:table-cell office:value-type="float" office:value="5.33183" calcext:value-type="float">
            <text:p>5.33183</text:p>
          </table:table-cell>
          <table:table-cell office:value-type="string" calcext:value-type="string">
            <text:p>e_t:</text:p>
          </table:table-cell>
          <table:table-cell office:value-type="float" office:value="0.120556" calcext:value-type="float">
            <text:p>0.120556</text:p>
          </table:table-cell>
          <table:table-cell office:value-type="string" calcext:value-type="string">
            <text:p>e_t_alt:</text:p>
          </table:table-cell>
          <table:table-cell office:value-type="float" office:value="0.120556" calcext:value-type="float">
            <text:p>0.120556</text:p>
          </table:table-cell>
          <table:table-cell office:value-type="string" calcext:value-type="string">
            <text:p>y_t:</text:p>
          </table:table-cell>
          <table:table-cell office:value-type="float" office:value="-45.083" calcext:value-type="float">
            <text:p>-45.083</text:p>
          </table:table-cell>
          <table:table-cell office:value-type="string" calcext:value-type="string">
            <text:p>P:</text:p>
          </table:table-cell>
          <table:table-cell office:value-type="float" office:value="-1.80834" calcext:value-type="float">
            <text:p>-1.80834</text:p>
          </table:table-cell>
          <table:table-cell office:value-type="string" calcext:value-type="string">
            <text:p>I:</text:p>
          </table:table-cell>
          <table:table-cell office:value-type="float" office:value="-35.8874" calcext:value-type="float">
            <text:p>-35.8874</text:p>
          </table:table-cell>
          <table:table-cell office:value-type="string" calcext:value-type="string">
            <text:p>D:</text:p>
          </table:table-cell>
          <table:table-cell office:value-type="float" office:value="-7.38735" calcext:value-type="float">
            <text:p>-7.38735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211026" calcext:value-type="float">
            <text:p>0.0211026</text:p>
          </table:table-cell>
          <table:table-cell office:value-type="string" calcext:value-type="string">
            <text:p>Force_Average_Y:</text:p>
          </table:table-cell>
          <table:table-cell office:value-type="float" office:value="0.479444" calcext:value-type="float">
            <text:p>0.479444</text:p>
          </table:table-cell>
          <table:table-cell office:value-type="string" calcext:value-type="string">
            <text:p>Force_Average_Z:</text:p>
          </table:table-cell>
          <table:table-cell office:value-type="float" office:value="3.37387E-018" calcext:value-type="float">
            <text:p>3.37387E-18</text:p>
          </table:table-cell>
          <table:table-cell office:value-type="string" calcext:value-type="string">
            <text:p>time:</text:p>
          </table:table-cell>
          <table:table-cell office:value-type="float" office:value="11.7796" calcext:value-type="float">
            <text:p>11.7796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28229" calcext:value-type="float">
            <text:p>0.728229</text:p>
          </table:table-cell>
          <table:table-cell office:value-type="string" calcext:value-type="string">
            <text:p>IST_alt:</text:p>
          </table:table-cell>
          <table:table-cell office:value-type="float" office:value="0.728229" calcext:value-type="float">
            <text:p>0.728229</text:p>
          </table:table-cell>
          <table:table-cell office:value-type="string" calcext:value-type="string">
            <text:p>e_t_SUMME:</text:p>
          </table:table-cell>
          <table:table-cell office:value-type="float" office:value="5.2036" calcext:value-type="float">
            <text:p>5.2036</text:p>
          </table:table-cell>
          <table:table-cell office:value-type="string" calcext:value-type="string">
            <text:p>e_t:</text:p>
          </table:table-cell>
          <table:table-cell office:value-type="float" office:value="-0.128229" calcext:value-type="float">
            <text:p>-0.128229</text:p>
          </table:table-cell>
          <table:table-cell office:value-type="string" calcext:value-type="string">
            <text:p>e_t_alt:</text:p>
          </table:table-cell>
          <table:table-cell office:value-type="float" office:value="-0.128229" calcext:value-type="float">
            <text:p>-0.128229</text:p>
          </table:table-cell>
          <table:table-cell office:value-type="string" calcext:value-type="string">
            <text:p>y_t:</text:p>
          </table:table-cell>
          <table:table-cell office:value-type="float" office:value="-25.7084" calcext:value-type="float">
            <text:p>-25.7084</text:p>
          </table:table-cell>
          <table:table-cell office:value-type="string" calcext:value-type="string">
            <text:p>P:</text:p>
          </table:table-cell>
          <table:table-cell office:value-type="float" office:value="1.92343" calcext:value-type="float">
            <text:p>1.92343</text:p>
          </table:table-cell>
          <table:table-cell office:value-type="string" calcext:value-type="string">
            <text:p>I:</text:p>
          </table:table-cell>
          <table:table-cell office:value-type="float" office:value="-35.0243" calcext:value-type="float">
            <text:p>-35.0243</text:p>
          </table:table-cell>
          <table:table-cell office:value-type="string" calcext:value-type="string">
            <text:p>D:</text:p>
          </table:table-cell>
          <table:table-cell office:value-type="float" office:value="7.39245" calcext:value-type="float">
            <text:p>7.39245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498984" calcext:value-type="float">
            <text:p>0.498984</text:p>
          </table:table-cell>
          <table:table-cell office:value-type="string" calcext:value-type="string">
            <text:p>Force_Average_Y:</text:p>
          </table:table-cell>
          <table:table-cell office:value-type="float" office:value="0.728229" calcext:value-type="float">
            <text:p>0.728229</text:p>
          </table:table-cell>
          <table:table-cell office:value-type="string" calcext:value-type="string">
            <text:p>Force_Average_Z:</text:p>
          </table:table-cell>
          <table:table-cell office:value-type="float" office:value="3.76907E-018" calcext:value-type="float">
            <text:p>3.76907E-18</text:p>
          </table:table-cell>
          <table:table-cell office:value-type="string" calcext:value-type="string">
            <text:p>time:</text:p>
          </table:table-cell>
          <table:table-cell office:value-type="float" office:value="12.1161" calcext:value-type="float">
            <text:p>12.1161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473183" calcext:value-type="float">
            <text:p>0.473183</text:p>
          </table:table-cell>
          <table:table-cell office:value-type="string" calcext:value-type="string">
            <text:p>IST_alt:</text:p>
          </table:table-cell>
          <table:table-cell office:value-type="float" office:value="0.473183" calcext:value-type="float">
            <text:p>0.473183</text:p>
          </table:table-cell>
          <table:table-cell office:value-type="string" calcext:value-type="string">
            <text:p>e_t_SUMME:</text:p>
          </table:table-cell>
          <table:table-cell office:value-type="float" office:value="5.33041" calcext:value-type="float">
            <text:p>5.33041</text:p>
          </table:table-cell>
          <table:table-cell office:value-type="string" calcext:value-type="string">
            <text:p>e_t:</text:p>
          </table:table-cell>
          <table:table-cell office:value-type="float" office:value="0.126817" calcext:value-type="float">
            <text:p>0.126817</text:p>
          </table:table-cell>
          <table:table-cell office:value-type="string" calcext:value-type="string">
            <text:p>e_t_alt:</text:p>
          </table:table-cell>
          <table:table-cell office:value-type="float" office:value="0.126817" calcext:value-type="float">
            <text:p>0.126817</text:p>
          </table:table-cell>
          <table:table-cell office:value-type="string" calcext:value-type="string">
            <text:p>y_t:</text:p>
          </table:table-cell>
          <table:table-cell office:value-type="float" office:value="-45.3586" calcext:value-type="float">
            <text:p>-45.3586</text:p>
          </table:table-cell>
          <table:table-cell office:value-type="string" calcext:value-type="string">
            <text:p>P:</text:p>
          </table:table-cell>
          <table:table-cell office:value-type="float" office:value="-1.90225" calcext:value-type="float">
            <text:p>-1.90225</text:p>
          </table:table-cell>
          <table:table-cell office:value-type="string" calcext:value-type="string">
            <text:p>I:</text:p>
          </table:table-cell>
          <table:table-cell office:value-type="float" office:value="-35.8779" calcext:value-type="float">
            <text:p>-35.8779</text:p>
          </table:table-cell>
          <table:table-cell office:value-type="string" calcext:value-type="string">
            <text:p>D:</text:p>
          </table:table-cell>
          <table:table-cell office:value-type="float" office:value="-7.57848" calcext:value-type="float">
            <text:p>-7.57848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74245" calcext:value-type="float">
            <text:p>0.0174245</text:p>
          </table:table-cell>
          <table:table-cell office:value-type="string" calcext:value-type="string">
            <text:p>Force_Average_Y:</text:p>
          </table:table-cell>
          <table:table-cell office:value-type="float" office:value="0.473183" calcext:value-type="float">
            <text:p>0.473183</text:p>
          </table:table-cell>
          <table:table-cell office:value-type="string" calcext:value-type="string">
            <text:p>Force_Average_Z:</text:p>
          </table:table-cell>
          <table:table-cell office:value-type="float" office:value="3.18104E-018" calcext:value-type="float">
            <text:p>3.18104E-18</text:p>
          </table:table-cell>
          <table:table-cell office:value-type="string" calcext:value-type="string">
            <text:p>time:</text:p>
          </table:table-cell>
          <table:table-cell office:value-type="float" office:value="12.4529" calcext:value-type="float">
            <text:p>12.4529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28121" calcext:value-type="float">
            <text:p>0.728121</text:p>
          </table:table-cell>
          <table:table-cell office:value-type="string" calcext:value-type="string">
            <text:p>IST_alt:</text:p>
          </table:table-cell>
          <table:table-cell office:value-type="float" office:value="0.728121" calcext:value-type="float">
            <text:p>0.728121</text:p>
          </table:table-cell>
          <table:table-cell office:value-type="string" calcext:value-type="string">
            <text:p>e_t_SUMME:</text:p>
          </table:table-cell>
          <table:table-cell office:value-type="float" office:value="5.20229" calcext:value-type="float">
            <text:p>5.20229</text:p>
          </table:table-cell>
          <table:table-cell office:value-type="string" calcext:value-type="string">
            <text:p>e_t:</text:p>
          </table:table-cell>
          <table:table-cell office:value-type="float" office:value="-0.128121" calcext:value-type="float">
            <text:p>-0.128121</text:p>
          </table:table-cell>
          <table:table-cell office:value-type="string" calcext:value-type="string">
            <text:p>e_t_alt:</text:p>
          </table:table-cell>
          <table:table-cell office:value-type="float" office:value="-0.128121" calcext:value-type="float">
            <text:p>-0.128121</text:p>
          </table:table-cell>
          <table:table-cell office:value-type="string" calcext:value-type="string">
            <text:p>y_t:</text:p>
          </table:table-cell>
          <table:table-cell office:value-type="float" office:value="-25.5184" calcext:value-type="float">
            <text:p>-25.5184</text:p>
          </table:table-cell>
          <table:table-cell office:value-type="string" calcext:value-type="string">
            <text:p>P:</text:p>
          </table:table-cell>
          <table:table-cell office:value-type="float" office:value="1.92182" calcext:value-type="float">
            <text:p>1.92182</text:p>
          </table:table-cell>
          <table:table-cell office:value-type="string" calcext:value-type="string">
            <text:p>I:</text:p>
          </table:table-cell>
          <table:table-cell office:value-type="float" office:value="-35.0155" calcext:value-type="float">
            <text:p>-35.0155</text:p>
          </table:table-cell>
          <table:table-cell office:value-type="string" calcext:value-type="string">
            <text:p>D:</text:p>
          </table:table-cell>
          <table:table-cell office:value-type="float" office:value="7.57528" calcext:value-type="float">
            <text:p>7.57528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503916" calcext:value-type="float">
            <text:p>0.503916</text:p>
          </table:table-cell>
          <table:table-cell office:value-type="string" calcext:value-type="string">
            <text:p>Force_Average_Y:</text:p>
          </table:table-cell>
          <table:table-cell office:value-type="float" office:value="0.728121" calcext:value-type="float">
            <text:p>0.728121</text:p>
          </table:table-cell>
          <table:table-cell office:value-type="string" calcext:value-type="string">
            <text:p>Force_Average_Z:</text:p>
          </table:table-cell>
          <table:table-cell office:value-type="float" office:value="3.63128E-018" calcext:value-type="float">
            <text:p>3.63128E-18</text:p>
          </table:table-cell>
          <table:table-cell office:value-type="string" calcext:value-type="string">
            <text:p>time:</text:p>
          </table:table-cell>
          <table:table-cell office:value-type="float" office:value="12.789" calcext:value-type="float">
            <text:p>12.789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469419" calcext:value-type="float">
            <text:p>0.469419</text:p>
          </table:table-cell>
          <table:table-cell office:value-type="string" calcext:value-type="string">
            <text:p>IST_alt:</text:p>
          </table:table-cell>
          <table:table-cell office:value-type="float" office:value="0.469419" calcext:value-type="float">
            <text:p>0.469419</text:p>
          </table:table-cell>
          <table:table-cell office:value-type="string" calcext:value-type="string">
            <text:p>e_t_SUMME:</text:p>
          </table:table-cell>
          <table:table-cell office:value-type="float" office:value="5.33287" calcext:value-type="float">
            <text:p>5.33287</text:p>
          </table:table-cell>
          <table:table-cell office:value-type="string" calcext:value-type="string">
            <text:p>e_t:</text:p>
          </table:table-cell>
          <table:table-cell office:value-type="float" office:value="0.130581" calcext:value-type="float">
            <text:p>0.130581</text:p>
          </table:table-cell>
          <table:table-cell office:value-type="string" calcext:value-type="string">
            <text:p>e_t_alt:</text:p>
          </table:table-cell>
          <table:table-cell office:value-type="float" office:value="0.130581" calcext:value-type="float">
            <text:p>0.130581</text:p>
          </table:table-cell>
          <table:table-cell office:value-type="string" calcext:value-type="string">
            <text:p>y_t:</text:p>
          </table:table-cell>
          <table:table-cell office:value-type="float" office:value="-45.5402" calcext:value-type="float">
            <text:p>-45.5402</text:p>
          </table:table-cell>
          <table:table-cell office:value-type="string" calcext:value-type="string">
            <text:p>P:</text:p>
          </table:table-cell>
          <table:table-cell office:value-type="float" office:value="-1.95871" calcext:value-type="float">
            <text:p>-1.95871</text:p>
          </table:table-cell>
          <table:table-cell office:value-type="string" calcext:value-type="string">
            <text:p>I:</text:p>
          </table:table-cell>
          <table:table-cell office:value-type="float" office:value="-35.8944" calcext:value-type="float">
            <text:p>-35.8944</text:p>
          </table:table-cell>
          <table:table-cell office:value-type="string" calcext:value-type="string">
            <text:p>D:</text:p>
          </table:table-cell>
          <table:table-cell office:value-type="float" office:value="-7.68713" calcext:value-type="float">
            <text:p>-7.68713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49386" calcext:value-type="float">
            <text:p>0.0149386</text:p>
          </table:table-cell>
          <table:table-cell office:value-type="string" calcext:value-type="string">
            <text:p>Force_Average_Y:</text:p>
          </table:table-cell>
          <table:table-cell office:value-type="float" office:value="0.469419" calcext:value-type="float">
            <text:p>0.469419</text:p>
          </table:table-cell>
          <table:table-cell office:value-type="string" calcext:value-type="string">
            <text:p>Force_Average_Z:</text:p>
          </table:table-cell>
          <table:table-cell office:value-type="float" office:value="3.24744E-018" calcext:value-type="float">
            <text:p>3.24744E-18</text:p>
          </table:table-cell>
          <table:table-cell office:value-type="string" calcext:value-type="string">
            <text:p>time:</text:p>
          </table:table-cell>
          <table:table-cell office:value-type="float" office:value="13.1257" calcext:value-type="float">
            <text:p>13.1257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25973" calcext:value-type="float">
            <text:p>0.725973</text:p>
          </table:table-cell>
          <table:table-cell office:value-type="string" calcext:value-type="string">
            <text:p>IST_alt:</text:p>
          </table:table-cell>
          <table:table-cell office:value-type="float" office:value="0.725973" calcext:value-type="float">
            <text:p>0.725973</text:p>
          </table:table-cell>
          <table:table-cell office:value-type="string" calcext:value-type="string">
            <text:p>e_t_SUMME:</text:p>
          </table:table-cell>
          <table:table-cell office:value-type="float" office:value="5.2069" calcext:value-type="float">
            <text:p>5.2069</text:p>
          </table:table-cell>
          <table:table-cell office:value-type="string" calcext:value-type="string">
            <text:p>e_t:</text:p>
          </table:table-cell>
          <table:table-cell office:value-type="float" office:value="-0.125973" calcext:value-type="float">
            <text:p>-0.125973</text:p>
          </table:table-cell>
          <table:table-cell office:value-type="string" calcext:value-type="string">
            <text:p>e_t_alt:</text:p>
          </table:table-cell>
          <table:table-cell office:value-type="float" office:value="-0.125973" calcext:value-type="float">
            <text:p>-0.125973</text:p>
          </table:table-cell>
          <table:table-cell office:value-type="string" calcext:value-type="string">
            <text:p>y_t:</text:p>
          </table:table-cell>
          <table:table-cell office:value-type="float" office:value="-25.5336" calcext:value-type="float">
            <text:p>-25.5336</text:p>
          </table:table-cell>
          <table:table-cell office:value-type="string" calcext:value-type="string">
            <text:p>P:</text:p>
          </table:table-cell>
          <table:table-cell office:value-type="float" office:value="1.88959" calcext:value-type="float">
            <text:p>1.88959</text:p>
          </table:table-cell>
          <table:table-cell office:value-type="string" calcext:value-type="string">
            <text:p>I:</text:p>
          </table:table-cell>
          <table:table-cell office:value-type="float" office:value="-35.0465" calcext:value-type="float">
            <text:p>-35.0465</text:p>
          </table:table-cell>
          <table:table-cell office:value-type="string" calcext:value-type="string">
            <text:p>D:</text:p>
          </table:table-cell>
          <table:table-cell office:value-type="float" office:value="7.62329" calcext:value-type="float">
            <text:p>7.62329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506373" calcext:value-type="float">
            <text:p>0.506373</text:p>
          </table:table-cell>
          <table:table-cell office:value-type="string" calcext:value-type="string">
            <text:p>Force_Average_Y:</text:p>
          </table:table-cell>
          <table:table-cell office:value-type="float" office:value="0.725973" calcext:value-type="float">
            <text:p>0.725973</text:p>
          </table:table-cell>
          <table:table-cell office:value-type="string" calcext:value-type="string">
            <text:p>Force_Average_Z:</text:p>
          </table:table-cell>
          <table:table-cell office:value-type="float" office:value="3.65137E-018" calcext:value-type="float">
            <text:p>3.65137E-18</text:p>
          </table:table-cell>
          <table:table-cell office:value-type="string" calcext:value-type="string">
            <text:p>time:</text:p>
          </table:table-cell>
          <table:table-cell office:value-type="float" office:value="13.463" calcext:value-type="float">
            <text:p>13.463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470934" calcext:value-type="float">
            <text:p>0.470934</text:p>
          </table:table-cell>
          <table:table-cell office:value-type="string" calcext:value-type="string">
            <text:p>IST_alt:</text:p>
          </table:table-cell>
          <table:table-cell office:value-type="float" office:value="0.470934" calcext:value-type="float">
            <text:p>0.470934</text:p>
          </table:table-cell>
          <table:table-cell office:value-type="string" calcext:value-type="string">
            <text:p>e_t_SUMME:</text:p>
          </table:table-cell>
          <table:table-cell office:value-type="float" office:value="5.33597" calcext:value-type="float">
            <text:p>5.33597</text:p>
          </table:table-cell>
          <table:table-cell office:value-type="string" calcext:value-type="string">
            <text:p>e_t:</text:p>
          </table:table-cell>
          <table:table-cell office:value-type="float" office:value="0.129066" calcext:value-type="float">
            <text:p>0.129066</text:p>
          </table:table-cell>
          <table:table-cell office:value-type="string" calcext:value-type="string">
            <text:p>e_t_alt:</text:p>
          </table:table-cell>
          <table:table-cell office:value-type="float" office:value="0.129066" calcext:value-type="float">
            <text:p>0.129066</text:p>
          </table:table-cell>
          <table:table-cell office:value-type="string" calcext:value-type="string">
            <text:p>y_t:</text:p>
          </table:table-cell>
          <table:table-cell office:value-type="float" office:value="-45.4295" calcext:value-type="float">
            <text:p>-45.4295</text:p>
          </table:table-cell>
          <table:table-cell office:value-type="string" calcext:value-type="string">
            <text:p>P:</text:p>
          </table:table-cell>
          <table:table-cell office:value-type="float" office:value="-1.93598" calcext:value-type="float">
            <text:p>-1.93598</text:p>
          </table:table-cell>
          <table:table-cell office:value-type="string" calcext:value-type="string">
            <text:p>I:</text:p>
          </table:table-cell>
          <table:table-cell office:value-type="float" office:value="-35.9152" calcext:value-type="float">
            <text:p>-35.9152</text:p>
          </table:table-cell>
          <table:table-cell office:value-type="string" calcext:value-type="string">
            <text:p>D:</text:p>
          </table:table-cell>
          <table:table-cell office:value-type="float" office:value="-7.57826" calcext:value-type="float">
            <text:p>-7.57826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47058" calcext:value-type="float">
            <text:p>0.0147058</text:p>
          </table:table-cell>
          <table:table-cell office:value-type="string" calcext:value-type="string">
            <text:p>Force_Average_Y:</text:p>
          </table:table-cell>
          <table:table-cell office:value-type="float" office:value="0.470934" calcext:value-type="float">
            <text:p>0.470934</text:p>
          </table:table-cell>
          <table:table-cell office:value-type="string" calcext:value-type="string">
            <text:p>Force_Average_Z:</text:p>
          </table:table-cell>
          <table:table-cell office:value-type="float" office:value="3.25742E-018" calcext:value-type="float">
            <text:p>3.25742E-18</text:p>
          </table:table-cell>
          <table:table-cell office:value-type="string" calcext:value-type="string">
            <text:p>time:</text:p>
          </table:table-cell>
          <table:table-cell office:value-type="float" office:value="13.7982" calcext:value-type="float">
            <text:p>13.798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26025" calcext:value-type="float">
            <text:p>0.726025</text:p>
          </table:table-cell>
          <table:table-cell office:value-type="string" calcext:value-type="string">
            <text:p>IST_alt:</text:p>
          </table:table-cell>
          <table:table-cell office:value-type="float" office:value="0.726025" calcext:value-type="float">
            <text:p>0.726025</text:p>
          </table:table-cell>
          <table:table-cell office:value-type="string" calcext:value-type="string">
            <text:p>e_t_SUMME:</text:p>
          </table:table-cell>
          <table:table-cell office:value-type="float" office:value="5.20994" calcext:value-type="float">
            <text:p>5.20994</text:p>
          </table:table-cell>
          <table:table-cell office:value-type="string" calcext:value-type="string">
            <text:p>e_t:</text:p>
          </table:table-cell>
          <table:table-cell office:value-type="float" office:value="-0.126025" calcext:value-type="float">
            <text:p>-0.126025</text:p>
          </table:table-cell>
          <table:table-cell office:value-type="string" calcext:value-type="string">
            <text:p>e_t_alt:</text:p>
          </table:table-cell>
          <table:table-cell office:value-type="float" office:value="-0.126025" calcext:value-type="float">
            <text:p>-0.126025</text:p>
          </table:table-cell>
          <table:table-cell office:value-type="string" calcext:value-type="string">
            <text:p>y_t:</text:p>
          </table:table-cell>
          <table:table-cell office:value-type="float" office:value="-25.5968" calcext:value-type="float">
            <text:p>-25.5968</text:p>
          </table:table-cell>
          <table:table-cell office:value-type="string" calcext:value-type="string">
            <text:p>P:</text:p>
          </table:table-cell>
          <table:table-cell office:value-type="float" office:value="1.89037" calcext:value-type="float">
            <text:p>1.89037</text:p>
          </table:table-cell>
          <table:table-cell office:value-type="string" calcext:value-type="string">
            <text:p>I:</text:p>
          </table:table-cell>
          <table:table-cell office:value-type="float" office:value="-35.067" calcext:value-type="float">
            <text:p>-35.067</text:p>
          </table:table-cell>
          <table:table-cell office:value-type="string" calcext:value-type="string">
            <text:p>D:</text:p>
          </table:table-cell>
          <table:table-cell office:value-type="float" office:value="7.57981" calcext:value-type="float">
            <text:p>7.57981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503986" calcext:value-type="float">
            <text:p>0.503986</text:p>
          </table:table-cell>
          <table:table-cell office:value-type="string" calcext:value-type="string">
            <text:p>Force_Average_Y:</text:p>
          </table:table-cell>
          <table:table-cell office:value-type="float" office:value="0.726025" calcext:value-type="float">
            <text:p>0.726025</text:p>
          </table:table-cell>
          <table:table-cell office:value-type="string" calcext:value-type="string">
            <text:p>Force_Average_Z:</text:p>
          </table:table-cell>
          <table:table-cell office:value-type="float" office:value="3.6555E-018" calcext:value-type="float">
            <text:p>3.6555E-18</text:p>
          </table:table-cell>
          <table:table-cell office:value-type="string" calcext:value-type="string">
            <text:p>time:</text:p>
          </table:table-cell>
          <table:table-cell office:value-type="float" office:value="14.1355" calcext:value-type="float">
            <text:p>14.1355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471182" calcext:value-type="float">
            <text:p>0.471182</text:p>
          </table:table-cell>
          <table:table-cell office:value-type="string" calcext:value-type="string">
            <text:p>IST_alt:</text:p>
          </table:table-cell>
          <table:table-cell office:value-type="float" office:value="0.471182" calcext:value-type="float">
            <text:p>0.471182</text:p>
          </table:table-cell>
          <table:table-cell office:value-type="string" calcext:value-type="string">
            <text:p>e_t_SUMME:</text:p>
          </table:table-cell>
          <table:table-cell office:value-type="float" office:value="5.33876" calcext:value-type="float">
            <text:p>5.33876</text:p>
          </table:table-cell>
          <table:table-cell office:value-type="string" calcext:value-type="string">
            <text:p>e_t:</text:p>
          </table:table-cell>
          <table:table-cell office:value-type="float" office:value="0.128818" calcext:value-type="float">
            <text:p>0.128818</text:p>
          </table:table-cell>
          <table:table-cell office:value-type="string" calcext:value-type="string">
            <text:p>e_t_alt:</text:p>
          </table:table-cell>
          <table:table-cell office:value-type="float" office:value="0.128818" calcext:value-type="float">
            <text:p>0.128818</text:p>
          </table:table-cell>
          <table:table-cell office:value-type="string" calcext:value-type="string">
            <text:p>y_t:</text:p>
          </table:table-cell>
          <table:table-cell office:value-type="float" office:value="-45.4388" calcext:value-type="float">
            <text:p>-45.4388</text:p>
          </table:table-cell>
          <table:table-cell office:value-type="string" calcext:value-type="string">
            <text:p>P:</text:p>
          </table:table-cell>
          <table:table-cell office:value-type="float" office:value="-1.93227" calcext:value-type="float">
            <text:p>-1.93227</text:p>
          </table:table-cell>
          <table:table-cell office:value-type="string" calcext:value-type="string">
            <text:p>I:</text:p>
          </table:table-cell>
          <table:table-cell office:value-type="float" office:value="-35.934" calcext:value-type="float">
            <text:p>-35.934</text:p>
          </table:table-cell>
          <table:table-cell office:value-type="string" calcext:value-type="string">
            <text:p>D:</text:p>
          </table:table-cell>
          <table:table-cell office:value-type="float" office:value="-7.57246" calcext:value-type="float">
            <text:p>-7.57246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58619" calcext:value-type="float">
            <text:p>0.0158619</text:p>
          </table:table-cell>
          <table:table-cell office:value-type="string" calcext:value-type="string">
            <text:p>Force_Average_Y:</text:p>
          </table:table-cell>
          <table:table-cell office:value-type="float" office:value="0.471182" calcext:value-type="float">
            <text:p>0.471182</text:p>
          </table:table-cell>
          <table:table-cell office:value-type="string" calcext:value-type="string">
            <text:p>Force_Average_Z:</text:p>
          </table:table-cell>
          <table:table-cell office:value-type="float" office:value="3.36671E-018" calcext:value-type="float">
            <text:p>3.36671E-18</text:p>
          </table:table-cell>
          <table:table-cell office:value-type="string" calcext:value-type="string">
            <text:p>time:</text:p>
          </table:table-cell>
          <table:table-cell office:value-type="float" office:value="14.4717" calcext:value-type="float">
            <text:p>14.4717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2594" calcext:value-type="float">
            <text:p>0.72594</text:p>
          </table:table-cell>
          <table:table-cell office:value-type="string" calcext:value-type="string">
            <text:p>IST_alt:</text:p>
          </table:table-cell>
          <table:table-cell office:value-type="float" office:value="0.72594" calcext:value-type="float">
            <text:p>0.72594</text:p>
          </table:table-cell>
          <table:table-cell office:value-type="string" calcext:value-type="string">
            <text:p>e_t_SUMME:</text:p>
          </table:table-cell>
          <table:table-cell office:value-type="float" office:value="5.21282" calcext:value-type="float">
            <text:p>5.21282</text:p>
          </table:table-cell>
          <table:table-cell office:value-type="string" calcext:value-type="string">
            <text:p>e_t:</text:p>
          </table:table-cell>
          <table:table-cell office:value-type="float" office:value="-0.12594" calcext:value-type="float">
            <text:p>-0.12594</text:p>
          </table:table-cell>
          <table:table-cell office:value-type="string" calcext:value-type="string">
            <text:p>e_t_alt:</text:p>
          </table:table-cell>
          <table:table-cell office:value-type="float" office:value="-0.12594" calcext:value-type="float">
            <text:p>-0.12594</text:p>
          </table:table-cell>
          <table:table-cell office:value-type="string" calcext:value-type="string">
            <text:p>y_t:</text:p>
          </table:table-cell>
          <table:table-cell office:value-type="float" office:value="-25.6273" calcext:value-type="float">
            <text:p>-25.6273</text:p>
          </table:table-cell>
          <table:table-cell office:value-type="string" calcext:value-type="string">
            <text:p>P:</text:p>
          </table:table-cell>
          <table:table-cell office:value-type="float" office:value="1.8891" calcext:value-type="float">
            <text:p>1.8891</text:p>
          </table:table-cell>
          <table:table-cell office:value-type="string" calcext:value-type="string">
            <text:p>I:</text:p>
          </table:table-cell>
          <table:table-cell office:value-type="float" office:value="-35.0864" calcext:value-type="float">
            <text:p>-35.0864</text:p>
          </table:table-cell>
          <table:table-cell office:value-type="string" calcext:value-type="string">
            <text:p>D:</text:p>
          </table:table-cell>
          <table:table-cell office:value-type="float" office:value="7.56994" calcext:value-type="float">
            <text:p>7.56994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504451" calcext:value-type="float">
            <text:p>0.504451</text:p>
          </table:table-cell>
          <table:table-cell office:value-type="string" calcext:value-type="string">
            <text:p>Force_Average_Y:</text:p>
          </table:table-cell>
          <table:table-cell office:value-type="float" office:value="0.72594" calcext:value-type="float">
            <text:p>0.72594</text:p>
          </table:table-cell>
          <table:table-cell office:value-type="string" calcext:value-type="string">
            <text:p>Force_Average_Z:</text:p>
          </table:table-cell>
          <table:table-cell office:value-type="float" office:value="3.57941E-018" calcext:value-type="float">
            <text:p>3.57941E-18</text:p>
          </table:table-cell>
          <table:table-cell office:value-type="string" calcext:value-type="string">
            <text:p>time:</text:p>
          </table:table-cell>
          <table:table-cell office:value-type="float" office:value="14.8092" calcext:value-type="float">
            <text:p>14.809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471794" calcext:value-type="float">
            <text:p>0.471794</text:p>
          </table:table-cell>
          <table:table-cell office:value-type="string" calcext:value-type="string">
            <text:p>IST_alt:</text:p>
          </table:table-cell>
          <table:table-cell office:value-type="float" office:value="0.471794" calcext:value-type="float">
            <text:p>0.471794</text:p>
          </table:table-cell>
          <table:table-cell office:value-type="string" calcext:value-type="string">
            <text:p>e_t_SUMME:</text:p>
          </table:table-cell>
          <table:table-cell office:value-type="float" office:value="5.34103" calcext:value-type="float">
            <text:p>5.34103</text:p>
          </table:table-cell>
          <table:table-cell office:value-type="string" calcext:value-type="string">
            <text:p>e_t:</text:p>
          </table:table-cell>
          <table:table-cell office:value-type="float" office:value="0.128206" calcext:value-type="float">
            <text:p>0.128206</text:p>
          </table:table-cell>
          <table:table-cell office:value-type="string" calcext:value-type="string">
            <text:p>e_t_alt:</text:p>
          </table:table-cell>
          <table:table-cell office:value-type="float" office:value="0.128206" calcext:value-type="float">
            <text:p>0.128206</text:p>
          </table:table-cell>
          <table:table-cell office:value-type="string" calcext:value-type="string">
            <text:p>y_t:</text:p>
          </table:table-cell>
          <table:table-cell office:value-type="float" office:value="-45.4241" calcext:value-type="float">
            <text:p>-45.4241</text:p>
          </table:table-cell>
          <table:table-cell office:value-type="string" calcext:value-type="string">
            <text:p>P:</text:p>
          </table:table-cell>
          <table:table-cell office:value-type="float" office:value="-1.92309" calcext:value-type="float">
            <text:p>-1.92309</text:p>
          </table:table-cell>
          <table:table-cell office:value-type="string" calcext:value-type="string">
            <text:p>I:</text:p>
          </table:table-cell>
          <table:table-cell office:value-type="float" office:value="-35.9493" calcext:value-type="float">
            <text:p>-35.9493</text:p>
          </table:table-cell>
          <table:table-cell office:value-type="string" calcext:value-type="string">
            <text:p>D:</text:p>
          </table:table-cell>
          <table:table-cell office:value-type="float" office:value="-7.55176" calcext:value-type="float">
            <text:p>-7.55176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58418" calcext:value-type="float">
            <text:p>0.0158418</text:p>
          </table:table-cell>
          <table:table-cell office:value-type="string" calcext:value-type="string">
            <text:p>Force_Average_Y:</text:p>
          </table:table-cell>
          <table:table-cell office:value-type="float" office:value="0.471794" calcext:value-type="float">
            <text:p>0.471794</text:p>
          </table:table-cell>
          <table:table-cell office:value-type="string" calcext:value-type="string">
            <text:p>Force_Average_Z:</text:p>
          </table:table-cell>
          <table:table-cell office:value-type="float" office:value="3.25376E-018" calcext:value-type="float">
            <text:p>3.25376E-18</text:p>
          </table:table-cell>
          <table:table-cell office:value-type="string" calcext:value-type="string">
            <text:p>time:</text:p>
          </table:table-cell>
          <table:table-cell office:value-type="float" office:value="15.1452" calcext:value-type="float">
            <text:p>15.145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27861" calcext:value-type="float">
            <text:p>0.727861</text:p>
          </table:table-cell>
          <table:table-cell office:value-type="string" calcext:value-type="string">
            <text:p>IST_alt:</text:p>
          </table:table-cell>
          <table:table-cell office:value-type="float" office:value="0.727861" calcext:value-type="float">
            <text:p>0.727861</text:p>
          </table:table-cell>
          <table:table-cell office:value-type="string" calcext:value-type="string">
            <text:p>e_t_SUMME:</text:p>
          </table:table-cell>
          <table:table-cell office:value-type="float" office:value="5.21317" calcext:value-type="float">
            <text:p>5.21317</text:p>
          </table:table-cell>
          <table:table-cell office:value-type="string" calcext:value-type="string">
            <text:p>e_t:</text:p>
          </table:table-cell>
          <table:table-cell office:value-type="float" office:value="-0.127861" calcext:value-type="float">
            <text:p>-0.127861</text:p>
          </table:table-cell>
          <table:table-cell office:value-type="string" calcext:value-type="string">
            <text:p>e_t_alt:</text:p>
          </table:table-cell>
          <table:table-cell office:value-type="float" office:value="-0.127861" calcext:value-type="float">
            <text:p>-0.127861</text:p>
          </table:table-cell>
          <table:table-cell office:value-type="string" calcext:value-type="string">
            <text:p>y_t:</text:p>
          </table:table-cell>
          <table:table-cell office:value-type="float" office:value="-25.5619" calcext:value-type="float">
            <text:p>-25.5619</text:p>
          </table:table-cell>
          <table:table-cell office:value-type="string" calcext:value-type="string">
            <text:p>P:</text:p>
          </table:table-cell>
          <table:table-cell office:value-type="float" office:value="1.91791" calcext:value-type="float">
            <text:p>1.91791</text:p>
          </table:table-cell>
          <table:table-cell office:value-type="string" calcext:value-type="string">
            <text:p>I:</text:p>
          </table:table-cell>
          <table:table-cell office:value-type="float" office:value="-35.0887" calcext:value-type="float">
            <text:p>-35.0887</text:p>
          </table:table-cell>
          <table:table-cell office:value-type="string" calcext:value-type="string">
            <text:p>D:</text:p>
          </table:table-cell>
          <table:table-cell office:value-type="float" office:value="7.60882" calcext:value-type="float">
            <text:p>7.60882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504694" calcext:value-type="float">
            <text:p>0.504694</text:p>
          </table:table-cell>
          <table:table-cell office:value-type="string" calcext:value-type="string">
            <text:p>Force_Average_Y:</text:p>
          </table:table-cell>
          <table:table-cell office:value-type="float" office:value="0.727861" calcext:value-type="float">
            <text:p>0.727861</text:p>
          </table:table-cell>
          <table:table-cell office:value-type="string" calcext:value-type="string">
            <text:p>Force_Average_Z:</text:p>
          </table:table-cell>
          <table:table-cell office:value-type="float" office:value="3.77149E-018" calcext:value-type="float">
            <text:p>3.77149E-18</text:p>
          </table:table-cell>
          <table:table-cell office:value-type="string" calcext:value-type="string">
            <text:p>time:</text:p>
          </table:table-cell>
          <table:table-cell office:value-type="float" office:value="15.4812" calcext:value-type="float">
            <text:p>15.481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470196" calcext:value-type="float">
            <text:p>0.470196</text:p>
          </table:table-cell>
          <table:table-cell office:value-type="string" calcext:value-type="string">
            <text:p>IST_alt:</text:p>
          </table:table-cell>
          <table:table-cell office:value-type="float" office:value="0.470196" calcext:value-type="float">
            <text:p>0.470196</text:p>
          </table:table-cell>
          <table:table-cell office:value-type="string" calcext:value-type="string">
            <text:p>e_t_SUMME:</text:p>
          </table:table-cell>
          <table:table-cell office:value-type="float" office:value="5.34297" calcext:value-type="float">
            <text:p>5.34297</text:p>
          </table:table-cell>
          <table:table-cell office:value-type="string" calcext:value-type="string">
            <text:p>e_t:</text:p>
          </table:table-cell>
          <table:table-cell office:value-type="float" office:value="0.129804" calcext:value-type="float">
            <text:p>0.129804</text:p>
          </table:table-cell>
          <table:table-cell office:value-type="string" calcext:value-type="string">
            <text:p>e_t_alt:</text:p>
          </table:table-cell>
          <table:table-cell office:value-type="float" office:value="0.129804" calcext:value-type="float">
            <text:p>0.129804</text:p>
          </table:table-cell>
          <table:table-cell office:value-type="string" calcext:value-type="string">
            <text:p>y_t:</text:p>
          </table:table-cell>
          <table:table-cell office:value-type="float" office:value="-45.5657" calcext:value-type="float">
            <text:p>-45.5657</text:p>
          </table:table-cell>
          <table:table-cell office:value-type="string" calcext:value-type="string">
            <text:p>P:</text:p>
          </table:table-cell>
          <table:table-cell office:value-type="float" office:value="-1.94706" calcext:value-type="float">
            <text:p>-1.94706</text:p>
          </table:table-cell>
          <table:table-cell office:value-type="string" calcext:value-type="string">
            <text:p>I:</text:p>
          </table:table-cell>
          <table:table-cell office:value-type="float" office:value="-35.9624" calcext:value-type="float">
            <text:p>-35.9624</text:p>
          </table:table-cell>
          <table:table-cell office:value-type="string" calcext:value-type="string">
            <text:p>D:</text:p>
          </table:table-cell>
          <table:table-cell office:value-type="float" office:value="-7.6563" calcext:value-type="float">
            <text:p>-7.6563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54023" calcext:value-type="float">
            <text:p>0.0154023</text:p>
          </table:table-cell>
          <table:table-cell office:value-type="string" calcext:value-type="string">
            <text:p>Force_Average_Y:</text:p>
          </table:table-cell>
          <table:table-cell office:value-type="float" office:value="0.470196" calcext:value-type="float">
            <text:p>0.470196</text:p>
          </table:table-cell>
          <table:table-cell office:value-type="string" calcext:value-type="string">
            <text:p>Force_Average_Z:</text:p>
          </table:table-cell>
          <table:table-cell office:value-type="float" office:value="3.26585E-018" calcext:value-type="float">
            <text:p>3.26585E-18</text:p>
          </table:table-cell>
          <table:table-cell office:value-type="string" calcext:value-type="string">
            <text:p>time:</text:p>
          </table:table-cell>
          <table:table-cell office:value-type="float" office:value="15.8177" calcext:value-type="float">
            <text:p>15.8177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25852" calcext:value-type="float">
            <text:p>0.725852</text:p>
          </table:table-cell>
          <table:table-cell office:value-type="string" calcext:value-type="string">
            <text:p>IST_alt:</text:p>
          </table:table-cell>
          <table:table-cell office:value-type="float" office:value="0.725852" calcext:value-type="float">
            <text:p>0.725852</text:p>
          </table:table-cell>
          <table:table-cell office:value-type="string" calcext:value-type="string">
            <text:p>e_t_SUMME:</text:p>
          </table:table-cell>
          <table:table-cell office:value-type="float" office:value="5.21712" calcext:value-type="float">
            <text:p>5.21712</text:p>
          </table:table-cell>
          <table:table-cell office:value-type="string" calcext:value-type="string">
            <text:p>e_t:</text:p>
          </table:table-cell>
          <table:table-cell office:value-type="float" office:value="-0.125852" calcext:value-type="float">
            <text:p>-0.125852</text:p>
          </table:table-cell>
          <table:table-cell office:value-type="string" calcext:value-type="string">
            <text:p>e_t_alt:</text:p>
          </table:table-cell>
          <table:table-cell office:value-type="float" office:value="-0.125852" calcext:value-type="float">
            <text:p>-0.125852</text:p>
          </table:table-cell>
          <table:table-cell office:value-type="string" calcext:value-type="string">
            <text:p>y_t:</text:p>
          </table:table-cell>
          <table:table-cell office:value-type="float" office:value="-25.6309" calcext:value-type="float">
            <text:p>-25.6309</text:p>
          </table:table-cell>
          <table:table-cell office:value-type="string" calcext:value-type="string">
            <text:p>P:</text:p>
          </table:table-cell>
          <table:table-cell office:value-type="float" office:value="1.88778" calcext:value-type="float">
            <text:p>1.88778</text:p>
          </table:table-cell>
          <table:table-cell office:value-type="string" calcext:value-type="string">
            <text:p>I:</text:p>
          </table:table-cell>
          <table:table-cell office:value-type="float" office:value="-35.1153" calcext:value-type="float">
            <text:p>-35.1153</text:p>
          </table:table-cell>
          <table:table-cell office:value-type="string" calcext:value-type="string">
            <text:p>D:</text:p>
          </table:table-cell>
          <table:table-cell office:value-type="float" office:value="7.59662" calcext:value-type="float">
            <text:p>7.59662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506525" calcext:value-type="float">
            <text:p>0.506525</text:p>
          </table:table-cell>
          <table:table-cell office:value-type="string" calcext:value-type="string">
            <text:p>Force_Average_Y:</text:p>
          </table:table-cell>
          <table:table-cell office:value-type="float" office:value="0.725852" calcext:value-type="float">
            <text:p>0.725852</text:p>
          </table:table-cell>
          <table:table-cell office:value-type="string" calcext:value-type="string">
            <text:p>Force_Average_Z:</text:p>
          </table:table-cell>
          <table:table-cell office:value-type="float" office:value="3.63934E-018" calcext:value-type="float">
            <text:p>3.63934E-18</text:p>
          </table:table-cell>
          <table:table-cell office:value-type="string" calcext:value-type="string">
            <text:p>time:</text:p>
          </table:table-cell>
          <table:table-cell office:value-type="float" office:value="16.1549" calcext:value-type="float">
            <text:p>16.1549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471663" calcext:value-type="float">
            <text:p>0.471663</text:p>
          </table:table-cell>
          <table:table-cell office:value-type="string" calcext:value-type="string">
            <text:p>IST_alt:</text:p>
          </table:table-cell>
          <table:table-cell office:value-type="float" office:value="0.471663" calcext:value-type="float">
            <text:p>0.471663</text:p>
          </table:table-cell>
          <table:table-cell office:value-type="string" calcext:value-type="string">
            <text:p>e_t_SUMME:</text:p>
          </table:table-cell>
          <table:table-cell office:value-type="float" office:value="5.34545" calcext:value-type="float">
            <text:p>5.34545</text:p>
          </table:table-cell>
          <table:table-cell office:value-type="string" calcext:value-type="string">
            <text:p>e_t:</text:p>
          </table:table-cell>
          <table:table-cell office:value-type="float" office:value="0.128337" calcext:value-type="float">
            <text:p>0.128337</text:p>
          </table:table-cell>
          <table:table-cell office:value-type="string" calcext:value-type="string">
            <text:p>e_t_alt:</text:p>
          </table:table-cell>
          <table:table-cell office:value-type="float" office:value="0.128337" calcext:value-type="float">
            <text:p>0.128337</text:p>
          </table:table-cell>
          <table:table-cell office:value-type="string" calcext:value-type="string">
            <text:p>y_t:</text:p>
          </table:table-cell>
          <table:table-cell office:value-type="float" office:value="-45.4572" calcext:value-type="float">
            <text:p>-45.4572</text:p>
          </table:table-cell>
          <table:table-cell office:value-type="string" calcext:value-type="string">
            <text:p>P:</text:p>
          </table:table-cell>
          <table:table-cell office:value-type="float" office:value="-1.92506" calcext:value-type="float">
            <text:p>-1.92506</text:p>
          </table:table-cell>
          <table:table-cell office:value-type="string" calcext:value-type="string">
            <text:p>I:</text:p>
          </table:table-cell>
          <table:table-cell office:value-type="float" office:value="-35.9791" calcext:value-type="float">
            <text:p>-35.9791</text:p>
          </table:table-cell>
          <table:table-cell office:value-type="string" calcext:value-type="string">
            <text:p>D:</text:p>
          </table:table-cell>
          <table:table-cell office:value-type="float" office:value="-7.55303" calcext:value-type="float">
            <text:p>-7.55303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59665" calcext:value-type="float">
            <text:p>0.0159665</text:p>
          </table:table-cell>
          <table:table-cell office:value-type="string" calcext:value-type="string">
            <text:p>Force_Average_Y:</text:p>
          </table:table-cell>
          <table:table-cell office:value-type="float" office:value="0.471663" calcext:value-type="float">
            <text:p>0.471663</text:p>
          </table:table-cell>
          <table:table-cell office:value-type="string" calcext:value-type="string">
            <text:p>Force_Average_Z:</text:p>
          </table:table-cell>
          <table:table-cell office:value-type="float" office:value="3.239E-018" calcext:value-type="float">
            <text:p>3.239E-18</text:p>
          </table:table-cell>
          <table:table-cell office:value-type="string" calcext:value-type="string">
            <text:p>time:</text:p>
          </table:table-cell>
          <table:table-cell office:value-type="float" office:value="16.4911" calcext:value-type="float">
            <text:p>16.4911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27701" calcext:value-type="float">
            <text:p>0.727701</text:p>
          </table:table-cell>
          <table:table-cell office:value-type="string" calcext:value-type="string">
            <text:p>IST_alt:</text:p>
          </table:table-cell>
          <table:table-cell office:value-type="float" office:value="0.727701" calcext:value-type="float">
            <text:p>0.727701</text:p>
          </table:table-cell>
          <table:table-cell office:value-type="string" calcext:value-type="string">
            <text:p>e_t_SUMME:</text:p>
          </table:table-cell>
          <table:table-cell office:value-type="float" office:value="5.21775" calcext:value-type="float">
            <text:p>5.21775</text:p>
          </table:table-cell>
          <table:table-cell office:value-type="string" calcext:value-type="string">
            <text:p>e_t:</text:p>
          </table:table-cell>
          <table:table-cell office:value-type="float" office:value="-0.127701" calcext:value-type="float">
            <text:p>-0.127701</text:p>
          </table:table-cell>
          <table:table-cell office:value-type="string" calcext:value-type="string">
            <text:p>e_t_alt:</text:p>
          </table:table-cell>
          <table:table-cell office:value-type="float" office:value="-0.127701" calcext:value-type="float">
            <text:p>-0.127701</text:p>
          </table:table-cell>
          <table:table-cell office:value-type="string" calcext:value-type="string">
            <text:p>y_t:</text:p>
          </table:table-cell>
          <table:table-cell office:value-type="float" office:value="-25.5961" calcext:value-type="float">
            <text:p>-25.5961</text:p>
          </table:table-cell>
          <table:table-cell office:value-type="string" calcext:value-type="string">
            <text:p>P:</text:p>
          </table:table-cell>
          <table:table-cell office:value-type="float" office:value="1.91551" calcext:value-type="float">
            <text:p>1.91551</text:p>
          </table:table-cell>
          <table:table-cell office:value-type="string" calcext:value-type="string">
            <text:p>I:</text:p>
          </table:table-cell>
          <table:table-cell office:value-type="float" office:value="-35.1196" calcext:value-type="float">
            <text:p>-35.1196</text:p>
          </table:table-cell>
          <table:table-cell office:value-type="string" calcext:value-type="string">
            <text:p>D:</text:p>
          </table:table-cell>
          <table:table-cell office:value-type="float" office:value="7.60797" calcext:value-type="float">
            <text:p>7.60797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505018" calcext:value-type="float">
            <text:p>0.505018</text:p>
          </table:table-cell>
          <table:table-cell office:value-type="string" calcext:value-type="string">
            <text:p>Force_Average_Y:</text:p>
          </table:table-cell>
          <table:table-cell office:value-type="float" office:value="0.727701" calcext:value-type="float">
            <text:p>0.727701</text:p>
          </table:table-cell>
          <table:table-cell office:value-type="string" calcext:value-type="string">
            <text:p>Force_Average_Z:</text:p>
          </table:table-cell>
          <table:table-cell office:value-type="float" office:value="3.64332E-018" calcext:value-type="float">
            <text:p>3.64332E-18</text:p>
          </table:table-cell>
          <table:table-cell office:value-type="string" calcext:value-type="string">
            <text:p>time:</text:p>
          </table:table-cell>
          <table:table-cell office:value-type="float" office:value="16.8271" calcext:value-type="float">
            <text:p>16.8271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469507" calcext:value-type="float">
            <text:p>0.469507</text:p>
          </table:table-cell>
          <table:table-cell office:value-type="string" calcext:value-type="string">
            <text:p>IST_alt:</text:p>
          </table:table-cell>
          <table:table-cell office:value-type="float" office:value="0.469507" calcext:value-type="float">
            <text:p>0.469507</text:p>
          </table:table-cell>
          <table:table-cell office:value-type="string" calcext:value-type="string">
            <text:p>e_t_SUMME:</text:p>
          </table:table-cell>
          <table:table-cell office:value-type="float" office:value="5.34825" calcext:value-type="float">
            <text:p>5.34825</text:p>
          </table:table-cell>
          <table:table-cell office:value-type="string" calcext:value-type="string">
            <text:p>e_t:</text:p>
          </table:table-cell>
          <table:table-cell office:value-type="float" office:value="0.130493" calcext:value-type="float">
            <text:p>0.130493</text:p>
          </table:table-cell>
          <table:table-cell office:value-type="string" calcext:value-type="string">
            <text:p>e_t_alt:</text:p>
          </table:table-cell>
          <table:table-cell office:value-type="float" office:value="0.130493" calcext:value-type="float">
            <text:p>0.130493</text:p>
          </table:table-cell>
          <table:table-cell office:value-type="string" calcext:value-type="string">
            <text:p>y_t:</text:p>
          </table:table-cell>
          <table:table-cell office:value-type="float" office:value="-45.6273" calcext:value-type="float">
            <text:p>-45.6273</text:p>
          </table:table-cell>
          <table:table-cell office:value-type="string" calcext:value-type="string">
            <text:p>P:</text:p>
          </table:table-cell>
          <table:table-cell office:value-type="float" office:value="-1.95739" calcext:value-type="float">
            <text:p>-1.95739</text:p>
          </table:table-cell>
          <table:table-cell office:value-type="string" calcext:value-type="string">
            <text:p>I:</text:p>
          </table:table-cell>
          <table:table-cell office:value-type="float" office:value="-35.9979" calcext:value-type="float">
            <text:p>-35.9979</text:p>
          </table:table-cell>
          <table:table-cell office:value-type="string" calcext:value-type="string">
            <text:p>D:</text:p>
          </table:table-cell>
          <table:table-cell office:value-type="float" office:value="-7.67202" calcext:value-type="float">
            <text:p>-7.67202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60401" calcext:value-type="float">
            <text:p>0.0160401</text:p>
          </table:table-cell>
          <table:table-cell office:value-type="string" calcext:value-type="string">
            <text:p>Force_Average_Y:</text:p>
          </table:table-cell>
          <table:table-cell office:value-type="float" office:value="0.469507" calcext:value-type="float">
            <text:p>0.469507</text:p>
          </table:table-cell>
          <table:table-cell office:value-type="string" calcext:value-type="string">
            <text:p>Force_Average_Z:</text:p>
          </table:table-cell>
          <table:table-cell office:value-type="float" office:value="3.28704E-018" calcext:value-type="float">
            <text:p>3.28704E-18</text:p>
          </table:table-cell>
          <table:table-cell office:value-type="string" calcext:value-type="string">
            <text:p>time:</text:p>
          </table:table-cell>
          <table:table-cell office:value-type="float" office:value="17.1646" calcext:value-type="float">
            <text:p>17.1646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2753" calcext:value-type="float">
            <text:p>0.72753</text:p>
          </table:table-cell>
          <table:table-cell office:value-type="string" calcext:value-type="string">
            <text:p>IST_alt:</text:p>
          </table:table-cell>
          <table:table-cell office:value-type="float" office:value="0.72753" calcext:value-type="float">
            <text:p>0.72753</text:p>
          </table:table-cell>
          <table:table-cell office:value-type="string" calcext:value-type="string">
            <text:p>e_t_SUMME:</text:p>
          </table:table-cell>
          <table:table-cell office:value-type="float" office:value="5.22072" calcext:value-type="float">
            <text:p>5.22072</text:p>
          </table:table-cell>
          <table:table-cell office:value-type="string" calcext:value-type="string">
            <text:p>e_t:</text:p>
          </table:table-cell>
          <table:table-cell office:value-type="float" office:value="-0.12753" calcext:value-type="float">
            <text:p>-0.12753</text:p>
          </table:table-cell>
          <table:table-cell office:value-type="string" calcext:value-type="string">
            <text:p>e_t_alt:</text:p>
          </table:table-cell>
          <table:table-cell office:value-type="float" office:value="-0.12753" calcext:value-type="float">
            <text:p>-0.12753</text:p>
          </table:table-cell>
          <table:table-cell office:value-type="string" calcext:value-type="string">
            <text:p>y_t:</text:p>
          </table:table-cell>
          <table:table-cell office:value-type="float" office:value="-25.5596" calcext:value-type="float">
            <text:p>-25.5596</text:p>
          </table:table-cell>
          <table:table-cell office:value-type="string" calcext:value-type="string">
            <text:p>P:</text:p>
          </table:table-cell>
          <table:table-cell office:value-type="float" office:value="1.91295" calcext:value-type="float">
            <text:p>1.91295</text:p>
          </table:table-cell>
          <table:table-cell office:value-type="string" calcext:value-type="string">
            <text:p>I:</text:p>
          </table:table-cell>
          <table:table-cell office:value-type="float" office:value="-35.1395" calcext:value-type="float">
            <text:p>-35.1395</text:p>
          </table:table-cell>
          <table:table-cell office:value-type="string" calcext:value-type="string">
            <text:p>D:</text:p>
          </table:table-cell>
          <table:table-cell office:value-type="float" office:value="7.66695" calcext:value-type="float">
            <text:p>7.66695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508342" calcext:value-type="float">
            <text:p>0.508342</text:p>
          </table:table-cell>
          <table:table-cell office:value-type="string" calcext:value-type="string">
            <text:p>Force_Average_Y:</text:p>
          </table:table-cell>
          <table:table-cell office:value-type="float" office:value="0.72753" calcext:value-type="float">
            <text:p>0.72753</text:p>
          </table:table-cell>
          <table:table-cell office:value-type="string" calcext:value-type="string">
            <text:p>Force_Average_Z:</text:p>
          </table:table-cell>
          <table:table-cell office:value-type="float" office:value="3.64709E-018" calcext:value-type="float">
            <text:p>3.64709E-18</text:p>
          </table:table-cell>
          <table:table-cell office:value-type="string" calcext:value-type="string">
            <text:p>time:</text:p>
          </table:table-cell>
          <table:table-cell office:value-type="float" office:value="17.5005" calcext:value-type="float">
            <text:p>17.5005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469656" calcext:value-type="float">
            <text:p>0.469656</text:p>
          </table:table-cell>
          <table:table-cell office:value-type="string" calcext:value-type="string">
            <text:p>IST_alt:</text:p>
          </table:table-cell>
          <table:table-cell office:value-type="float" office:value="0.469656" calcext:value-type="float">
            <text:p>0.469656</text:p>
          </table:table-cell>
          <table:table-cell office:value-type="string" calcext:value-type="string">
            <text:p>e_t_SUMME:</text:p>
          </table:table-cell>
          <table:table-cell office:value-type="float" office:value="5.35106" calcext:value-type="float">
            <text:p>5.35106</text:p>
          </table:table-cell>
          <table:table-cell office:value-type="string" calcext:value-type="string">
            <text:p>e_t:</text:p>
          </table:table-cell>
          <table:table-cell office:value-type="float" office:value="0.130344" calcext:value-type="float">
            <text:p>0.130344</text:p>
          </table:table-cell>
          <table:table-cell office:value-type="string" calcext:value-type="string">
            <text:p>e_t_alt:</text:p>
          </table:table-cell>
          <table:table-cell office:value-type="float" office:value="0.130344" calcext:value-type="float">
            <text:p>0.130344</text:p>
          </table:table-cell>
          <table:table-cell office:value-type="string" calcext:value-type="string">
            <text:p>y_t:</text:p>
          </table:table-cell>
          <table:table-cell office:value-type="float" office:value="-45.6345" calcext:value-type="float">
            <text:p>-45.6345</text:p>
          </table:table-cell>
          <table:table-cell office:value-type="string" calcext:value-type="string">
            <text:p>P:</text:p>
          </table:table-cell>
          <table:table-cell office:value-type="float" office:value="-1.95516" calcext:value-type="float">
            <text:p>-1.95516</text:p>
          </table:table-cell>
          <table:table-cell office:value-type="string" calcext:value-type="string">
            <text:p>I:</text:p>
          </table:table-cell>
          <table:table-cell office:value-type="float" office:value="-36.0168" calcext:value-type="float">
            <text:p>-36.0168</text:p>
          </table:table-cell>
          <table:table-cell office:value-type="string" calcext:value-type="string">
            <text:p>D:</text:p>
          </table:table-cell>
          <table:table-cell office:value-type="float" office:value="-7.66254" calcext:value-type="float">
            <text:p>-7.66254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51865" calcext:value-type="float">
            <text:p>0.0151865</text:p>
          </table:table-cell>
          <table:table-cell office:value-type="string" calcext:value-type="string">
            <text:p>Force_Average_Y:</text:p>
          </table:table-cell>
          <table:table-cell office:value-type="float" office:value="0.469656" calcext:value-type="float">
            <text:p>0.469656</text:p>
          </table:table-cell>
          <table:table-cell office:value-type="string" calcext:value-type="string">
            <text:p>Force_Average_Z:</text:p>
          </table:table-cell>
          <table:table-cell office:value-type="float" office:value="3.18123E-018" calcext:value-type="float">
            <text:p>3.18123E-18</text:p>
          </table:table-cell>
          <table:table-cell office:value-type="string" calcext:value-type="string">
            <text:p>time:</text:p>
          </table:table-cell>
          <table:table-cell office:value-type="float" office:value="17.837" calcext:value-type="float">
            <text:p>17.837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2557" calcext:value-type="float">
            <text:p>0.72557</text:p>
          </table:table-cell>
          <table:table-cell office:value-type="string" calcext:value-type="string">
            <text:p>IST_alt:</text:p>
          </table:table-cell>
          <table:table-cell office:value-type="float" office:value="0.72557" calcext:value-type="float">
            <text:p>0.72557</text:p>
          </table:table-cell>
          <table:table-cell office:value-type="string" calcext:value-type="string">
            <text:p>e_t_SUMME:</text:p>
          </table:table-cell>
          <table:table-cell office:value-type="float" office:value="5.22549" calcext:value-type="float">
            <text:p>5.22549</text:p>
          </table:table-cell>
          <table:table-cell office:value-type="string" calcext:value-type="string">
            <text:p>e_t:</text:p>
          </table:table-cell>
          <table:table-cell office:value-type="float" office:value="-0.12557" calcext:value-type="float">
            <text:p>-0.12557</text:p>
          </table:table-cell>
          <table:table-cell office:value-type="string" calcext:value-type="string">
            <text:p>e_t_alt:</text:p>
          </table:table-cell>
          <table:table-cell office:value-type="float" office:value="-0.12557" calcext:value-type="float">
            <text:p>-0.12557</text:p>
          </table:table-cell>
          <table:table-cell office:value-type="string" calcext:value-type="string">
            <text:p>y_t:</text:p>
          </table:table-cell>
          <table:table-cell office:value-type="float" office:value="-25.6838" calcext:value-type="float">
            <text:p>-25.6838</text:p>
          </table:table-cell>
          <table:table-cell office:value-type="string" calcext:value-type="string">
            <text:p>P:</text:p>
          </table:table-cell>
          <table:table-cell office:value-type="float" office:value="1.88355" calcext:value-type="float">
            <text:p>1.88355</text:p>
          </table:table-cell>
          <table:table-cell office:value-type="string" calcext:value-type="string">
            <text:p>I:</text:p>
          </table:table-cell>
          <table:table-cell office:value-type="float" office:value="-35.1716" calcext:value-type="float">
            <text:p>-35.1716</text:p>
          </table:table-cell>
          <table:table-cell office:value-type="string" calcext:value-type="string">
            <text:p>D:</text:p>
          </table:table-cell>
          <table:table-cell office:value-type="float" office:value="7.60429" calcext:value-type="float">
            <text:p>7.60429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507592" calcext:value-type="float">
            <text:p>0.507592</text:p>
          </table:table-cell>
          <table:table-cell office:value-type="string" calcext:value-type="string">
            <text:p>Force_Average_Y:</text:p>
          </table:table-cell>
          <table:table-cell office:value-type="float" office:value="0.72557" calcext:value-type="float">
            <text:p>0.72557</text:p>
          </table:table-cell>
          <table:table-cell office:value-type="string" calcext:value-type="string">
            <text:p>Force_Average_Z:</text:p>
          </table:table-cell>
          <table:table-cell office:value-type="float" office:value="3.6483E-018" calcext:value-type="float">
            <text:p>3.6483E-18</text:p>
          </table:table-cell>
          <table:table-cell office:value-type="string" calcext:value-type="string">
            <text:p>time:</text:p>
          </table:table-cell>
          <table:table-cell office:value-type="float" office:value="18.1742" calcext:value-type="float">
            <text:p>18.174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472686" calcext:value-type="float">
            <text:p>0.472686</text:p>
          </table:table-cell>
          <table:table-cell office:value-type="string" calcext:value-type="string">
            <text:p>IST_alt:</text:p>
          </table:table-cell>
          <table:table-cell office:value-type="float" office:value="0.472686" calcext:value-type="float">
            <text:p>0.472686</text:p>
          </table:table-cell>
          <table:table-cell office:value-type="string" calcext:value-type="string">
            <text:p>e_t_SUMME:</text:p>
          </table:table-cell>
          <table:table-cell office:value-type="float" office:value="5.3528" calcext:value-type="float">
            <text:p>5.3528</text:p>
          </table:table-cell>
          <table:table-cell office:value-type="string" calcext:value-type="string">
            <text:p>e_t:</text:p>
          </table:table-cell>
          <table:table-cell office:value-type="float" office:value="0.127314" calcext:value-type="float">
            <text:p>0.127314</text:p>
          </table:table-cell>
          <table:table-cell office:value-type="string" calcext:value-type="string">
            <text:p>e_t_alt:</text:p>
          </table:table-cell>
          <table:table-cell office:value-type="float" office:value="0.127314" calcext:value-type="float">
            <text:p>0.127314</text:p>
          </table:table-cell>
          <table:table-cell office:value-type="string" calcext:value-type="string">
            <text:p>y_t:</text:p>
          </table:table-cell>
          <table:table-cell office:value-type="float" office:value="-45.4525" calcext:value-type="float">
            <text:p>-45.4525</text:p>
          </table:table-cell>
          <table:table-cell office:value-type="string" calcext:value-type="string">
            <text:p>P:</text:p>
          </table:table-cell>
          <table:table-cell office:value-type="float" office:value="-1.90971" calcext:value-type="float">
            <text:p>-1.90971</text:p>
          </table:table-cell>
          <table:table-cell office:value-type="string" calcext:value-type="string">
            <text:p>I:</text:p>
          </table:table-cell>
          <table:table-cell office:value-type="float" office:value="-36.0286" calcext:value-type="float">
            <text:p>-36.0286</text:p>
          </table:table-cell>
          <table:table-cell office:value-type="string" calcext:value-type="string">
            <text:p>D:</text:p>
          </table:table-cell>
          <table:table-cell office:value-type="float" office:value="-7.51424" calcext:value-type="float">
            <text:p>-7.51424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64675" calcext:value-type="float">
            <text:p>0.0164675</text:p>
          </table:table-cell>
          <table:table-cell office:value-type="string" calcext:value-type="string">
            <text:p>Force_Average_Y:</text:p>
          </table:table-cell>
          <table:table-cell office:value-type="float" office:value="0.472686" calcext:value-type="float">
            <text:p>0.472686</text:p>
          </table:table-cell>
          <table:table-cell office:value-type="string" calcext:value-type="string">
            <text:p>Force_Average_Z:</text:p>
          </table:table-cell>
          <table:table-cell office:value-type="float" office:value="3.17731E-018" calcext:value-type="float">
            <text:p>3.17731E-18</text:p>
          </table:table-cell>
          <table:table-cell office:value-type="string" calcext:value-type="string">
            <text:p>time:</text:p>
          </table:table-cell>
          <table:table-cell office:value-type="float" office:value="18.5101" calcext:value-type="float">
            <text:p>18.5101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25688" calcext:value-type="float">
            <text:p>0.725688</text:p>
          </table:table-cell>
          <table:table-cell office:value-type="string" calcext:value-type="string">
            <text:p>IST_alt:</text:p>
          </table:table-cell>
          <table:table-cell office:value-type="float" office:value="0.725688" calcext:value-type="float">
            <text:p>0.725688</text:p>
          </table:table-cell>
          <table:table-cell office:value-type="string" calcext:value-type="string">
            <text:p>e_t_SUMME:</text:p>
          </table:table-cell>
          <table:table-cell office:value-type="float" office:value="5.22712" calcext:value-type="float">
            <text:p>5.22712</text:p>
          </table:table-cell>
          <table:table-cell office:value-type="string" calcext:value-type="string">
            <text:p>e_t:</text:p>
          </table:table-cell>
          <table:table-cell office:value-type="float" office:value="-0.125688" calcext:value-type="float">
            <text:p>-0.125688</text:p>
          </table:table-cell>
          <table:table-cell office:value-type="string" calcext:value-type="string">
            <text:p>e_t_alt:</text:p>
          </table:table-cell>
          <table:table-cell office:value-type="float" office:value="-0.125688" calcext:value-type="float">
            <text:p>-0.125688</text:p>
          </table:table-cell>
          <table:table-cell office:value-type="string" calcext:value-type="string">
            <text:p>y_t:</text:p>
          </table:table-cell>
          <table:table-cell office:value-type="float" office:value="-25.7795" calcext:value-type="float">
            <text:p>-25.7795</text:p>
          </table:table-cell>
          <table:table-cell office:value-type="string" calcext:value-type="string">
            <text:p>P:</text:p>
          </table:table-cell>
          <table:table-cell office:value-type="float" office:value="1.88532" calcext:value-type="float">
            <text:p>1.88532</text:p>
          </table:table-cell>
          <table:table-cell office:value-type="string" calcext:value-type="string">
            <text:p>I:</text:p>
          </table:table-cell>
          <table:table-cell office:value-type="float" office:value="-35.1826" calcext:value-type="float">
            <text:p>-35.1826</text:p>
          </table:table-cell>
          <table:table-cell office:value-type="string" calcext:value-type="string">
            <text:p>D:</text:p>
          </table:table-cell>
          <table:table-cell office:value-type="float" office:value="7.51775" calcext:value-type="float">
            <text:p>7.51775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504279" calcext:value-type="float">
            <text:p>0.504279</text:p>
          </table:table-cell>
          <table:table-cell office:value-type="string" calcext:value-type="string">
            <text:p>Force_Average_Y:</text:p>
          </table:table-cell>
          <table:table-cell office:value-type="float" office:value="0.725688" calcext:value-type="float">
            <text:p>0.725688</text:p>
          </table:table-cell>
          <table:table-cell office:value-type="string" calcext:value-type="string">
            <text:p>Force_Average_Z:</text:p>
          </table:table-cell>
          <table:table-cell office:value-type="float" office:value="3.7E-018" calcext:value-type="float">
            <text:p>3.7E-18</text:p>
          </table:table-cell>
          <table:table-cell office:value-type="string" calcext:value-type="string">
            <text:p>time:</text:p>
          </table:table-cell>
          <table:table-cell office:value-type="float" office:value="18.8476" calcext:value-type="float">
            <text:p>18.8476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47396" calcext:value-type="float">
            <text:p>0.47396</text:p>
          </table:table-cell>
          <table:table-cell office:value-type="string" calcext:value-type="string">
            <text:p>IST_alt:</text:p>
          </table:table-cell>
          <table:table-cell office:value-type="float" office:value="0.47396" calcext:value-type="float">
            <text:p>0.47396</text:p>
          </table:table-cell>
          <table:table-cell office:value-type="string" calcext:value-type="string">
            <text:p>e_t_SUMME:</text:p>
          </table:table-cell>
          <table:table-cell office:value-type="float" office:value="5.35316" calcext:value-type="float">
            <text:p>5.35316</text:p>
          </table:table-cell>
          <table:table-cell office:value-type="string" calcext:value-type="string">
            <text:p>e_t:</text:p>
          </table:table-cell>
          <table:table-cell office:value-type="float" office:value="0.12604" calcext:value-type="float">
            <text:p>0.12604</text:p>
          </table:table-cell>
          <table:table-cell office:value-type="string" calcext:value-type="string">
            <text:p>e_t_alt:</text:p>
          </table:table-cell>
          <table:table-cell office:value-type="float" office:value="0.12604" calcext:value-type="float">
            <text:p>0.12604</text:p>
          </table:table-cell>
          <table:table-cell office:value-type="string" calcext:value-type="string">
            <text:p>y_t:</text:p>
          </table:table-cell>
          <table:table-cell office:value-type="float" office:value="-45.4014" calcext:value-type="float">
            <text:p>-45.4014</text:p>
          </table:table-cell>
          <table:table-cell office:value-type="string" calcext:value-type="string">
            <text:p>P:</text:p>
          </table:table-cell>
          <table:table-cell office:value-type="float" office:value="-1.8906" calcext:value-type="float">
            <text:p>-1.8906</text:p>
          </table:table-cell>
          <table:table-cell office:value-type="string" calcext:value-type="string">
            <text:p>I:</text:p>
          </table:table-cell>
          <table:table-cell office:value-type="float" office:value="-36.0309" calcext:value-type="float">
            <text:p>-36.0309</text:p>
          </table:table-cell>
          <table:table-cell office:value-type="string" calcext:value-type="string">
            <text:p>D:</text:p>
          </table:table-cell>
          <table:table-cell office:value-type="float" office:value="-7.47991" calcext:value-type="float">
            <text:p>-7.47991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77067" calcext:value-type="float">
            <text:p>0.0177067</text:p>
          </table:table-cell>
          <table:table-cell office:value-type="string" calcext:value-type="string">
            <text:p>Force_Average_Y:</text:p>
          </table:table-cell>
          <table:table-cell office:value-type="float" office:value="0.47396" calcext:value-type="float">
            <text:p>0.47396</text:p>
          </table:table-cell>
          <table:table-cell office:value-type="string" calcext:value-type="string">
            <text:p>Force_Average_Z:</text:p>
          </table:table-cell>
          <table:table-cell office:value-type="float" office:value="3.27804E-018" calcext:value-type="float">
            <text:p>3.27804E-18</text:p>
          </table:table-cell>
          <table:table-cell office:value-type="string" calcext:value-type="string">
            <text:p>time:</text:p>
          </table:table-cell>
          <table:table-cell office:value-type="float" office:value="19.1839" calcext:value-type="float">
            <text:p>19.1839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727731" calcext:value-type="float">
            <text:p>0.727731</text:p>
          </table:table-cell>
          <table:table-cell office:value-type="string" calcext:value-type="string">
            <text:p>IST_alt:</text:p>
          </table:table-cell>
          <table:table-cell office:value-type="float" office:value="0.727731" calcext:value-type="float">
            <text:p>0.727731</text:p>
          </table:table-cell>
          <table:table-cell office:value-type="string" calcext:value-type="string">
            <text:p>e_t_SUMME:</text:p>
          </table:table-cell>
          <table:table-cell office:value-type="float" office:value="5.22543" calcext:value-type="float">
            <text:p>5.22543</text:p>
          </table:table-cell>
          <table:table-cell office:value-type="string" calcext:value-type="string">
            <text:p>e_t:</text:p>
          </table:table-cell>
          <table:table-cell office:value-type="float" office:value="-0.127731" calcext:value-type="float">
            <text:p>-0.127731</text:p>
          </table:table-cell>
          <table:table-cell office:value-type="string" calcext:value-type="string">
            <text:p>e_t_alt:</text:p>
          </table:table-cell>
          <table:table-cell office:value-type="float" office:value="-0.127731" calcext:value-type="float">
            <text:p>-0.127731</text:p>
          </table:table-cell>
          <table:table-cell office:value-type="string" calcext:value-type="string">
            <text:p>y_t:</text:p>
          </table:table-cell>
          <table:table-cell office:value-type="float" office:value="-25.7146" calcext:value-type="float">
            <text:p>-25.7146</text:p>
          </table:table-cell>
          <table:table-cell office:value-type="string" calcext:value-type="string">
            <text:p>P:</text:p>
          </table:table-cell>
          <table:table-cell office:value-type="float" office:value="1.91596" calcext:value-type="float">
            <text:p>1.91596</text:p>
          </table:table-cell>
          <table:table-cell office:value-type="string" calcext:value-type="string">
            <text:p>I:</text:p>
          </table:table-cell>
          <table:table-cell office:value-type="float" office:value="-35.1712" calcext:value-type="float">
            <text:p>-35.1712</text:p>
          </table:table-cell>
          <table:table-cell office:value-type="string" calcext:value-type="string">
            <text:p>D:</text:p>
          </table:table-cell>
          <table:table-cell office:value-type="float" office:value="7.54061" calcext:value-type="float">
            <text:p>7.54061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504278" calcext:value-type="float">
            <text:p>0.504278</text:p>
          </table:table-cell>
          <table:table-cell office:value-type="string" calcext:value-type="string">
            <text:p>Force_Average_Y:</text:p>
          </table:table-cell>
          <table:table-cell office:value-type="float" office:value="0.727731" calcext:value-type="float">
            <text:p>0.727731</text:p>
          </table:table-cell>
          <table:table-cell office:value-type="string" calcext:value-type="string">
            <text:p>Force_Average_Z:</text:p>
          </table:table-cell>
          <table:table-cell office:value-type="float" office:value="3.63762E-018" calcext:value-type="float">
            <text:p>3.63762E-18</text:p>
          </table:table-cell>
          <table:table-cell office:value-type="string" calcext:value-type="string">
            <text:p>time:</text:p>
          </table:table-cell>
          <table:table-cell office:value-type="float" office:value="19.52" calcext:value-type="float">
            <text:p>19.52</text:p>
          </table:table-cell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K_I: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K_D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ST:</text:p>
          </table:table-cell>
          <table:table-cell office:value-type="float" office:value="0.472339" calcext:value-type="float">
            <text:p>0.472339</text:p>
          </table:table-cell>
          <table:table-cell office:value-type="string" calcext:value-type="string">
            <text:p>IST_alt:</text:p>
          </table:table-cell>
          <table:table-cell office:value-type="float" office:value="0.472339" calcext:value-type="float">
            <text:p>0.472339</text:p>
          </table:table-cell>
          <table:table-cell office:value-type="string" calcext:value-type="string">
            <text:p>e_t_SUMME:</text:p>
          </table:table-cell>
          <table:table-cell office:value-type="float" office:value="5.35309" calcext:value-type="float">
            <text:p>5.35309</text:p>
          </table:table-cell>
          <table:table-cell office:value-type="string" calcext:value-type="string">
            <text:p>e_t:</text:p>
          </table:table-cell>
          <table:table-cell office:value-type="float" office:value="0.127661" calcext:value-type="float">
            <text:p>0.127661</text:p>
          </table:table-cell>
          <table:table-cell office:value-type="string" calcext:value-type="string">
            <text:p>e_t_alt:</text:p>
          </table:table-cell>
          <table:table-cell office:value-type="float" office:value="0.127661" calcext:value-type="float">
            <text:p>0.127661</text:p>
          </table:table-cell>
          <table:table-cell office:value-type="string" calcext:value-type="string">
            <text:p>y_t:</text:p>
          </table:table-cell>
          <table:table-cell office:value-type="float" office:value="-45.5341" calcext:value-type="float">
            <text:p>-45.5341</text:p>
          </table:table-cell>
          <table:table-cell office:value-type="string" calcext:value-type="string">
            <text:p>P:</text:p>
          </table:table-cell>
          <table:table-cell office:value-type="float" office:value="-1.91492" calcext:value-type="float">
            <text:p>-1.91492</text:p>
          </table:table-cell>
          <table:table-cell office:value-type="string" calcext:value-type="string">
            <text:p>I:</text:p>
          </table:table-cell>
          <table:table-cell office:value-type="float" office:value="-36.0305" calcext:value-type="float">
            <text:p>-36.0305</text:p>
          </table:table-cell>
          <table:table-cell office:value-type="string" calcext:value-type="string">
            <text:p>D:</text:p>
          </table:table-cell>
          <table:table-cell office:value-type="float" office:value="-7.58877" calcext:value-type="float">
            <text:p>-7.58877</text:p>
          </table:table-cell>
          <table:table-cell/>
          <table:table-cell office:value-type="string" calcext:value-type="string">
            <text:p>Force_Average_X:</text:p>
          </table:table-cell>
          <table:table-cell office:value-type="float" office:value="0.0169242" calcext:value-type="float">
            <text:p>0.0169242</text:p>
          </table:table-cell>
          <table:table-cell office:value-type="string" calcext:value-type="string">
            <text:p>Force_Average_Y:</text:p>
          </table:table-cell>
          <table:table-cell office:value-type="float" office:value="0.472339" calcext:value-type="float">
            <text:p>0.472339</text:p>
          </table:table-cell>
          <table:table-cell office:value-type="string" calcext:value-type="string">
            <text:p>Force_Average_Z:</text:p>
          </table:table-cell>
          <table:table-cell office:value-type="float" office:value="3.23481E-018" calcext:value-type="float">
            <text:p>3.23481E-18</text:p>
          </table:table-cell>
          <table:table-cell office:value-type="string" calcext:value-type="string">
            <text:p>time:</text:p>
          </table:table-cell>
          <table:table-cell office:value-type="float" office:value="19.8569" calcext:value-type="float">
            <text:p>19.8569</text:p>
          </table:table-cell>
        </table:table-row>
        <table:table-row table:style-name="ro1" table:number-rows-repeated="1048516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20:13:26.8771881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2T21:57:53.658155573</dc:date>
    <meta:editing-duration>PT11H49M59S</meta:editing-duration>
    <meta:editing-cycles>10</meta:editing-cycles>
    <meta:generator>LibreOffice/6.4.6.2$Linux_X86_64 LibreOffice_project/40$Build-2</meta:generator>
    <meta:document-statistic meta:table-count="1" meta:cell-count="200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1.182cm" svg:height="9.005cm" xlink:href=".." xlink:type="simple" chart:class="chart:scatter" chart:style-name="ch1">
        <chart:legend chart:legend-position="bottom" svg:x="19.461cm" svg:y="8.039cm" style:legend-expansion="custom" chartooo:width="10.931cm" chartooo:height="0.962cm" style:legend-expansion-aspect-ratio="11.3627858627859" chart:style-name="ch2"/>
        <chart:plot-area chart:style-name="ch3" table:cell-range-address="PID_Data.AI1:PID_Data.AI118 PID_Data.C1:PID_Data.H1 PID_Data.J1:PID_Data.J59 PID_Data.B1:PID_Data.B59" chart:data-source-has-labels="row" svg:x="1.023cm" svg:y="0.18cm" svg:width="49.136cm" svg:height="7.667cm">
          <chartooo:coordinate-region svg:x="1.856cm" svg:y="0.379cm" svg:width="48.116cm" svg:height="7.2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ID_Data.J1:PID_Data.J59" chart:label-cell-address="PID_Data.C1:PID_Data.H1" chart:class="chart:scatter">
            <chart:domain table:cell-range-address="PID_Data.AI1:PID_Data.AI118"/>
            <chart:data-point chart:repeated="118"/>
          </chart:series>
          <chart:series chart:style-name="ch8" chart:values-cell-range-address="PID_Data.B1:PID_Data.B59" loext:label-string="target" chart:class="chart:scatter">
            <chart:domain table:cell-range-address="PID_Data.AI1:PID_Data.AI59"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I</text:p>
              </table:table-cell>
              <table:table-cell office:value-type="string">
                <text:p>K_P: -15 K_I: -20 K_D: -10</text:p>
                <text:list>
                  <text:list-item>
                    <text:p>K_P:</text:p>
                  </text:list-item>
                  <text:list-item>
                    <text:p>-15</text:p>
                  </text:list-item>
                  <text:list-item>
                    <text:p>K_I:</text:p>
                  </text:list-item>
                  <text:list-item>
                    <text:p>-20</text:p>
                  </text:list-item>
                  <text:list-item>
                    <text:p>K_D:</text:p>
                  </text:list-item>
                  <text:list-item>
                    <text:p>-10</text:p>
                  </text:list-item>
                </text:list>
                <draw:g>
                  <svg:desc>PID_Data.C1:PID_Data.H1</svg:desc>
                </draw:g>
              </table:table-cell>
              <table:table-cell office:value-type="string">
                <text:p>Spalte AI</text:p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79">
                <text:p>0.336579</text:p>
                <draw:g>
                  <svg:desc>PID_Data.AI1:PID_Data.AI118</svg:desc>
                </draw:g>
              </table:table-cell>
              <table:table-cell office:value-type="float" office:value="0.0242841">
                <text:p>0.0242841</text:p>
                <draw:g>
                  <svg:desc>PID_Data.J1:PID_Data.J59</svg:desc>
                </draw:g>
              </table:table-cell>
              <table:table-cell office:value-type="float" office:value="0.336579">
                <text:p>0.336579</text:p>
                <draw:g>
                  <svg:desc>PID_Data.AI1:PID_Data.AI59</svg:desc>
                </draw:g>
              </table:table-cell>
              <table:table-cell office:value-type="float" office:value="0.6">
                <text:p>0.6</text:p>
                <draw:g>
                  <svg:desc>PID_Data.B1:PID_Data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146">
                <text:p>0.674146</text:p>
              </table:table-cell>
              <table:table-cell office:value-type="float" office:value="0.717044">
                <text:p>0.717044</text:p>
              </table:table-cell>
              <table:table-cell office:value-type="float" office:value="0.674146">
                <text:p>0.67414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01">
                <text:p>1.01001</text:p>
              </table:table-cell>
              <table:table-cell office:value-type="float" office:value="-0.513605">
                <text:p>-0.513605</text:p>
              </table:table-cell>
              <table:table-cell office:value-type="float" office:value="1.01001">
                <text:p>1.0100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5">
                <text:p>1.3465</text:p>
              </table:table-cell>
              <table:table-cell office:value-type="float" office:value="0.744233">
                <text:p>0.744233</text:p>
              </table:table-cell>
              <table:table-cell office:value-type="float" office:value="1.3465">
                <text:p>1.346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332">
                <text:p>1.68332</text:p>
              </table:table-cell>
              <table:table-cell office:value-type="float" office:value="-0.666009">
                <text:p>-0.666009</text:p>
              </table:table-cell>
              <table:table-cell office:value-type="float" office:value="1.68332">
                <text:p>1.683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39">
                <text:p>2.01939</text:p>
              </table:table-cell>
              <table:table-cell office:value-type="float" office:value="0.69505">
                <text:p>0.69505</text:p>
              </table:table-cell>
              <table:table-cell office:value-type="float" office:value="2.01939">
                <text:p>2.0193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13">
                <text:p>2.35613</text:p>
              </table:table-cell>
              <table:table-cell office:value-type="float" office:value="-0.538119">
                <text:p>-0.538119</text:p>
              </table:table-cell>
              <table:table-cell office:value-type="float" office:value="2.35613">
                <text:p>2.3561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37">
                <text:p>2.69337</text:p>
              </table:table-cell>
              <table:table-cell office:value-type="float" office:value="0.688267">
                <text:p>0.688267</text:p>
              </table:table-cell>
              <table:table-cell office:value-type="float" office:value="2.69337">
                <text:p>2.6933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97">
                <text:p>3.02997</text:p>
              </table:table-cell>
              <table:table-cell office:value-type="float" office:value="-0.338925">
                <text:p>-0.338925</text:p>
              </table:table-cell>
              <table:table-cell office:value-type="float" office:value="3.02997">
                <text:p>3.02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613">
                <text:p>3.36613</text:p>
              </table:table-cell>
              <table:table-cell office:value-type="float" office:value="0.701745">
                <text:p>0.701745</text:p>
              </table:table-cell>
              <table:table-cell office:value-type="float" office:value="3.36613">
                <text:p>3.3661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63">
                <text:p>3.70263</text:p>
              </table:table-cell>
              <table:table-cell office:value-type="float" office:value="-0.118316">
                <text:p>-0.118316</text:p>
              </table:table-cell>
              <table:table-cell office:value-type="float" office:value="3.70263">
                <text:p>3.7026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946">
                <text:p>4.03946</text:p>
              </table:table-cell>
              <table:table-cell office:value-type="float" office:value="0.704852">
                <text:p>0.704852</text:p>
              </table:table-cell>
              <table:table-cell office:value-type="float" office:value="4.03946">
                <text:p>4.0394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13">
                <text:p>4.37513</text:p>
              </table:table-cell>
              <table:table-cell office:value-type="float" office:value="0.131819">
                <text:p>0.131819</text:p>
              </table:table-cell>
              <table:table-cell office:value-type="float" office:value="4.37513">
                <text:p>4.3751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7">
                <text:p>4.7117</text:p>
              </table:table-cell>
              <table:table-cell office:value-type="float" office:value="0.70285">
                <text:p>0.70285</text:p>
              </table:table-cell>
              <table:table-cell office:value-type="float" office:value="4.7117">
                <text:p>4.711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67">
                <text:p>5.04867</text:p>
              </table:table-cell>
              <table:table-cell office:value-type="float" office:value="0.336647">
                <text:p>0.336647</text:p>
              </table:table-cell>
              <table:table-cell office:value-type="float" office:value="5.04867">
                <text:p>5.048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73">
                <text:p>5.38573</text:p>
              </table:table-cell>
              <table:table-cell office:value-type="float" office:value="0.69963">
                <text:p>0.69963</text:p>
              </table:table-cell>
              <table:table-cell office:value-type="float" office:value="5.38573">
                <text:p>5.3857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89">
                <text:p>5.72189</text:p>
              </table:table-cell>
              <table:table-cell office:value-type="float" office:value="0.467065">
                <text:p>0.467065</text:p>
              </table:table-cell>
              <table:table-cell office:value-type="float" office:value="5.72189">
                <text:p>5.7218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8">
                <text:p>6.0588</text:p>
              </table:table-cell>
              <table:table-cell office:value-type="float" office:value="0.711263">
                <text:p>0.711263</text:p>
              </table:table-cell>
              <table:table-cell office:value-type="float" office:value="6.0588">
                <text:p>6.058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502">
                <text:p>6.39502</text:p>
              </table:table-cell>
              <table:table-cell office:value-type="float" office:value="0.530027">
                <text:p>0.530027</text:p>
              </table:table-cell>
              <table:table-cell office:value-type="float" office:value="6.39502">
                <text:p>6.3950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65">
                <text:p>6.73165</text:p>
              </table:table-cell>
              <table:table-cell office:value-type="float" office:value="0.718071">
                <text:p>0.718071</text:p>
              </table:table-cell>
              <table:table-cell office:value-type="float" office:value="6.73165">
                <text:p>6.7316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34">
                <text:p>7.06834</text:p>
              </table:table-cell>
              <table:table-cell office:value-type="float" office:value="0.554269">
                <text:p>0.554269</text:p>
              </table:table-cell>
              <table:table-cell office:value-type="float" office:value="7.06834">
                <text:p>7.0683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532">
                <text:p>7.40532</text:p>
              </table:table-cell>
              <table:table-cell office:value-type="float" office:value="0.720619">
                <text:p>0.720619</text:p>
              </table:table-cell>
              <table:table-cell office:value-type="float" office:value="7.40532">
                <text:p>7.405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83">
                <text:p>7.74083</text:p>
              </table:table-cell>
              <table:table-cell office:value-type="float" office:value="0.559486">
                <text:p>0.559486</text:p>
              </table:table-cell>
              <table:table-cell office:value-type="float" office:value="7.74083">
                <text:p>7.7408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68">
                <text:p>8.07768</text:p>
              </table:table-cell>
              <table:table-cell office:value-type="float" office:value="0.722957">
                <text:p>0.722957</text:p>
              </table:table-cell>
              <table:table-cell office:value-type="float" office:value="8.07768">
                <text:p>8.0776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462">
                <text:p>8.41462</text:p>
              </table:table-cell>
              <table:table-cell office:value-type="float" office:value="0.550393">
                <text:p>0.550393</text:p>
              </table:table-cell>
              <table:table-cell office:value-type="float" office:value="8.41462">
                <text:p>8.414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6">
                <text:p>8.75076</text:p>
              </table:table-cell>
              <table:table-cell office:value-type="float" office:value="0.726147">
                <text:p>0.726147</text:p>
              </table:table-cell>
              <table:table-cell office:value-type="float" office:value="8.75076">
                <text:p>8.7507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763">
                <text:p>9.08763</text:p>
              </table:table-cell>
              <table:table-cell office:value-type="float" office:value="0.534802">
                <text:p>0.534802</text:p>
              </table:table-cell>
              <table:table-cell office:value-type="float" office:value="9.08763">
                <text:p>9.0876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23">
                <text:p>9.42423</text:p>
              </table:table-cell>
              <table:table-cell office:value-type="float" office:value="0.727674">
                <text:p>0.727674</text:p>
              </table:table-cell>
              <table:table-cell office:value-type="float" office:value="9.42423">
                <text:p>9.4242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48">
                <text:p>9.76048</text:p>
              </table:table-cell>
              <table:table-cell office:value-type="float" office:value="0.518695">
                <text:p>0.518695</text:p>
              </table:table-cell>
              <table:table-cell office:value-type="float" office:value="9.76048">
                <text:p>9.7604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2">
                <text:p>10.0962</text:p>
              </table:table-cell>
              <table:table-cell office:value-type="float" office:value="0.729945">
                <text:p>0.729945</text:p>
              </table:table-cell>
              <table:table-cell office:value-type="float" office:value="10.0962">
                <text:p>10.09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1">
                <text:p>10.4331</text:p>
              </table:table-cell>
              <table:table-cell office:value-type="float" office:value="0.501116">
                <text:p>0.501116</text:p>
              </table:table-cell>
              <table:table-cell office:value-type="float" office:value="10.4331">
                <text:p>10.433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0.729439">
                <text:p>0.729439</text:p>
              </table:table-cell>
              <table:table-cell office:value-type="float" office:value="10.7693">
                <text:p>10.769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4">
                <text:p>11.1064</text:p>
              </table:table-cell>
              <table:table-cell office:value-type="float" office:value="0.487259">
                <text:p>0.487259</text:p>
              </table:table-cell>
              <table:table-cell office:value-type="float" office:value="11.1064">
                <text:p>11.10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34">
                <text:p>11.4434</text:p>
              </table:table-cell>
              <table:table-cell office:value-type="float" office:value="0.728057">
                <text:p>0.728057</text:p>
              </table:table-cell>
              <table:table-cell office:value-type="float" office:value="11.4434">
                <text:p>11.443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6">
                <text:p>11.7796</text:p>
              </table:table-cell>
              <table:table-cell office:value-type="float" office:value="0.479444">
                <text:p>0.479444</text:p>
              </table:table-cell>
              <table:table-cell office:value-type="float" office:value="11.7796">
                <text:p>11.779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1">
                <text:p>12.1161</text:p>
              </table:table-cell>
              <table:table-cell office:value-type="float" office:value="0.728229">
                <text:p>0.728229</text:p>
              </table:table-cell>
              <table:table-cell office:value-type="float" office:value="12.1161">
                <text:p>12.116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9">
                <text:p>12.4529</text:p>
              </table:table-cell>
              <table:table-cell office:value-type="float" office:value="0.473183">
                <text:p>0.473183</text:p>
              </table:table-cell>
              <table:table-cell office:value-type="float" office:value="12.4529">
                <text:p>12.452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">
                <text:p>12.789</text:p>
              </table:table-cell>
              <table:table-cell office:value-type="float" office:value="0.728121">
                <text:p>0.728121</text:p>
              </table:table-cell>
              <table:table-cell office:value-type="float" office:value="12.789">
                <text:p>12.78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7">
                <text:p>13.1257</text:p>
              </table:table-cell>
              <table:table-cell office:value-type="float" office:value="0.469419">
                <text:p>0.469419</text:p>
              </table:table-cell>
              <table:table-cell office:value-type="float" office:value="13.1257">
                <text:p>13.125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3">
                <text:p>13.463</text:p>
              </table:table-cell>
              <table:table-cell office:value-type="float" office:value="0.725973">
                <text:p>0.725973</text:p>
              </table:table-cell>
              <table:table-cell office:value-type="float" office:value="13.463">
                <text:p>13.46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2">
                <text:p>13.7982</text:p>
              </table:table-cell>
              <table:table-cell office:value-type="float" office:value="0.470934">
                <text:p>0.470934</text:p>
              </table:table-cell>
              <table:table-cell office:value-type="float" office:value="13.7982">
                <text:p>13.798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5">
                <text:p>14.1355</text:p>
              </table:table-cell>
              <table:table-cell office:value-type="float" office:value="0.726025">
                <text:p>0.726025</text:p>
              </table:table-cell>
              <table:table-cell office:value-type="float" office:value="14.1355">
                <text:p>14.135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7">
                <text:p>14.4717</text:p>
              </table:table-cell>
              <table:table-cell office:value-type="float" office:value="0.471182">
                <text:p>0.471182</text:p>
              </table:table-cell>
              <table:table-cell office:value-type="float" office:value="14.4717">
                <text:p>14.471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92">
                <text:p>14.8092</text:p>
              </table:table-cell>
              <table:table-cell office:value-type="float" office:value="0.72594">
                <text:p>0.72594</text:p>
              </table:table-cell>
              <table:table-cell office:value-type="float" office:value="14.8092">
                <text:p>14.809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52">
                <text:p>15.1452</text:p>
              </table:table-cell>
              <table:table-cell office:value-type="float" office:value="0.471794">
                <text:p>0.471794</text:p>
              </table:table-cell>
              <table:table-cell office:value-type="float" office:value="15.1452">
                <text:p>15.145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2">
                <text:p>15.4812</text:p>
              </table:table-cell>
              <table:table-cell office:value-type="float" office:value="0.727861">
                <text:p>0.727861</text:p>
              </table:table-cell>
              <table:table-cell office:value-type="float" office:value="15.4812">
                <text:p>15.481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7">
                <text:p>15.8177</text:p>
              </table:table-cell>
              <table:table-cell office:value-type="float" office:value="0.470196">
                <text:p>0.470196</text:p>
              </table:table-cell>
              <table:table-cell office:value-type="float" office:value="15.8177">
                <text:p>15.817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9">
                <text:p>16.1549</text:p>
              </table:table-cell>
              <table:table-cell office:value-type="float" office:value="0.725852">
                <text:p>0.725852</text:p>
              </table:table-cell>
              <table:table-cell office:value-type="float" office:value="16.1549">
                <text:p>16.154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11">
                <text:p>16.4911</text:p>
              </table:table-cell>
              <table:table-cell office:value-type="float" office:value="0.471663">
                <text:p>0.471663</text:p>
              </table:table-cell>
              <table:table-cell office:value-type="float" office:value="16.4911">
                <text:p>16.491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0.727701">
                <text:p>0.727701</text:p>
              </table:table-cell>
              <table:table-cell office:value-type="float" office:value="16.8271">
                <text:p>16.827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46">
                <text:p>17.1646</text:p>
              </table:table-cell>
              <table:table-cell office:value-type="float" office:value="0.469507">
                <text:p>0.469507</text:p>
              </table:table-cell>
              <table:table-cell office:value-type="float" office:value="17.1646">
                <text:p>17.164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5">
                <text:p>17.5005</text:p>
              </table:table-cell>
              <table:table-cell office:value-type="float" office:value="0.72753">
                <text:p>0.72753</text:p>
              </table:table-cell>
              <table:table-cell office:value-type="float" office:value="17.5005">
                <text:p>17.500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">
                <text:p>17.837</text:p>
              </table:table-cell>
              <table:table-cell office:value-type="float" office:value="0.469656">
                <text:p>0.469656</text:p>
              </table:table-cell>
              <table:table-cell office:value-type="float" office:value="17.837">
                <text:p>17.83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42">
                <text:p>18.1742</text:p>
              </table:table-cell>
              <table:table-cell office:value-type="float" office:value="0.72557">
                <text:p>0.72557</text:p>
              </table:table-cell>
              <table:table-cell office:value-type="float" office:value="18.1742">
                <text:p>18.174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1">
                <text:p>18.5101</text:p>
              </table:table-cell>
              <table:table-cell office:value-type="float" office:value="0.472686">
                <text:p>0.472686</text:p>
              </table:table-cell>
              <table:table-cell office:value-type="float" office:value="18.5101">
                <text:p>18.510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6">
                <text:p>18.8476</text:p>
              </table:table-cell>
              <table:table-cell office:value-type="float" office:value="0.725688">
                <text:p>0.725688</text:p>
              </table:table-cell>
              <table:table-cell office:value-type="float" office:value="18.8476">
                <text:p>18.847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39">
                <text:p>19.1839</text:p>
              </table:table-cell>
              <table:table-cell office:value-type="float" office:value="0.47396">
                <text:p>0.47396</text:p>
              </table:table-cell>
              <table:table-cell office:value-type="float" office:value="19.1839">
                <text:p>19.183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2">
                <text:p>19.52</text:p>
              </table:table-cell>
              <table:table-cell office:value-type="float" office:value="0.727731">
                <text:p>0.727731</text:p>
              </table:table-cell>
              <table:table-cell office:value-type="float" office:value="19.52">
                <text:p>19.5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9">
                <text:p>19.8569</text:p>
              </table:table-cell>
              <table:table-cell office:value-type="float" office:value="0.472339">
                <text:p>0.472339</text:p>
              </table:table-cell>
              <table:table-cell office:value-type="float" office:value="19.8569">
                <text:p>19.856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127cm" svg:y="4.198cm" style:legend-expansion="high" chart:style-name="ch2"/>
        <chart:plot-area chart:style-name="ch3" table:cell-range-address="PID_Data.AI1:PID_Data.AI59 PID_Data.T1:PID_Data.T59" chart:data-source-has-labels="row" svg:x="1.019cm" svg:y="0.179cm" svg:width="46.089cm" svg:height="8.636cm">
          <chartooo:coordinate-region svg:x="1.746cm" svg:y="0.378cm" svg:width="45.17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T1:PID_Data.T59" loext:label-string="amplitude" chart:class="chart:scatter">
            <chart:domain table:cell-range-address="PID_Data.AI1:PID_Data.AI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I</text:p>
              </table:table-cell>
              <table:table-cell office:value-type="string">
                <text:p>amplitu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79">
                <text:p>0.336579</text:p>
                <draw:g>
                  <svg:desc>PID_Data.AI1:PID_Data.AI59</svg:desc>
                </draw:g>
              </table:table-cell>
              <table:table-cell office:value-type="float" office:value="-29.6177">
                <text:p>-29.6177</text:p>
                <draw:g>
                  <svg:desc>PID_Data.T1:PID_Data.T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146">
                <text:p>0.674146</text:p>
              </table:table-cell>
              <table:table-cell office:value-type="float" office:value="19.2533">
                <text:p>19.2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01">
                <text:p>1.0100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5">
                <text:p>1.3465</text:p>
              </table:table-cell>
              <table:table-cell office:value-type="float" office:value="29.9273">
                <text:p>29.9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332">
                <text:p>1.6833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39">
                <text:p>2.01939</text:p>
              </table:table-cell>
              <table:table-cell office:value-type="float" office:value="24.3752">
                <text:p>24.3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13">
                <text:p>2.3561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37">
                <text:p>2.69337</text:p>
              </table:table-cell>
              <table:table-cell office:value-type="float" office:value="13.2054">
                <text:p>13.2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97">
                <text:p>3.0299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613">
                <text:p>3.36613</text:p>
              </table:table-cell>
              <table:table-cell office:value-type="float" office:value="2.25437">
                <text:p>2.25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63">
                <text:p>3.7026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946">
                <text:p>4.03946</text:p>
              </table:table-cell>
              <table:table-cell office:value-type="float" office:value="-8.29104">
                <text:p>-8.29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13">
                <text:p>4.3751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7">
                <text:p>4.7117</text:p>
              </table:table-cell>
              <table:table-cell office:value-type="float" office:value="-18.2721">
                <text:p>-18.2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67">
                <text:p>5.0486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73">
                <text:p>5.38573</text:p>
              </table:table-cell>
              <table:table-cell office:value-type="float" office:value="-25.6044">
                <text:p>-25.60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89">
                <text:p>5.72189</text:p>
              </table:table-cell>
              <table:table-cell office:value-type="float" office:value="-47.6838">
                <text:p>-47.68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8">
                <text:p>6.0588</text:p>
              </table:table-cell>
              <table:table-cell office:value-type="float" office:value="-29.1054">
                <text:p>-29.1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502">
                <text:p>6.39502</text:p>
              </table:table-cell>
              <table:table-cell office:value-type="float" office:value="-44.9363">
                <text:p>-44.9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65">
                <text:p>6.73165</text:p>
              </table:table-cell>
              <table:table-cell office:value-type="float" office:value="-30.348">
                <text:p>-30.3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34">
                <text:p>7.06834</text:p>
              </table:table-cell>
              <table:table-cell office:value-type="float" office:value="-43.5677">
                <text:p>-43.56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532">
                <text:p>7.40532</text:p>
              </table:table-cell>
              <table:table-cell office:value-type="float" office:value="-30.4504">
                <text:p>-30.4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83">
                <text:p>7.74083</text:p>
              </table:table-cell>
              <table:table-cell office:value-type="float" office:value="-42.871">
                <text:p>-42.8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68">
                <text:p>8.07768</text:p>
              </table:table-cell>
              <table:table-cell office:value-type="float" office:value="-29.946">
                <text:p>-29.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462">
                <text:p>8.41462</text:p>
              </table:table-cell>
              <table:table-cell office:value-type="float" office:value="-42.8534">
                <text:p>-42.8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6">
                <text:p>8.75076</text:p>
              </table:table-cell>
              <table:table-cell office:value-type="float" office:value="-29.018">
                <text:p>-29.0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763">
                <text:p>9.08763</text:p>
              </table:table-cell>
              <table:table-cell office:value-type="float" office:value="-43.235">
                <text:p>-43.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23">
                <text:p>9.42423</text:p>
              </table:table-cell>
              <table:table-cell office:value-type="float" office:value="-28.0659">
                <text:p>-28.06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48">
                <text:p>9.76048</text:p>
              </table:table-cell>
              <table:table-cell office:value-type="float" office:value="-43.6885">
                <text:p>-43.68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2">
                <text:p>10.0962</text:p>
              </table:table-cell>
              <table:table-cell office:value-type="float" office:value="-27.1584">
                <text:p>-27.1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1">
                <text:p>10.4331</text:p>
              </table:table-cell>
              <table:table-cell office:value-type="float" office:value="-44.333">
                <text:p>-44.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-26.453">
                <text:p>-26.4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4">
                <text:p>11.1064</text:p>
              </table:table-cell>
              <table:table-cell office:value-type="float" office:value="-44.8252">
                <text:p>-44.8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34">
                <text:p>11.4434</text:p>
              </table:table-cell>
              <table:table-cell office:value-type="float" office:value="-25.9999">
                <text:p>-25.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6">
                <text:p>11.7796</text:p>
              </table:table-cell>
              <table:table-cell office:value-type="float" office:value="-45.083">
                <text:p>-45.0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1">
                <text:p>12.1161</text:p>
              </table:table-cell>
              <table:table-cell office:value-type="float" office:value="-25.7084">
                <text:p>-25.70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9">
                <text:p>12.4529</text:p>
              </table:table-cell>
              <table:table-cell office:value-type="float" office:value="-45.3586">
                <text:p>-45.3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">
                <text:p>12.789</text:p>
              </table:table-cell>
              <table:table-cell office:value-type="float" office:value="-25.5184">
                <text:p>-25.51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7">
                <text:p>13.1257</text:p>
              </table:table-cell>
              <table:table-cell office:value-type="float" office:value="-45.5402">
                <text:p>-45.54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3">
                <text:p>13.463</text:p>
              </table:table-cell>
              <table:table-cell office:value-type="float" office:value="-25.5336">
                <text:p>-25.53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2">
                <text:p>13.7982</text:p>
              </table:table-cell>
              <table:table-cell office:value-type="float" office:value="-45.4295">
                <text:p>-45.42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5">
                <text:p>14.1355</text:p>
              </table:table-cell>
              <table:table-cell office:value-type="float" office:value="-25.5968">
                <text:p>-25.59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7">
                <text:p>14.4717</text:p>
              </table:table-cell>
              <table:table-cell office:value-type="float" office:value="-45.4388">
                <text:p>-45.4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92">
                <text:p>14.8092</text:p>
              </table:table-cell>
              <table:table-cell office:value-type="float" office:value="-25.6273">
                <text:p>-25.6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52">
                <text:p>15.1452</text:p>
              </table:table-cell>
              <table:table-cell office:value-type="float" office:value="-45.4241">
                <text:p>-45.4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2">
                <text:p>15.4812</text:p>
              </table:table-cell>
              <table:table-cell office:value-type="float" office:value="-25.5619">
                <text:p>-25.5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7">
                <text:p>15.8177</text:p>
              </table:table-cell>
              <table:table-cell office:value-type="float" office:value="-45.5657">
                <text:p>-45.56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9">
                <text:p>16.1549</text:p>
              </table:table-cell>
              <table:table-cell office:value-type="float" office:value="-25.6309">
                <text:p>-25.63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11">
                <text:p>16.4911</text:p>
              </table:table-cell>
              <table:table-cell office:value-type="float" office:value="-45.4572">
                <text:p>-45.45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-25.5961">
                <text:p>-25.59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46">
                <text:p>17.1646</text:p>
              </table:table-cell>
              <table:table-cell office:value-type="float" office:value="-45.6273">
                <text:p>-45.62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5">
                <text:p>17.5005</text:p>
              </table:table-cell>
              <table:table-cell office:value-type="float" office:value="-25.5596">
                <text:p>-25.5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">
                <text:p>17.837</text:p>
              </table:table-cell>
              <table:table-cell office:value-type="float" office:value="-45.6345">
                <text:p>-45.63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42">
                <text:p>18.1742</text:p>
              </table:table-cell>
              <table:table-cell office:value-type="float" office:value="-25.6838">
                <text:p>-25.68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1">
                <text:p>18.5101</text:p>
              </table:table-cell>
              <table:table-cell office:value-type="float" office:value="-45.4525">
                <text:p>-45.45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6">
                <text:p>18.8476</text:p>
              </table:table-cell>
              <table:table-cell office:value-type="float" office:value="-25.7795">
                <text:p>-25.77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39">
                <text:p>19.1839</text:p>
              </table:table-cell>
              <table:table-cell office:value-type="float" office:value="-45.4014">
                <text:p>-45.4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2">
                <text:p>19.52</text:p>
              </table:table-cell>
              <table:table-cell office:value-type="float" office:value="-25.7146">
                <text:p>-25.71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9">
                <text:p>19.8569</text:p>
              </table:table-cell>
              <table:table-cell office:value-type="float" office:value="-45.5341">
                <text:p>-45.53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26cm" svg:y="4.198cm" style:legend-expansion="high" chart:style-name="ch2"/>
        <chart:plot-area chart:style-name="ch3" table:cell-range-address="PID_Data.AI1:PID_Data.AI59 PID_Data.C1:PID_Data.D1 PID_Data.V1:PID_Data.V59" chart:data-source-has-labels="row" svg:x="1.019cm" svg:y="0.179cm" svg:width="46.222cm" svg:height="8.636cm">
          <chartooo:coordinate-region svg:x="1.746cm" svg:y="0.378cm" svg:width="45.308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V1:PID_Data.V59" chart:label-cell-address="PID_Data.C1:PID_Data.D1" chart:class="chart:scatter">
            <chart:domain table:cell-range-address="PID_Data.AI1:PID_Data.AI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I</text:p>
              </table:table-cell>
              <table:table-cell office:value-type="string">
                <text:p>K_P: -15</text:p>
                <text:list>
                  <text:list-item>
                    <text:p>K_P:</text:p>
                  </text:list-item>
                  <text:list-item>
                    <text:p>-15</text:p>
                  </text:list-item>
                </text:list>
                <draw:g>
                  <svg:desc>PID_Data.C1:PID_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79">
                <text:p>0.336579</text:p>
                <draw:g>
                  <svg:desc>PID_Data.AI1:PID_Data.AI59</svg:desc>
                </draw:g>
              </table:table-cell>
              <table:table-cell office:value-type="float" office:value="-8.63574">
                <text:p>-8.63574</text:p>
                <draw:g>
                  <svg:desc>PID_Data.V1:PID_Data.V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146">
                <text:p>0.674146</text:p>
              </table:table-cell>
              <table:table-cell office:value-type="float" office:value="1.75566">
                <text:p>1.755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01">
                <text:p>1.01001</text:p>
              </table:table-cell>
              <table:table-cell office:value-type="float" office:value="-16.7041">
                <text:p>-16.7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5">
                <text:p>1.3465</text:p>
              </table:table-cell>
              <table:table-cell office:value-type="float" office:value="2.16349">
                <text:p>2.16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332">
                <text:p>1.68332</text:p>
              </table:table-cell>
              <table:table-cell office:value-type="float" office:value="-18.9901">
                <text:p>-18.9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39">
                <text:p>2.01939</text:p>
              </table:table-cell>
              <table:table-cell office:value-type="float" office:value="1.42575">
                <text:p>1.42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13">
                <text:p>2.35613</text:p>
              </table:table-cell>
              <table:table-cell office:value-type="float" office:value="-17.0718">
                <text:p>-17.0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37">
                <text:p>2.69337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97">
                <text:p>3.02997</text:p>
              </table:table-cell>
              <table:table-cell office:value-type="float" office:value="-14.0839">
                <text:p>-14.08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613">
                <text:p>3.36613</text:p>
              </table:table-cell>
              <table:table-cell office:value-type="float" office:value="1.52618">
                <text:p>1.526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63">
                <text:p>3.70263</text:p>
              </table:table-cell>
              <table:table-cell office:value-type="float" office:value="-10.7747">
                <text:p>-10.7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946">
                <text:p>4.03946</text:p>
              </table:table-cell>
              <table:table-cell office:value-type="float" office:value="1.57278">
                <text:p>1.57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13">
                <text:p>4.37513</text:p>
              </table:table-cell>
              <table:table-cell office:value-type="float" office:value="-7.02272">
                <text:p>-7.02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7">
                <text:p>4.7117</text:p>
              </table:table-cell>
              <table:table-cell office:value-type="float" office:value="1.54274">
                <text:p>1.54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67">
                <text:p>5.04867</text:p>
              </table:table-cell>
              <table:table-cell office:value-type="float" office:value="-3.9503">
                <text:p>-3.9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73">
                <text:p>5.38573</text:p>
              </table:table-cell>
              <table:table-cell office:value-type="float" office:value="1.49445">
                <text:p>1.49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89">
                <text:p>5.72189</text:p>
              </table:table-cell>
              <table:table-cell office:value-type="float" office:value="-1.99402">
                <text:p>-1.99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8">
                <text:p>6.0588</text:p>
              </table:table-cell>
              <table:table-cell office:value-type="float" office:value="1.66894">
                <text:p>1.668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502">
                <text:p>6.39502</text:p>
              </table:table-cell>
              <table:table-cell office:value-type="float" office:value="-1.0496">
                <text:p>-1.04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65">
                <text:p>6.73165</text:p>
              </table:table-cell>
              <table:table-cell office:value-type="float" office:value="1.77107">
                <text:p>1.771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34">
                <text:p>7.06834</text:p>
              </table:table-cell>
              <table:table-cell office:value-type="float" office:value="-0.685968">
                <text:p>-0.6859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532">
                <text:p>7.40532</text:p>
              </table:table-cell>
              <table:table-cell office:value-type="float" office:value="1.80928">
                <text:p>1.80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83">
                <text:p>7.74083</text:p>
              </table:table-cell>
              <table:table-cell office:value-type="float" office:value="-0.607717">
                <text:p>-0.6077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68">
                <text:p>8.07768</text:p>
              </table:table-cell>
              <table:table-cell office:value-type="float" office:value="1.84436">
                <text:p>1.844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462">
                <text:p>8.41462</text:p>
              </table:table-cell>
              <table:table-cell office:value-type="float" office:value="-0.744105">
                <text:p>-0.744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6">
                <text:p>8.75076</text:p>
              </table:table-cell>
              <table:table-cell office:value-type="float" office:value="1.89221">
                <text:p>1.892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763">
                <text:p>9.08763</text:p>
              </table:table-cell>
              <table:table-cell office:value-type="float" office:value="-0.977965">
                <text:p>-0.9779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23">
                <text:p>9.42423</text:p>
              </table:table-cell>
              <table:table-cell office:value-type="float" office:value="1.91511">
                <text:p>1.915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48">
                <text:p>9.76048</text:p>
              </table:table-cell>
              <table:table-cell office:value-type="float" office:value="-1.21957">
                <text:p>-1.219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2">
                <text:p>10.0962</text:p>
              </table:table-cell>
              <table:table-cell office:value-type="float" office:value="1.94918">
                <text:p>1.949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1">
                <text:p>10.4331</text:p>
              </table:table-cell>
              <table:table-cell office:value-type="float" office:value="-1.48326">
                <text:p>-1.48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1.94159">
                <text:p>1.94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4">
                <text:p>11.1064</text:p>
              </table:table-cell>
              <table:table-cell office:value-type="float" office:value="-1.69112">
                <text:p>-1.6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34">
                <text:p>11.4434</text:p>
              </table:table-cell>
              <table:table-cell office:value-type="float" office:value="1.92085">
                <text:p>1.920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6">
                <text:p>11.7796</text:p>
              </table:table-cell>
              <table:table-cell office:value-type="float" office:value="-1.80834">
                <text:p>-1.808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1">
                <text:p>12.1161</text:p>
              </table:table-cell>
              <table:table-cell office:value-type="float" office:value="1.92343">
                <text:p>1.923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9">
                <text:p>12.4529</text:p>
              </table:table-cell>
              <table:table-cell office:value-type="float" office:value="-1.90225">
                <text:p>-1.90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">
                <text:p>12.789</text:p>
              </table:table-cell>
              <table:table-cell office:value-type="float" office:value="1.92182">
                <text:p>1.921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7">
                <text:p>13.1257</text:p>
              </table:table-cell>
              <table:table-cell office:value-type="float" office:value="-1.95871">
                <text:p>-1.958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3">
                <text:p>13.463</text:p>
              </table:table-cell>
              <table:table-cell office:value-type="float" office:value="1.88959">
                <text:p>1.889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2">
                <text:p>13.7982</text:p>
              </table:table-cell>
              <table:table-cell office:value-type="float" office:value="-1.93598">
                <text:p>-1.935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5">
                <text:p>14.1355</text:p>
              </table:table-cell>
              <table:table-cell office:value-type="float" office:value="1.89037">
                <text:p>1.890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7">
                <text:p>14.4717</text:p>
              </table:table-cell>
              <table:table-cell office:value-type="float" office:value="-1.93227">
                <text:p>-1.93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92">
                <text:p>14.8092</text:p>
              </table:table-cell>
              <table:table-cell office:value-type="float" office:value="1.8891">
                <text:p>1.88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52">
                <text:p>15.1452</text:p>
              </table:table-cell>
              <table:table-cell office:value-type="float" office:value="-1.92309">
                <text:p>-1.923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2">
                <text:p>15.4812</text:p>
              </table:table-cell>
              <table:table-cell office:value-type="float" office:value="1.91791">
                <text:p>1.917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7">
                <text:p>15.8177</text:p>
              </table:table-cell>
              <table:table-cell office:value-type="float" office:value="-1.94706">
                <text:p>-1.94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9">
                <text:p>16.1549</text:p>
              </table:table-cell>
              <table:table-cell office:value-type="float" office:value="1.88778">
                <text:p>1.887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11">
                <text:p>16.4911</text:p>
              </table:table-cell>
              <table:table-cell office:value-type="float" office:value="-1.92506">
                <text:p>-1.925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1.91551">
                <text:p>1.915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46">
                <text:p>17.1646</text:p>
              </table:table-cell>
              <table:table-cell office:value-type="float" office:value="-1.95739">
                <text:p>-1.957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5">
                <text:p>17.5005</text:p>
              </table:table-cell>
              <table:table-cell office:value-type="float" office:value="1.91295">
                <text:p>1.912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">
                <text:p>17.837</text:p>
              </table:table-cell>
              <table:table-cell office:value-type="float" office:value="-1.95516">
                <text:p>-1.955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42">
                <text:p>18.1742</text:p>
              </table:table-cell>
              <table:table-cell office:value-type="float" office:value="1.88355">
                <text:p>1.883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1">
                <text:p>18.5101</text:p>
              </table:table-cell>
              <table:table-cell office:value-type="float" office:value="-1.90971">
                <text:p>-1.90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6">
                <text:p>18.8476</text:p>
              </table:table-cell>
              <table:table-cell office:value-type="float" office:value="1.88532">
                <text:p>1.88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39">
                <text:p>19.1839</text:p>
              </table:table-cell>
              <table:table-cell office:value-type="float" office:value="-1.8906">
                <text:p>-1.89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2">
                <text:p>19.52</text:p>
              </table:table-cell>
              <table:table-cell office:value-type="float" office:value="1.91596">
                <text:p>1.915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9">
                <text:p>19.8569</text:p>
              </table:table-cell>
              <table:table-cell office:value-type="float" office:value="-1.91492">
                <text:p>-1.914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392cm" svg:y="4.198cm" style:legend-expansion="high" chart:style-name="ch2"/>
        <chart:plot-area chart:style-name="ch3" table:cell-range-address="PID_Data.AI1:PID_Data.AI59 PID_Data.E1:PID_Data.F1 PID_Data.X1:PID_Data.X59" chart:data-source-has-labels="row" svg:x="1.019cm" svg:y="0.179cm" svg:width="46.354cm" svg:height="8.636cm">
          <chartooo:coordinate-region svg:x="1.746cm" svg:y="0.378cm" svg:width="45.44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X1:PID_Data.X59" chart:label-cell-address="PID_Data.E1:PID_Data.F1" chart:class="chart:scatter">
            <chart:domain table:cell-range-address="PID_Data.AI1:PID_Data.AI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I</text:p>
              </table:table-cell>
              <table:table-cell office:value-type="string">
                <text:p>K_I: -20</text:p>
                <text:list>
                  <text:list-item>
                    <text:p>K_I:</text:p>
                  </text:list-item>
                  <text:list-item>
                    <text:p>-20</text:p>
                  </text:list-item>
                </text:list>
                <draw:g>
                  <svg:desc>PID_Data.E1:PID_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79">
                <text:p>0.336579</text:p>
                <draw:g>
                  <svg:desc>PID_Data.AI1:PID_Data.AI59</svg:desc>
                </draw:g>
              </table:table-cell>
              <table:table-cell office:value-type="float" office:value="-3.87502">
                <text:p>-3.87502</text:p>
                <draw:g>
                  <svg:desc>PID_Data.X1:PID_Data.X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146">
                <text:p>0.674146</text:p>
              </table:table-cell>
              <table:table-cell office:value-type="float" office:value="-3.08722">
                <text:p>-3.08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01">
                <text:p>1.01001</text:p>
              </table:table-cell>
              <table:table-cell office:value-type="float" office:value="-10.5827">
                <text:p>-10.5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5">
                <text:p>1.3465</text:p>
              </table:table-cell>
              <table:table-cell office:value-type="float" office:value="-9.61185">
                <text:p>-9.61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332">
                <text:p>1.68332</text:p>
              </table:table-cell>
              <table:table-cell office:value-type="float" office:value="-18.1331">
                <text:p>-18.1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39">
                <text:p>2.01939</text:p>
              </table:table-cell>
              <table:table-cell office:value-type="float" office:value="-17.4933">
                <text:p>-17.4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13">
                <text:p>2.35613</text:p>
              </table:table-cell>
              <table:table-cell office:value-type="float" office:value="-25.1538">
                <text:p>-25.1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37">
                <text:p>2.69337</text:p>
              </table:table-cell>
              <table:table-cell office:value-type="float" office:value="-24.5597">
                <text:p>-24.5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97">
                <text:p>3.02997</text:p>
              </table:table-cell>
              <table:table-cell office:value-type="float" office:value="-30.8793">
                <text:p>-30.8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613">
                <text:p>3.36613</text:p>
              </table:table-cell>
              <table:table-cell office:value-type="float" office:value="-30.1945">
                <text:p>-30.1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63">
                <text:p>3.70263</text:p>
              </table:table-cell>
              <table:table-cell office:value-type="float" office:value="-35.0294">
                <text:p>-35.02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946">
                <text:p>4.03946</text:p>
              </table:table-cell>
              <table:table-cell office:value-type="float" office:value="-34.3236">
                <text:p>-34.3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13">
                <text:p>4.37513</text:p>
              </table:table-cell>
              <table:table-cell office:value-type="float" office:value="-37.4748">
                <text:p>-37.4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7">
                <text:p>4.7117</text:p>
              </table:table-cell>
              <table:table-cell office:value-type="float" office:value="-36.7826">
                <text:p>-36.7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67">
                <text:p>5.04867</text:p>
              </table:table-cell>
              <table:table-cell office:value-type="float" office:value="-38.5552">
                <text:p>-38.5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73">
                <text:p>5.38573</text:p>
              </table:table-cell>
              <table:table-cell office:value-type="float" office:value="-37.8846">
                <text:p>-37.8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89">
                <text:p>5.72189</text:p>
              </table:table-cell>
              <table:table-cell office:value-type="float" office:value="-38.7793">
                <text:p>-38.77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8">
                <text:p>6.0588</text:p>
              </table:table-cell>
              <table:table-cell office:value-type="float" office:value="-38.0304">
                <text:p>-38.0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502">
                <text:p>6.39502</text:p>
              </table:table-cell>
              <table:table-cell office:value-type="float" office:value="-38.5014">
                <text:p>-38.5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65">
                <text:p>6.73165</text:p>
              </table:table-cell>
              <table:table-cell office:value-type="float" office:value="-37.7067">
                <text:p>-37.7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34">
                <text:p>7.06834</text:p>
              </table:table-cell>
              <table:table-cell office:value-type="float" office:value="-38.0145">
                <text:p>-38.01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532">
                <text:p>7.40532</text:p>
              </table:table-cell>
              <table:table-cell office:value-type="float" office:value="-37.2026">
                <text:p>-37.20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83">
                <text:p>7.74083</text:p>
              </table:table-cell>
              <table:table-cell office:value-type="float" office:value="-37.4753">
                <text:p>-37.47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68">
                <text:p>8.07768</text:p>
              </table:table-cell>
              <table:table-cell office:value-type="float" office:value="-36.6477">
                <text:p>-36.64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462">
                <text:p>8.41462</text:p>
              </table:table-cell>
              <table:table-cell office:value-type="float" office:value="-36.9816">
                <text:p>-36.98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6">
                <text:p>8.75076</text:p>
              </table:table-cell>
              <table:table-cell office:value-type="float" office:value="-36.1326">
                <text:p>-36.1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763">
                <text:p>9.08763</text:p>
              </table:table-cell>
              <table:table-cell office:value-type="float" office:value="-36.5714">
                <text:p>-36.5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23">
                <text:p>9.42423</text:p>
              </table:table-cell>
              <table:table-cell office:value-type="float" office:value="-35.7121">
                <text:p>-35.71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48">
                <text:p>9.76048</text:p>
              </table:table-cell>
              <table:table-cell office:value-type="float" office:value="-36.2593">
                <text:p>-36.25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2">
                <text:p>10.0962</text:p>
              </table:table-cell>
              <table:table-cell office:value-type="float" office:value="-35.3847">
                <text:p>-35.38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1">
                <text:p>10.4331</text:p>
              </table:table-cell>
              <table:table-cell office:value-type="float" office:value="-36.0502">
                <text:p>-36.05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-35.179">
                <text:p>-35.1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4">
                <text:p>11.1064</text:p>
              </table:table-cell>
              <table:table-cell office:value-type="float" office:value="-35.9378">
                <text:p>-35.93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34">
                <text:p>11.4434</text:p>
              </table:table-cell>
              <table:table-cell office:value-type="float" office:value="-35.0759">
                <text:p>-35.0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6">
                <text:p>11.7796</text:p>
              </table:table-cell>
              <table:table-cell office:value-type="float" office:value="-35.8874">
                <text:p>-35.8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1">
                <text:p>12.1161</text:p>
              </table:table-cell>
              <table:table-cell office:value-type="float" office:value="-35.0243">
                <text:p>-35.0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9">
                <text:p>12.4529</text:p>
              </table:table-cell>
              <table:table-cell office:value-type="float" office:value="-35.8779">
                <text:p>-35.87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">
                <text:p>12.789</text:p>
              </table:table-cell>
              <table:table-cell office:value-type="float" office:value="-35.0155">
                <text:p>-35.01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7">
                <text:p>13.1257</text:p>
              </table:table-cell>
              <table:table-cell office:value-type="float" office:value="-35.8944">
                <text:p>-35.8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3">
                <text:p>13.463</text:p>
              </table:table-cell>
              <table:table-cell office:value-type="float" office:value="-35.0465">
                <text:p>-35.04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2">
                <text:p>13.7982</text:p>
              </table:table-cell>
              <table:table-cell office:value-type="float" office:value="-35.9152">
                <text:p>-35.91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5">
                <text:p>14.1355</text:p>
              </table:table-cell>
              <table:table-cell office:value-type="float" office:value="-35.067">
                <text:p>-35.0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7">
                <text:p>14.4717</text:p>
              </table:table-cell>
              <table:table-cell office:value-type="float" office:value="-35.934">
                <text:p>-35.9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92">
                <text:p>14.8092</text:p>
              </table:table-cell>
              <table:table-cell office:value-type="float" office:value="-35.0864">
                <text:p>-35.08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52">
                <text:p>15.1452</text:p>
              </table:table-cell>
              <table:table-cell office:value-type="float" office:value="-35.9493">
                <text:p>-35.9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2">
                <text:p>15.4812</text:p>
              </table:table-cell>
              <table:table-cell office:value-type="float" office:value="-35.0887">
                <text:p>-35.08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7">
                <text:p>15.8177</text:p>
              </table:table-cell>
              <table:table-cell office:value-type="float" office:value="-35.9624">
                <text:p>-35.96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9">
                <text:p>16.1549</text:p>
              </table:table-cell>
              <table:table-cell office:value-type="float" office:value="-35.1153">
                <text:p>-35.11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11">
                <text:p>16.4911</text:p>
              </table:table-cell>
              <table:table-cell office:value-type="float" office:value="-35.9791">
                <text:p>-35.97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-35.1196">
                <text:p>-35.11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46">
                <text:p>17.1646</text:p>
              </table:table-cell>
              <table:table-cell office:value-type="float" office:value="-35.9979">
                <text:p>-35.99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5">
                <text:p>17.5005</text:p>
              </table:table-cell>
              <table:table-cell office:value-type="float" office:value="-35.1395">
                <text:p>-35.13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">
                <text:p>17.837</text:p>
              </table:table-cell>
              <table:table-cell office:value-type="float" office:value="-36.0168">
                <text:p>-36.01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42">
                <text:p>18.1742</text:p>
              </table:table-cell>
              <table:table-cell office:value-type="float" office:value="-35.1716">
                <text:p>-35.17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1">
                <text:p>18.5101</text:p>
              </table:table-cell>
              <table:table-cell office:value-type="float" office:value="-36.0286">
                <text:p>-36.02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6">
                <text:p>18.8476</text:p>
              </table:table-cell>
              <table:table-cell office:value-type="float" office:value="-35.1826">
                <text:p>-35.18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39">
                <text:p>19.1839</text:p>
              </table:table-cell>
              <table:table-cell office:value-type="float" office:value="-36.0309">
                <text:p>-36.03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2">
                <text:p>19.52</text:p>
              </table:table-cell>
              <table:table-cell office:value-type="float" office:value="-35.1712">
                <text:p>-35.17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9">
                <text:p>19.8569</text:p>
              </table:table-cell>
              <table:table-cell office:value-type="float" office:value="-36.0305">
                <text:p>-36.03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26cm" svg:y="4.198cm" style:legend-expansion="high" chart:style-name="ch2"/>
        <chart:plot-area chart:style-name="ch3" table:cell-range-address="PID_Data.AI1:PID_Data.AI59 PID_Data.G1:PID_Data.H1 PID_Data.Z1:PID_Data.Z59" chart:data-source-has-labels="row" svg:x="1.019cm" svg:y="0.179cm" svg:width="46.222cm" svg:height="8.636cm">
          <chartooo:coordinate-region svg:x="1.746cm" svg:y="0.378cm" svg:width="45.308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Z1:PID_Data.Z59" chart:label-cell-address="PID_Data.G1:PID_Data.H1" chart:class="chart:scatter">
            <chart:domain table:cell-range-address="PID_Data.AI1:PID_Data.AI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I</text:p>
              </table:table-cell>
              <table:table-cell office:value-type="string">
                <text:p>K_D: -10</text:p>
                <text:list>
                  <text:list-item>
                    <text:p>K_D:</text:p>
                  </text:list-item>
                  <text:list-item>
                    <text:p>-10</text:p>
                  </text:list-item>
                </text:list>
                <draw:g>
                  <svg:desc>PID_Data.G1:PID_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79">
                <text:p>0.336579</text:p>
                <draw:g>
                  <svg:desc>PID_Data.AI1:PID_Data.AI59</svg:desc>
                </draw:g>
              </table:table-cell>
              <table:table-cell office:value-type="float" office:value="-17.107">
                <text:p>-17.107</text:p>
                <draw:g>
                  <svg:desc>PID_Data.Z1:PID_Data.Z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146">
                <text:p>0.674146</text:p>
              </table:table-cell>
              <table:table-cell office:value-type="float" office:value="20.5848">
                <text:p>20.5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01">
                <text:p>1.01001</text:p>
              </table:table-cell>
              <table:table-cell office:value-type="float" office:value="-36.5678">
                <text:p>-36.5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5">
                <text:p>1.3465</text:p>
              </table:table-cell>
              <table:table-cell office:value-type="float" office:value="37.3757">
                <text:p>37.3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332">
                <text:p>1.68332</text:p>
              </table:table-cell>
              <table:table-cell office:value-type="float" office:value="-41.9042">
                <text:p>-41.9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39">
                <text:p>2.01939</text:p>
              </table:table-cell>
              <table:table-cell office:value-type="float" office:value="40.4428">
                <text:p>40.4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13">
                <text:p>2.35613</text:p>
              </table:table-cell>
              <table:table-cell office:value-type="float" office:value="-36.6427">
                <text:p>-36.6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37">
                <text:p>2.69337</text:p>
              </table:table-cell>
              <table:table-cell office:value-type="float" office:value="36.4411">
                <text:p>36.4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97">
                <text:p>3.02997</text:p>
              </table:table-cell>
              <table:table-cell office:value-type="float" office:value="-30.5222">
                <text:p>-30.5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613">
                <text:p>3.36613</text:p>
              </table:table-cell>
              <table:table-cell office:value-type="float" office:value="30.9227">
                <text:p>30.9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63">
                <text:p>3.70263</text:p>
              </table:table-cell>
              <table:table-cell office:value-type="float" office:value="-24.3675">
                <text:p>-24.3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946">
                <text:p>4.03946</text:p>
              </table:table-cell>
              <table:table-cell office:value-type="float" office:value="24.4598">
                <text:p>24.4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13">
                <text:p>4.37513</text:p>
              </table:table-cell>
              <table:table-cell office:value-type="float" office:value="-17.0272">
                <text:p>-17.0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7">
                <text:p>4.7117</text:p>
              </table:table-cell>
              <table:table-cell office:value-type="float" office:value="16.9677">
                <text:p>16.9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67">
                <text:p>5.04867</text:p>
              </table:table-cell>
              <table:table-cell office:value-type="float" office:value="-10.8814">
                <text:p>-10.8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73">
                <text:p>5.38573</text:p>
              </table:table-cell>
              <table:table-cell office:value-type="float" office:value="10.7858">
                <text:p>10.7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89">
                <text:p>5.72189</text:p>
              </table:table-cell>
              <table:table-cell office:value-type="float" office:value="-6.91047">
                <text:p>-6.91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8">
                <text:p>6.0588</text:p>
              </table:table-cell>
              <table:table-cell office:value-type="float" office:value="7.25614">
                <text:p>7.25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502">
                <text:p>6.39502</text:p>
              </table:table-cell>
              <table:table-cell office:value-type="float" office:value="-5.38529">
                <text:p>-5.38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65">
                <text:p>6.73165</text:p>
              </table:table-cell>
              <table:table-cell office:value-type="float" office:value="5.58759">
                <text:p>5.587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34">
                <text:p>7.06834</text:p>
              </table:table-cell>
              <table:table-cell office:value-type="float" office:value="-4.86726">
                <text:p>-4.867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532">
                <text:p>7.40532</text:p>
              </table:table-cell>
              <table:table-cell office:value-type="float" office:value="4.94296">
                <text:p>4.942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83">
                <text:p>7.74083</text:p>
              </table:table-cell>
              <table:table-cell office:value-type="float" office:value="-4.78795">
                <text:p>-4.787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68">
                <text:p>8.07768</text:p>
              </table:table-cell>
              <table:table-cell office:value-type="float" office:value="4.85743">
                <text:p>4.857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462">
                <text:p>8.41462</text:p>
              </table:table-cell>
              <table:table-cell office:value-type="float" office:value="-5.12761">
                <text:p>-5.127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6">
                <text:p>8.75076</text:p>
              </table:table-cell>
              <table:table-cell office:value-type="float" office:value="5.2224">
                <text:p>5.22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763">
                <text:p>9.08763</text:p>
              </table:table-cell>
              <table:table-cell office:value-type="float" office:value="-5.68567">
                <text:p>-5.68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23">
                <text:p>9.42423</text:p>
              </table:table-cell>
              <table:table-cell office:value-type="float" office:value="5.73103">
                <text:p>5.731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48">
                <text:p>9.76048</text:p>
              </table:table-cell>
              <table:table-cell office:value-type="float" office:value="-6.20963">
                <text:p>-6.20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2">
                <text:p>10.0962</text:p>
              </table:table-cell>
              <table:table-cell office:value-type="float" office:value="6.27713">
                <text:p>6.277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1">
                <text:p>10.4331</text:p>
              </table:table-cell>
              <table:table-cell office:value-type="float" office:value="-6.79949">
                <text:p>-6.799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6.78445">
                <text:p>6.784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4">
                <text:p>11.1064</text:p>
              </table:table-cell>
              <table:table-cell office:value-type="float" office:value="-7.19621">
                <text:p>-7.196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34">
                <text:p>11.4434</text:p>
              </table:table-cell>
              <table:table-cell office:value-type="float" office:value="7.15514">
                <text:p>7.155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6">
                <text:p>11.7796</text:p>
              </table:table-cell>
              <table:table-cell office:value-type="float" office:value="-7.38735">
                <text:p>-7.387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1">
                <text:p>12.1161</text:p>
              </table:table-cell>
              <table:table-cell office:value-type="float" office:value="7.39245">
                <text:p>7.39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9">
                <text:p>12.4529</text:p>
              </table:table-cell>
              <table:table-cell office:value-type="float" office:value="-7.57848">
                <text:p>-7.578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">
                <text:p>12.789</text:p>
              </table:table-cell>
              <table:table-cell office:value-type="float" office:value="7.57528">
                <text:p>7.575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7">
                <text:p>13.1257</text:p>
              </table:table-cell>
              <table:table-cell office:value-type="float" office:value="-7.68713">
                <text:p>-7.68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3">
                <text:p>13.463</text:p>
              </table:table-cell>
              <table:table-cell office:value-type="float" office:value="7.62329">
                <text:p>7.623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2">
                <text:p>13.7982</text:p>
              </table:table-cell>
              <table:table-cell office:value-type="float" office:value="-7.57826">
                <text:p>-7.578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5">
                <text:p>14.1355</text:p>
              </table:table-cell>
              <table:table-cell office:value-type="float" office:value="7.57981">
                <text:p>7.579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7">
                <text:p>14.4717</text:p>
              </table:table-cell>
              <table:table-cell office:value-type="float" office:value="-7.57246">
                <text:p>-7.572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92">
                <text:p>14.8092</text:p>
              </table:table-cell>
              <table:table-cell office:value-type="float" office:value="7.56994">
                <text:p>7.569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52">
                <text:p>15.1452</text:p>
              </table:table-cell>
              <table:table-cell office:value-type="float" office:value="-7.55176">
                <text:p>-7.551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2">
                <text:p>15.4812</text:p>
              </table:table-cell>
              <table:table-cell office:value-type="float" office:value="7.60882">
                <text:p>7.608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7">
                <text:p>15.8177</text:p>
              </table:table-cell>
              <table:table-cell office:value-type="float" office:value="-7.6563">
                <text:p>-7.65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9">
                <text:p>16.1549</text:p>
              </table:table-cell>
              <table:table-cell office:value-type="float" office:value="7.59662">
                <text:p>7.596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11">
                <text:p>16.4911</text:p>
              </table:table-cell>
              <table:table-cell office:value-type="float" office:value="-7.55303">
                <text:p>-7.553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7.60797">
                <text:p>7.607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46">
                <text:p>17.1646</text:p>
              </table:table-cell>
              <table:table-cell office:value-type="float" office:value="-7.67202">
                <text:p>-7.67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5">
                <text:p>17.5005</text:p>
              </table:table-cell>
              <table:table-cell office:value-type="float" office:value="7.66695">
                <text:p>7.666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">
                <text:p>17.837</text:p>
              </table:table-cell>
              <table:table-cell office:value-type="float" office:value="-7.66254">
                <text:p>-7.662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42">
                <text:p>18.1742</text:p>
              </table:table-cell>
              <table:table-cell office:value-type="float" office:value="7.60429">
                <text:p>7.604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1">
                <text:p>18.5101</text:p>
              </table:table-cell>
              <table:table-cell office:value-type="float" office:value="-7.51424">
                <text:p>-7.514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6">
                <text:p>18.8476</text:p>
              </table:table-cell>
              <table:table-cell office:value-type="float" office:value="7.51775">
                <text:p>7.517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39">
                <text:p>19.1839</text:p>
              </table:table-cell>
              <table:table-cell office:value-type="float" office:value="-7.47991">
                <text:p>-7.479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2">
                <text:p>19.52</text:p>
              </table:table-cell>
              <table:table-cell office:value-type="float" office:value="7.54061">
                <text:p>7.540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9">
                <text:p>19.8569</text:p>
              </table:table-cell>
              <table:table-cell office:value-type="float" office:value="-7.58877">
                <text:p>-7.588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